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7.62mm"/>
    </style:style>
    <style:style style:name="co2" style:family="table-column">
      <style:table-column-properties fo:break-before="auto" style:column-width="161.93mm"/>
    </style:style>
    <style:style style:name="co3" style:family="table-column">
      <style:table-column-properties fo:break-before="auto" style:column-width="27.22mm"/>
    </style:style>
    <style:style style:name="co4" style:family="table-column">
      <style:table-column-properties fo:break-before="auto" style:column-width="22.5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26mm" fo:break-before="auto" style:use-optimal-row-height="true"/>
    </style:style>
    <style:style style:name="ro4" style:family="table-row">
      <style:table-row-properties style:row-height="13.23mm" fo:break-before="auto" style:use-optimal-row-height="true"/>
    </style:style>
    <style:style style:name="ro5" style:family="table-row">
      <style:table-row-properties style:row-height="17.18mm" fo:break-before="auto" style:use-optimal-row-height="true"/>
    </style:style>
    <style:style style:name="ta1" style:family="table" style:master-page-name="PageStyle_5f_AMOSTRA1_5f_ALUNO">
      <style:table-properties table:display="true" style:writing-mode="lr-tb"/>
    </style:style>
    <style:style style:name="ta2" style:family="table" style:master-page-name="PageStyle_5f_AMOSTRA1_5f_ESCOLA">
      <style:table-properties table:display="true" style:writing-mode="lr-tb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font-weight="bold" style:font-weight-asian="bold" style:font-weight-complex="bold"/>
    </style:style>
  </office:automatic-styles>
  <office:body>
    <office:spreadsheet>
      <table:calculation-settings table:case-sensitive="false" table:use-regular-expressions="false" table:use-wildcards="true"/>
      <table:table table:name="AMOSTRA1_ALUNO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3" table:default-cell-style-name="ce7"/>
        <table:table-column table:style-name="co4" table:number-columns-repeated="255" table:default-cell-style-name="ce10"/>
        <table:table-column table:style-name="co4" table:number-columns-repeated="766" table:default-cell-style-name="Default"/>
        <table:table-row table:style-name="ro1">
          <table:table-cell table:style-name="ce4" office:value-type="string" calcext:value-type="string">
            <text:p>VARIÁVEL</text:p>
          </table:table-cell>
          <table:table-cell table:style-name="ce20" office:value-type="string" calcext:value-type="string">
            <text:p>QUESTIONÁRIO DO ALUNO</text:p>
          </table:table-cell>
          <table:table-cell table:style-name="ce20"/>
          <table:table-cell table:style-name="ce4" office:value-type="string" calcext:value-type="string">
            <text:p>CAMPO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 calcext:value-type="string">
            <text:p>ANOPESQ</text:p>
          </table:table-cell>
          <table:table-cell table:style-name="ce5" office:value-type="string" calcext:value-type="string">
            <text:p>Ano em que a pesquisa foi realizada</text:p>
          </table:table-cell>
          <table:table-cell table:style-name="ce5" table:formula="of:=VALUE([.A2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AIS</text:p>
          </table:table-cell>
          <table:table-cell table:style-name="ce5" office:value-type="string" calcext:value-type="string">
            <text:p>País</text:p>
          </table:table-cell>
          <table:table-cell table:style-name="ce5" table:formula="of:=VALUE([.A3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Brasil</text:p>
          </table:table-cell>
          <table:table-cell table:style-name="ce5" table:formula="of:=VALUE([.A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REGEOGR</text:p>
          </table:table-cell>
          <table:table-cell table:style-name="ce5" office:value-type="string" calcext:value-type="string">
            <text:p>Região geográfica</text:p>
          </table:table-cell>
          <table:table-cell table:style-name="ce5" table:formula="of:=VALUE([.A5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orte</text:p>
          </table:table-cell>
          <table:table-cell table:style-name="ce5" table:formula="of:=VALUE([.A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ordeste</text:p>
          </table:table-cell>
          <table:table-cell table:style-name="ce5" table:formula="of:=VALUE([.A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udeste</text:p>
          </table:table-cell>
          <table:table-cell table:style-name="ce5" table:formula="of:=VALUE([.A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ul</text:p>
          </table:table-cell>
          <table:table-cell table:style-name="ce5" table:formula="of:=VALUE([.A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entro-Oeste</text:p>
          </table:table-cell>
          <table:table-cell table:style-name="ce5" table:formula="of:=VALUE([.A10])" office:value-type="float" office:value="5" calcext:value-type="float">
            <text:p>5</text:p>
          </table:table-cell>
          <table:table-cell table:number-columns-repeated="4"/>
          <table:table-cell table:style-name="ce11"/>
          <table:table-cell table:style-name="ce13" table:number-columns-repeated="4"/>
          <table:table-cell table:style-name="ce11"/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1" office:value-type="string" calcext:value-type="string">
            <text:p>UFCENSO</text:p>
          </table:table-cell>
          <table:table-cell table:style-name="ce5" office:value-type="string" calcext:value-type="string">
            <text:p>Unidade da Federação</text:p>
          </table:table-cell>
          <table:table-cell table:style-name="ce5" table:formula="of:=VALUE([.A11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3"/>
          <table:table-cell table:style-name="ce11" table:number-columns-repeated="5"/>
          <table:table-cell table:style-name="ce12"/>
          <table:table-cell table:style-name="ce13" table:number-columns-repeated="4"/>
          <table:table-cell table:number-columns-repeated="1007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ondônia</text:p>
          </table:table-cell>
          <table:table-cell table:style-name="ce5" table:formula="of:=VALUE([.A12])" office:value-type="float" office:value="11" calcext:value-type="float">
            <text:p>11</text:p>
          </table:table-cell>
          <table:table-cell table:number-columns-repeated="4"/>
          <table:table-cell table:style-name="ce12"/>
          <table:table-cell table:style-name="ce13" table:number-columns-repeated="4"/>
          <table:table-cell table:number-columns-repeated="1012"/>
        </table:table-row>
        <table:table-row table:style-name="ro2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cre</text:p>
          </table:table-cell>
          <table:table-cell table:style-name="ce5" table:formula="of:=VALUE([.A13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Amazonas</text:p>
          </table:table-cell>
          <table:table-cell table:style-name="ce5" table:formula="of:=VALUE([.A14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oraima</text:p>
          </table:table-cell>
          <table:table-cell table:style-name="ce5" table:formula="of:=VALUE([.A15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Para</text:p>
          </table:table-cell>
          <table:table-cell table:style-name="ce5" table:formula="of:=VALUE([.A16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Amapá</text:p>
          </table:table-cell>
          <table:table-cell table:style-name="ce5" table:formula="of:=VALUE([.A17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Tocantins</text:p>
          </table:table-cell>
          <table:table-cell table:style-name="ce5" table:formula="of:=VALUE([.A18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Maranhão</text:p>
          </table:table-cell>
          <table:table-cell table:style-name="ce5" table:formula="of:=VALUE([.A19])" office:value-type="float" office:value="21" calcext:value-type="float">
            <text:p>21</text:p>
          </table:table-cell>
          <table:table-cell table:number-columns-repeated="1021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iauí</text:p>
          </table:table-cell>
          <table:table-cell table:style-name="ce5" table:formula="of:=VALUE([.A20])" office:value-type="float" office:value="22" calcext:value-type="float">
            <text:p>22</text:p>
          </table:table-cell>
          <table:table-cell table:number-columns-repeated="1021"/>
        </table:table-row>
        <table:table-row table:style-name="ro2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Ceará</text:p>
          </table:table-cell>
          <table:table-cell table:style-name="ce5" table:formula="of:=VALUE([.A21])" office:value-type="float" office:value="23" calcext:value-type="float">
            <text:p>23</text:p>
          </table:table-cell>
          <table:table-cell table:number-columns-repeated="1021"/>
        </table:table-row>
        <table:table-row table:style-name="ro2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io Grande do Norte</text:p>
          </table:table-cell>
          <table:table-cell table:style-name="ce5" table:formula="of:=VALUE([.A2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Paraíba</text:p>
          </table:table-cell>
          <table:table-cell table:style-name="ce5" table:formula="of:=VALUE([.A2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Pernambuco</text:p>
          </table:table-cell>
          <table:table-cell table:style-name="ce5" table:formula="of:=VALUE([.A24])" office:value-type="float" office:value="26" calcext:value-type="float">
            <text:p>26</text:p>
          </table:table-cell>
          <table:table-cell table:number-columns-repeated="1021"/>
        </table:table-row>
        <table:table-row table:style-name="ro2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Alagoas</text:p>
          </table:table-cell>
          <table:table-cell table:style-name="ce5" table:formula="of:=VALUE([.A25])" office:value-type="float" office:value="27" calcext:value-type="float">
            <text:p>27</text:p>
          </table:table-cell>
          <table:table-cell table:number-columns-repeated="1021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ergipe</text:p>
          </table:table-cell>
          <table:table-cell table:style-name="ce5" table:formula="of:=VALUE([.A26])" office:value-type="float" office:value="28" calcext:value-type="float">
            <text:p>28</text:p>
          </table:table-cell>
          <table:table-cell table:number-columns-repeated="1021"/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Bahia</text:p>
          </table:table-cell>
          <table:table-cell table:style-name="ce5" table:formula="of:=VALUE([.A27])" office:value-type="float" office:value="29" calcext:value-type="float">
            <text:p>29</text:p>
          </table:table-cell>
          <table:table-cell table:number-columns-repeated="1021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Minas Gerais</text:p>
          </table:table-cell>
          <table:table-cell table:style-name="ce5" table:formula="of:=VALUE([.A28])" office:value-type="float" office:value="31" calcext:value-type="float">
            <text:p>31</text:p>
          </table:table-cell>
          <table:table-cell table:number-columns-repeated="1021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Espirito Santo</text:p>
          </table:table-cell>
          <table:table-cell table:style-name="ce5" table:formula="of:=VALUE([.A29])" office:value-type="float" office:value="32" calcext:value-type="float">
            <text:p>32</text:p>
          </table:table-cell>
          <table:table-cell table:number-columns-repeated="1021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Rio de Janeiro</text:p>
          </table:table-cell>
          <table:table-cell table:style-name="ce5" table:formula="of:=VALUE([.A30])" office:value-type="float" office:value="33" calcext:value-type="float">
            <text:p>33</text:p>
          </table:table-cell>
          <table:table-cell table:number-columns-repeated="1021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São Paulo</text:p>
          </table:table-cell>
          <table:table-cell table:style-name="ce5" table:formula="of:=VALUE([.A31])" office:value-type="float" office:value="35" calcext:value-type="float">
            <text:p>35</text:p>
          </table:table-cell>
          <table:table-cell table:number-columns-repeated="1021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Paraná</text:p>
          </table:table-cell>
          <table:table-cell table:style-name="ce5" table:formula="of:=VALUE([.A32])" office:value-type="float" office:value="41" calcext:value-type="float">
            <text:p>41</text:p>
          </table:table-cell>
          <table:table-cell table:number-columns-repeated="1021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Santa Catarina</text:p>
          </table:table-cell>
          <table:table-cell table:style-name="ce5" table:formula="of:=VALUE([.A33])" office:value-type="float" office:value="42" calcext:value-type="float">
            <text:p>42</text:p>
          </table:table-cell>
          <table:table-cell table:number-columns-repeated="1021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Rio Grande do Sul</text:p>
          </table:table-cell>
          <table:table-cell table:style-name="ce5" table:formula="of:=VALUE([.A34])" office:value-type="float" office:value="43" calcext:value-type="float">
            <text:p>43</text:p>
          </table:table-cell>
          <table:table-cell table:number-columns-repeated="1021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Mato Grosso do Sul</text:p>
          </table:table-cell>
          <table:table-cell table:style-name="ce5" table:formula="of:=VALUE([.A35])" office:value-type="float" office:value="50" calcext:value-type="float">
            <text:p>50</text:p>
          </table:table-cell>
          <table:table-cell table:number-columns-repeated="1021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Mato Grosso</text:p>
          </table:table-cell>
          <table:table-cell table:style-name="ce5" table:formula="of:=VALUE([.A36])" office:value-type="float" office:value="51" calcext:value-type="float">
            <text:p>51</text:p>
          </table:table-cell>
          <table:table-cell table:number-columns-repeated="1021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Goiás</text:p>
          </table:table-cell>
          <table:table-cell table:style-name="ce5" table:formula="of:=VALUE([.A37])" office:value-type="float" office:value="52" calcext:value-type="float">
            <text:p>52</text:p>
          </table:table-cell>
          <table:table-cell table:number-columns-repeated="1021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Distrito Federal</text:p>
          </table:table-cell>
          <table:table-cell table:style-name="ce5" table:formula="of:=VALUE([.A38])"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MUNICIPIO_CAP</text:p>
          </table:table-cell>
          <table:table-cell table:style-name="ce5" office:value-type="string" calcext:value-type="string">
            <text:p>Município</text:p>
          </table:table-cell>
          <table:table-cell table:style-name="ce5" table:formula="of:=VALUE([.A39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Não é capital</text:p>
          </table:table-cell>
          <table:table-cell table:style-name="ce5" table:formula="of:=VALUE([.A40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table:style-name="ce2" office:value-type="float" office:value="1100205" calcext:value-type="float">
            <text:p>1100205</text:p>
          </table:table-cell>
          <table:table-cell table:style-name="ce6" office:value-type="string" calcext:value-type="string">
            <text:p>Porto Velho</text:p>
          </table:table-cell>
          <table:table-cell table:style-name="ce5" table:formula="of:=VALUE([.A41])" office:value-type="float" office:value="1100205" calcext:value-type="float">
            <text:p>1100205</text:p>
          </table:table-cell>
          <table:table-cell table:number-columns-repeated="1021"/>
        </table:table-row>
        <table:table-row table:style-name="ro2">
          <table:table-cell table:style-name="ce2" office:value-type="float" office:value="1200401" calcext:value-type="float">
            <text:p>1200401</text:p>
          </table:table-cell>
          <table:table-cell table:style-name="ce6" office:value-type="string" calcext:value-type="string">
            <text:p>Rio Branco</text:p>
          </table:table-cell>
          <table:table-cell table:style-name="ce5" table:formula="of:=VALUE([.A42])" office:value-type="float" office:value="1200401" calcext:value-type="float">
            <text:p>1200401</text:p>
          </table:table-cell>
          <table:table-cell table:number-columns-repeated="1021"/>
        </table:table-row>
        <table:table-row table:style-name="ro2">
          <table:table-cell table:style-name="ce2" office:value-type="float" office:value="1302603" calcext:value-type="float">
            <text:p>1302603</text:p>
          </table:table-cell>
          <table:table-cell table:style-name="ce6" office:value-type="string" calcext:value-type="string">
            <text:p>Manaus</text:p>
          </table:table-cell>
          <table:table-cell table:style-name="ce5" table:formula="of:=VALUE([.A43])" office:value-type="float" office:value="1302603" calcext:value-type="float">
            <text:p>1302603</text:p>
          </table:table-cell>
          <table:table-cell table:number-columns-repeated="1021"/>
        </table:table-row>
        <table:table-row table:style-name="ro2">
          <table:table-cell table:style-name="ce2" office:value-type="float" office:value="1400100" calcext:value-type="float">
            <text:p>1400100</text:p>
          </table:table-cell>
          <table:table-cell table:style-name="ce6" office:value-type="string" calcext:value-type="string">
            <text:p>Boa Vista</text:p>
          </table:table-cell>
          <table:table-cell table:style-name="ce5" table:formula="of:=VALUE([.A44])" office:value-type="float" office:value="1400100" calcext:value-type="float">
            <text:p>1400100</text:p>
          </table:table-cell>
          <table:table-cell table:number-columns-repeated="1021"/>
        </table:table-row>
        <table:table-row table:style-name="ro2">
          <table:table-cell table:style-name="ce2" office:value-type="float" office:value="1501402" calcext:value-type="float">
            <text:p>1501402</text:p>
          </table:table-cell>
          <table:table-cell table:style-name="ce6" office:value-type="string" calcext:value-type="string">
            <text:p>Belém</text:p>
          </table:table-cell>
          <table:table-cell table:style-name="ce5" table:formula="of:=VALUE([.A45])" office:value-type="float" office:value="1501402" calcext:value-type="float">
            <text:p>1501402</text:p>
          </table:table-cell>
          <table:table-cell table:number-columns-repeated="1021"/>
        </table:table-row>
        <table:table-row table:style-name="ro2">
          <table:table-cell table:style-name="ce2" office:value-type="float" office:value="1600303" calcext:value-type="float">
            <text:p>1600303</text:p>
          </table:table-cell>
          <table:table-cell table:style-name="ce6" office:value-type="string" calcext:value-type="string">
            <text:p>Macapá</text:p>
          </table:table-cell>
          <table:table-cell table:style-name="ce5" table:formula="of:=VALUE([.A46])" office:value-type="float" office:value="1600303" calcext:value-type="float">
            <text:p>1600303</text:p>
          </table:table-cell>
          <table:table-cell table:number-columns-repeated="1021"/>
        </table:table-row>
        <table:table-row table:style-name="ro2">
          <table:table-cell table:style-name="ce2" office:value-type="float" office:value="1721000" calcext:value-type="float">
            <text:p>1721000</text:p>
          </table:table-cell>
          <table:table-cell table:style-name="ce6" office:value-type="string" calcext:value-type="string">
            <text:p>Palmas</text:p>
          </table:table-cell>
          <table:table-cell table:style-name="ce5" table:formula="of:=VALUE([.A47])" office:value-type="float" office:value="1721000" calcext:value-type="float">
            <text:p>1721000</text:p>
          </table:table-cell>
          <table:table-cell table:number-columns-repeated="1021"/>
        </table:table-row>
        <table:table-row table:style-name="ro2">
          <table:table-cell table:style-name="ce2" office:value-type="float" office:value="2111300" calcext:value-type="float">
            <text:p>2111300</text:p>
          </table:table-cell>
          <table:table-cell table:style-name="ce6" office:value-type="string" calcext:value-type="string">
            <text:p>São Luís</text:p>
          </table:table-cell>
          <table:table-cell table:style-name="ce5" table:formula="of:=VALUE([.A48])" office:value-type="float" office:value="2111300" calcext:value-type="float">
            <text:p>2111300</text:p>
          </table:table-cell>
          <table:table-cell table:number-columns-repeated="1021"/>
        </table:table-row>
        <table:table-row table:style-name="ro2">
          <table:table-cell table:style-name="ce2" office:value-type="float" office:value="2211001" calcext:value-type="float">
            <text:p>2211001</text:p>
          </table:table-cell>
          <table:table-cell table:style-name="ce6" office:value-type="string" calcext:value-type="string">
            <text:p>Teresina</text:p>
          </table:table-cell>
          <table:table-cell table:style-name="ce5" table:formula="of:=VALUE([.A49])" office:value-type="float" office:value="2211001" calcext:value-type="float">
            <text:p>2211001</text:p>
          </table:table-cell>
          <table:table-cell table:number-columns-repeated="1021"/>
        </table:table-row>
        <table:table-row table:style-name="ro2">
          <table:table-cell table:style-name="ce2" office:value-type="float" office:value="2304400" calcext:value-type="float">
            <text:p>2304400</text:p>
          </table:table-cell>
          <table:table-cell table:style-name="ce6" office:value-type="string" calcext:value-type="string">
            <text:p>Fortaleza</text:p>
          </table:table-cell>
          <table:table-cell table:style-name="ce5" table:formula="of:=VALUE([.A50])" office:value-type="float" office:value="2304400" calcext:value-type="float">
            <text:p>2304400</text:p>
          </table:table-cell>
          <table:table-cell table:number-columns-repeated="1021"/>
        </table:table-row>
        <table:table-row table:style-name="ro2">
          <table:table-cell table:style-name="ce2" office:value-type="float" office:value="2408102" calcext:value-type="float">
            <text:p>2408102</text:p>
          </table:table-cell>
          <table:table-cell table:style-name="ce6" office:value-type="string" calcext:value-type="string">
            <text:p>Natal</text:p>
          </table:table-cell>
          <table:table-cell table:style-name="ce5" table:formula="of:=VALUE([.A51])" office:value-type="float" office:value="2408102" calcext:value-type="float">
            <text:p>2408102</text:p>
          </table:table-cell>
          <table:table-cell table:number-columns-repeated="1021"/>
        </table:table-row>
        <table:table-row table:style-name="ro2">
          <table:table-cell table:style-name="ce2" office:value-type="float" office:value="2507507" calcext:value-type="float">
            <text:p>2507507</text:p>
          </table:table-cell>
          <table:table-cell table:style-name="ce6" office:value-type="string" calcext:value-type="string">
            <text:p>João Pessoa</text:p>
          </table:table-cell>
          <table:table-cell table:style-name="ce5" table:formula="of:=VALUE([.A52])" office:value-type="float" office:value="2507507" calcext:value-type="float">
            <text:p>2507507</text:p>
          </table:table-cell>
          <table:table-cell table:number-columns-repeated="1021"/>
        </table:table-row>
        <table:table-row table:style-name="ro2">
          <table:table-cell table:style-name="ce2" office:value-type="float" office:value="2611606" calcext:value-type="float">
            <text:p>2611606</text:p>
          </table:table-cell>
          <table:table-cell table:style-name="ce6" office:value-type="string" calcext:value-type="string">
            <text:p>Recife</text:p>
          </table:table-cell>
          <table:table-cell table:style-name="ce5" table:formula="of:=VALUE([.A53])" office:value-type="float" office:value="2611606" calcext:value-type="float">
            <text:p>2611606</text:p>
          </table:table-cell>
          <table:table-cell table:number-columns-repeated="1021"/>
        </table:table-row>
        <table:table-row table:style-name="ro2">
          <table:table-cell table:style-name="ce2" office:value-type="float" office:value="2704302" calcext:value-type="float">
            <text:p>2704302</text:p>
          </table:table-cell>
          <table:table-cell table:style-name="ce6" office:value-type="string" calcext:value-type="string">
            <text:p>Maceió</text:p>
          </table:table-cell>
          <table:table-cell table:style-name="ce5" table:formula="of:=VALUE([.A54])" office:value-type="float" office:value="2704302" calcext:value-type="float">
            <text:p>2704302</text:p>
          </table:table-cell>
          <table:table-cell table:number-columns-repeated="1021"/>
        </table:table-row>
        <table:table-row table:style-name="ro2">
          <table:table-cell table:style-name="ce2" office:value-type="float" office:value="2800308" calcext:value-type="float">
            <text:p>2800308</text:p>
          </table:table-cell>
          <table:table-cell table:style-name="ce6" office:value-type="string" calcext:value-type="string">
            <text:p>Aracaju</text:p>
          </table:table-cell>
          <table:table-cell table:style-name="ce5" table:formula="of:=VALUE([.A55])" office:value-type="float" office:value="2800308" calcext:value-type="float">
            <text:p>2800308</text:p>
          </table:table-cell>
          <table:table-cell table:number-columns-repeated="1021"/>
        </table:table-row>
        <table:table-row table:style-name="ro2">
          <table:table-cell table:style-name="ce2" office:value-type="float" office:value="2927408" calcext:value-type="float">
            <text:p>2927408</text:p>
          </table:table-cell>
          <table:table-cell table:style-name="ce6" office:value-type="string" calcext:value-type="string">
            <text:p>Salvador</text:p>
          </table:table-cell>
          <table:table-cell table:style-name="ce5" table:formula="of:=VALUE([.A56])" office:value-type="float" office:value="2927408" calcext:value-type="float">
            <text:p>2927408</text:p>
          </table:table-cell>
          <table:table-cell table:number-columns-repeated="1021"/>
        </table:table-row>
        <table:table-row table:style-name="ro2">
          <table:table-cell table:style-name="ce2" office:value-type="float" office:value="3106200" calcext:value-type="float">
            <text:p>3106200</text:p>
          </table:table-cell>
          <table:table-cell table:style-name="ce6" office:value-type="string" calcext:value-type="string">
            <text:p>Belo Horizonte</text:p>
          </table:table-cell>
          <table:table-cell table:style-name="ce5" table:formula="of:=VALUE([.A57])" office:value-type="float" office:value="3106200" calcext:value-type="float">
            <text:p>3106200</text:p>
          </table:table-cell>
          <table:table-cell table:number-columns-repeated="1021"/>
        </table:table-row>
        <table:table-row table:style-name="ro2">
          <table:table-cell table:style-name="ce2" office:value-type="float" office:value="3205309" calcext:value-type="float">
            <text:p>3205309</text:p>
          </table:table-cell>
          <table:table-cell table:style-name="ce6" office:value-type="string" calcext:value-type="string">
            <text:p>Vitória</text:p>
          </table:table-cell>
          <table:table-cell table:style-name="ce5" table:formula="of:=VALUE([.A58])" office:value-type="float" office:value="3205309" calcext:value-type="float">
            <text:p>3205309</text:p>
          </table:table-cell>
          <table:table-cell table:number-columns-repeated="1021"/>
        </table:table-row>
        <table:table-row table:style-name="ro2">
          <table:table-cell table:style-name="ce2" office:value-type="float" office:value="3304557" calcext:value-type="float">
            <text:p>3304557</text:p>
          </table:table-cell>
          <table:table-cell table:style-name="ce6" office:value-type="string" calcext:value-type="string">
            <text:p>Rio de Janeiro</text:p>
          </table:table-cell>
          <table:table-cell table:style-name="ce5" table:formula="of:=VALUE([.A59])" office:value-type="float" office:value="3304557" calcext:value-type="float">
            <text:p>3304557</text:p>
          </table:table-cell>
          <table:table-cell table:number-columns-repeated="1021"/>
        </table:table-row>
        <table:table-row table:style-name="ro2">
          <table:table-cell table:style-name="ce2" office:value-type="float" office:value="3550308" calcext:value-type="float">
            <text:p>3550308</text:p>
          </table:table-cell>
          <table:table-cell table:style-name="ce6" office:value-type="string" calcext:value-type="string">
            <text:p>São Paulo</text:p>
          </table:table-cell>
          <table:table-cell table:style-name="ce5" table:formula="of:=VALUE([.A60])" office:value-type="float" office:value="3550308" calcext:value-type="float">
            <text:p>3550308</text:p>
          </table:table-cell>
          <table:table-cell table:number-columns-repeated="1021"/>
        </table:table-row>
        <table:table-row table:style-name="ro2">
          <table:table-cell table:style-name="ce2" office:value-type="float" office:value="4106902" calcext:value-type="float">
            <text:p>4106902</text:p>
          </table:table-cell>
          <table:table-cell table:style-name="ce6" office:value-type="string" calcext:value-type="string">
            <text:p>Curitiba</text:p>
          </table:table-cell>
          <table:table-cell table:style-name="ce5" table:formula="of:=VALUE([.A61])" office:value-type="float" office:value="4106902" calcext:value-type="float">
            <text:p>4106902</text:p>
          </table:table-cell>
          <table:table-cell table:number-columns-repeated="1021"/>
        </table:table-row>
        <table:table-row table:style-name="ro2">
          <table:table-cell table:style-name="ce2" office:value-type="float" office:value="4205407" calcext:value-type="float">
            <text:p>4205407</text:p>
          </table:table-cell>
          <table:table-cell table:style-name="ce6" office:value-type="string" calcext:value-type="string">
            <text:p>Florianópolis</text:p>
          </table:table-cell>
          <table:table-cell table:style-name="ce5" table:formula="of:=VALUE([.A62])" office:value-type="float" office:value="4205407" calcext:value-type="float">
            <text:p>4205407</text:p>
          </table:table-cell>
          <table:table-cell table:number-columns-repeated="1021"/>
        </table:table-row>
        <table:table-row table:style-name="ro2">
          <table:table-cell table:style-name="ce2" office:value-type="float" office:value="4314902" calcext:value-type="float">
            <text:p>4314902</text:p>
          </table:table-cell>
          <table:table-cell table:style-name="ce6" office:value-type="string" calcext:value-type="string">
            <text:p>Porto Alegre</text:p>
          </table:table-cell>
          <table:table-cell table:style-name="ce5" table:formula="of:=VALUE([.A63])" office:value-type="float" office:value="4314902" calcext:value-type="float">
            <text:p>4314902</text:p>
          </table:table-cell>
          <table:table-cell table:number-columns-repeated="1021"/>
        </table:table-row>
        <table:table-row table:style-name="ro2">
          <table:table-cell table:style-name="ce2" office:value-type="float" office:value="5002704" calcext:value-type="float">
            <text:p>5002704</text:p>
          </table:table-cell>
          <table:table-cell table:style-name="ce6" office:value-type="string" calcext:value-type="string">
            <text:p>Campo Grande</text:p>
          </table:table-cell>
          <table:table-cell table:style-name="ce5" table:formula="of:=VALUE([.A64])" office:value-type="float" office:value="5002704" calcext:value-type="float">
            <text:p>5002704</text:p>
          </table:table-cell>
          <table:table-cell table:number-columns-repeated="1021"/>
        </table:table-row>
        <table:table-row table:style-name="ro2">
          <table:table-cell table:style-name="ce2" office:value-type="float" office:value="5103403" calcext:value-type="float">
            <text:p>5103403</text:p>
          </table:table-cell>
          <table:table-cell table:style-name="ce6" office:value-type="string" calcext:value-type="string">
            <text:p>Cuiabá</text:p>
          </table:table-cell>
          <table:table-cell table:style-name="ce5" table:formula="of:=VALUE([.A65])" office:value-type="float" office:value="5103403" calcext:value-type="float">
            <text:p>5103403</text:p>
          </table:table-cell>
          <table:table-cell table:number-columns-repeated="1021"/>
        </table:table-row>
        <table:table-row table:style-name="ro2">
          <table:table-cell table:style-name="ce2" office:value-type="float" office:value="5208707" calcext:value-type="float">
            <text:p>5208707</text:p>
          </table:table-cell>
          <table:table-cell table:style-name="ce6" office:value-type="string" calcext:value-type="string">
            <text:p>Goiânia</text:p>
          </table:table-cell>
          <table:table-cell table:style-name="ce5" table:formula="of:=VALUE([.A66])" office:value-type="float" office:value="5208707" calcext:value-type="float">
            <text:p>5208707</text:p>
          </table:table-cell>
          <table:table-cell table:number-columns-repeated="1021"/>
        </table:table-row>
        <table:table-row table:style-name="ro2">
          <table:table-cell table:style-name="ce2" office:value-type="float" office:value="5300108" calcext:value-type="float">
            <text:p>5300108</text:p>
          </table:table-cell>
          <table:table-cell table:style-name="ce6" office:value-type="string" calcext:value-type="string">
            <text:p>Distrito Federal</text:p>
          </table:table-cell>
          <table:table-cell table:style-name="ce5" table:formula="of:=VALUE([.A67])" office:value-type="float" office:value="5300108" calcext:value-type="float">
            <text:p>5300108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TIPO_MUNIC</text:p>
          </table:table-cell>
          <table:table-cell table:style-name="ce5" office:value-type="string" calcext:value-type="string">
            <text:p>Indicadora de município da capital</text:p>
          </table:table-cell>
          <table:table-cell table:style-name="ce5" table:formula="of:=VALUE([.A68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apital</text:p>
          </table:table-cell>
          <table:table-cell table:style-name="ce5" table:formula="of:=VALUE([.A6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ão capital</text:p>
          </table:table-cell>
          <table:table-cell table:style-name="ce5" table:formula="of:=VALUE([.A7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0004</text:p>
          </table:table-cell>
          <table:table-cell table:style-name="ce5" office:value-type="string" calcext:value-type="string">
            <text:p>Prezado(a) estudante, você concorda em participar dessa pesquisa?</text:p>
          </table:table-cell>
          <table:table-cell table:style-name="ce5" table:formula="of:=VALUE([.A71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7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1</text:p>
          </table:table-cell>
          <table:table-cell table:style-name="ce5" office:value-type="string" calcext:value-type="string">
            <text:p>Qual é o seu sexo?</text:p>
          </table:table-cell>
          <table:table-cell table:style-name="ce5" table:formula="of:=VALUE([.A73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asculino</text:p>
          </table:table-cell>
          <table:table-cell table:style-name="ce5" table:formula="of:=VALUE([.A7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Feminino</text:p>
          </table:table-cell>
          <table:table-cell table:style-name="ce5" table:formula="of:=VALUE([.A7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2</text:p>
          </table:table-cell>
          <table:table-cell table:style-name="ce5" office:value-type="string" calcext:value-type="string">
            <text:p>Qual é a sua cor ou raça?</text:p>
          </table:table-cell>
          <table:table-cell table:style-name="ce5" table:formula="of:=VALUE([.A76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Branca</text:p>
          </table:table-cell>
          <table:table-cell table:style-name="ce5" table:formula="of:=VALUE([.A7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Preta</text:p>
          </table:table-cell>
          <table:table-cell table:style-name="ce5" table:formula="of:=VALUE([.A7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marela</text:p>
          </table:table-cell>
          <table:table-cell table:style-name="ce5" table:formula="of:=VALUE([.A7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Parda</text:p>
          </table:table-cell>
          <table:table-cell table:style-name="ce5" table:formula="of:=VALUE([.A8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Indígena</text:p>
          </table:table-cell>
          <table:table-cell table:style-name="ce5" table:formula="of:=VALUE([.A8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3</text:p>
          </table:table-cell>
          <table:table-cell table:style-name="ce5" office:value-type="string" calcext:value-type="string">
            <text:p>Qual é a sua idade?</text:p>
          </table:table-cell>
          <table:table-cell table:style-name="ce5" table:formula="of:=VALUE([.A83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11 anos ou menos</text:p>
          </table:table-cell>
          <table:table-cell table:style-name="ce5" table:formula="of:=VALUE([.A84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12 anos</text:p>
          </table:table-cell>
          <table:table-cell table:style-name="ce5" table:formula="of:=VALUE([.A85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13 anos</text:p>
          </table:table-cell>
          <table:table-cell table:style-name="ce5" table:formula="of:=VALUE([.A86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4</text:p>
          </table:table-cell>
          <table:table-cell office:value-type="string" calcext:value-type="string">
            <text:p>14 anos</text:p>
          </table:table-cell>
          <table:table-cell table:style-name="ce5" table:formula="of:=VALUE([.A87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5</text:p>
          </table:table-cell>
          <table:table-cell office:value-type="string" calcext:value-type="string">
            <text:p>15 anos</text:p>
          </table:table-cell>
          <table:table-cell table:style-name="ce5" table:formula="of:=VALUE([.A88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6</text:p>
          </table:table-cell>
          <table:table-cell office:value-type="string" calcext:value-type="string">
            <text:p>16 anos </text:p>
          </table:table-cell>
          <table:table-cell table:style-name="ce5" table:formula="of:=VALUE([.A89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7</text:p>
          </table:table-cell>
          <table:table-cell office:value-type="string" calcext:value-type="string">
            <text:p>17 anos</text:p>
          </table:table-cell>
          <table:table-cell table:style-name="ce5" table:formula="of:=VALUE([.A90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8</text:p>
          </table:table-cell>
          <table:table-cell office:value-type="string" calcext:value-type="string">
            <text:p>18 anos</text:p>
          </table:table-cell>
          <table:table-cell table:style-name="ce5" table:formula="of:=VALUE([.A91]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9</text:p>
          </table:table-cell>
          <table:table-cell office:value-type="string" calcext:value-type="string">
            <text:p>19 anos ou mais</text:p>
          </table:table-cell>
          <table:table-cell table:style-name="ce5" table:formula="of:=VALUE([.A92])" office:value-type="float" office:value="19" calcext:value-type="float">
            <text:p>1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4</text:p>
          </table:table-cell>
          <table:table-cell table:style-name="ce5" office:value-type="string" calcext:value-type="string">
            <text:p>Qual é o mês do seu aniversário?</text:p>
          </table:table-cell>
          <table:table-cell table:style-name="ce5" table:formula="of:=VALUE([.A93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Janeiro</text:p>
          </table:table-cell>
          <table:table-cell table:style-name="ce5" table:formula="of:=VALUE([.A9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evereiro</text:p>
          </table:table-cell>
          <table:table-cell table:style-name="ce5" table:formula="of:=VALUE([.A9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rço</text:p>
          </table:table-cell>
          <table:table-cell table:style-name="ce5" table:formula="of:=VALUE([.A9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bril</text:p>
          </table:table-cell>
          <table:table-cell table:style-name="ce5" table:formula="of:=VALUE([.A9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io</text:p>
          </table:table-cell>
          <table:table-cell table:style-name="ce5" table:formula="of:=VALUE([.A9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Junho</text:p>
          </table:table-cell>
          <table:table-cell table:style-name="ce5" table:formula="of:=VALUE([.A9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Julho</text:p>
          </table:table-cell>
          <table:table-cell table:style-name="ce5" table:formula="of:=VALUE([.A10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gosto</text:p>
          </table:table-cell>
          <table:table-cell table:style-name="ce5" table:formula="of:=VALUE([.A10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etembro</text:p>
          </table:table-cell>
          <table:table-cell table:style-name="ce5" table:formula="of:=VALUE([.A10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utubro</text:p>
          </table:table-cell>
          <table:table-cell table:style-name="ce5" table:formula="of:=VALUE([.A103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ovembro</text:p>
          </table:table-cell>
          <table:table-cell table:style-name="ce5" table:formula="of:=VALUE([.A104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Dezembro</text:p>
          </table:table-cell>
          <table:table-cell table:style-name="ce5" table:formula="of:=VALUE([.A105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5</text:p>
          </table:table-cell>
          <table:table-cell table:style-name="ce5" office:value-type="string" calcext:value-type="string">
            <text:p>Em que ano você nasceu?</text:p>
          </table:table-cell>
          <table:table-cell table:style-name="ce5" table:formula="of:=VALUE([.A107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ntes de 1996</text:p>
          </table:table-cell>
          <table:table-cell table:style-name="ce5" table:formula="of:=VALUE([.A10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996</text:p>
          </table:table-cell>
          <table:table-cell table:style-name="ce5" table:formula="of:=VALUE([.A10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1997</text:p>
          </table:table-cell>
          <table:table-cell table:style-name="ce5" table:formula="of:=VALUE([.A11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1998</text:p>
          </table:table-cell>
          <table:table-cell table:style-name="ce5" table:formula="of:=VALUE([.A11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1999</text:p>
          </table:table-cell>
          <table:table-cell table:style-name="ce5" table:formula="of:=VALUE([.A11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000</text:p>
          </table:table-cell>
          <table:table-cell table:style-name="ce5" table:formula="of:=VALUE([.A113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2001</text:p>
          </table:table-cell>
          <table:table-cell table:style-name="ce5" table:formula="of:=VALUE([.A114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2002</text:p>
          </table:table-cell>
          <table:table-cell table:style-name="ce5" table:formula="of:=VALUE([.A115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2003</text:p>
          </table:table-cell>
          <table:table-cell table:style-name="ce5" table:formula="of:=VALUE([.A11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2004 ou mais</text:p>
          </table:table-cell>
          <table:table-cell table:style-name="ce5" table:formula="of:=VALUE([.A117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8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21</text:p>
          </table:table-cell>
          <table:table-cell table:style-name="ce5" office:value-type="string" calcext:value-type="string">
            <text:p>Em que ano/série você está?</text:p>
          </table:table-cell>
          <table:table-cell table:style-name="ce5" table:formula="of:=VALUE([.A119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6º ano / 5ª série do Ensino Fundamental</text:p>
          </table:table-cell>
          <table:table-cell table:style-name="ce5" table:formula="of:=VALUE([.A12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7º ano / 6ª série do Ensino Fundamental</text:p>
          </table:table-cell>
          <table:table-cell table:style-name="ce5" table:formula="of:=VALUE([.A12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8º ano / 7ª série do Ensino Fundamental</text:p>
          </table:table-cell>
          <table:table-cell table:style-name="ce5" table:formula="of:=VALUE([.A12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9º ano / 8ª série do Ensino Fundamental</text:p>
          </table:table-cell>
          <table:table-cell table:style-name="ce5" table:formula="of:=VALUE([.A12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º ano Ensino Médio</text:p>
          </table:table-cell>
          <table:table-cell table:style-name="ce5" table:formula="of:=VALUE([.A12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2º ano Ensino Médio</text:p>
          </table:table-cell>
          <table:table-cell table:style-name="ce5" table:formula="of:=VALUE([.A12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3º ano Ensino Médio</text:p>
          </table:table-cell>
          <table:table-cell table:style-name="ce5" table:formula="of:=VALUE([.A12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table:style-name="ce2" office:value-type="float" office:value="99" calcext:value-type="float">
            <text:p>99</text:p>
          </table:table-cell>
          <table:table-cell table:style-name="ce6" office:value-type="string" calcext:value-type="string">
            <text:p>Não informado</text:p>
          </table:table-cell>
          <table:table-cell table:style-name="ce5" table:formula="of:=VALUE([.A12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22</text:p>
          </table:table-cell>
          <table:table-cell table:style-name="ce5" office:value-type="string" calcext:value-type="string">
            <text:p>Em que turno você estuda?</text:p>
          </table:table-cell>
          <table:table-cell table:style-name="ce5" table:formula="of:=VALUE([.A12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anhã</text:p>
          </table:table-cell>
          <table:table-cell table:style-name="ce5" table:formula="of:=VALUE([.A12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Intermediário</text:p>
          </table:table-cell>
          <table:table-cell table:style-name="ce5" table:formula="of:=VALUE([.A13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Tarde</text:p>
          </table:table-cell>
          <table:table-cell table:style-name="ce5" table:formula="of:=VALUE([.A13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oite</text:p>
          </table:table-cell>
          <table:table-cell table:style-name="ce5" table:formula="of:=VALUE([.A13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Integral</text:p>
          </table:table-cell>
          <table:table-cell table:style-name="ce5" table:formula="of:=VALUE([.A13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3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1023</text:p>
          </table:table-cell>
          <table:table-cell table:style-name="ce5" office:value-type="string" calcext:value-type="string">
            <text:p>Você estuda em regime integral (tem atividades escolares por 7 horas ou mais horas diárias, durante todo o período escolar)?</text:p>
          </table:table-cell>
          <table:table-cell table:style-name="ce5" table:formula="of:=VALUE([.A135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3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3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3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1024</text:p>
          </table:table-cell>
          <table:table-cell table:style-name="ce5" office:value-type="string" calcext:value-type="string">
            <text:p>Você estuda em regime de internato (a escola possui alojamento onde os alunos permanecem e dormem diariamente, durante todo o período escolar)?</text:p>
          </table:table-cell>
          <table:table-cell table:style-name="ce5" table:formula="of:=VALUE([.A139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4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4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4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25</text:p>
          </table:table-cell>
          <table:table-cell table:style-name="ce5" office:value-type="string" calcext:value-type="string">
            <text:p>Qual o grau de escolaridade mais elevado que você pretendo concluir?</text:p>
          </table:table-cell>
          <table:table-cell table:style-name="ce5" table:formula="of:=VALUE([.A143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Ensino Fundamental </text:p>
          </table:table-cell>
          <table:table-cell table:style-name="ce5" table:formula="of:=VALUE([.A14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Ensino Médio</text:p>
          </table:table-cell>
          <table:table-cell table:style-name="ce5" table:formula="of:=VALUE([.A14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Ensino Médio Técnico</text:p>
          </table:table-cell>
          <table:table-cell table:style-name="ce5" table:formula="of:=VALUE([.A14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Ensino Superior</text:p>
          </table:table-cell>
          <table:table-cell table:style-name="ce5" table:formula="of:=VALUE([.A14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Pós-graduação</text:p>
          </table:table-cell>
          <table:table-cell table:style-name="ce5" table:formula="of:=VALUE([.A14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ão sei</text:p>
          </table:table-cell>
          <table:table-cell table:style-name="ce5" table:formula="of:=VALUE([.A14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5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26</text:p>
          </table:table-cell>
          <table:table-cell table:style-name="ce5" office:value-type="string" calcext:value-type="string">
            <text:p>Quando terminar o ciclo/curso que você está frequentando atualmente, você pretende?</text:p>
          </table:table-cell>
          <table:table-cell table:style-name="ce5" table:formula="of:=VALUE([.A151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omente continuar estudando</text:p>
          </table:table-cell>
          <table:table-cell table:style-name="ce5" table:formula="of:=VALUE([.A15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omente trabalhar</text:p>
          </table:table-cell>
          <table:table-cell table:style-name="ce5" table:formula="of:=VALUE([.A15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Continuar estudando e trabalhar</text:p>
          </table:table-cell>
          <table:table-cell table:style-name="ce5" table:formula="of:=VALUE([.A15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eguir outro plano</text:p>
          </table:table-cell>
          <table:table-cell table:style-name="ce5" table:formula="of:=VALUE([.A15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Não sei</text:p>
          </table:table-cell>
          <table:table-cell table:style-name="ce5" table:formula="of:=VALUE([.A15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5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6</text:p>
          </table:table-cell>
          <table:table-cell table:style-name="ce5" office:value-type="string" calcext:value-type="string">
            <text:p>Você mora com sua mãe?</text:p>
          </table:table-cell>
          <table:table-cell table:style-name="ce5" table:formula="of:=VALUE([.A158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table:style-name="ce8" office:value-type="string" calcext:value-type="string">
            <text:p>Sim</text:p>
          </table:table-cell>
          <table:table-cell table:style-name="ce5" table:formula="of:=VALUE([.A15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 </text:p>
          </table:table-cell>
          <table:table-cell table:style-name="ce5" table:formula="of:=VALUE([.A16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6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7</text:p>
          </table:table-cell>
          <table:table-cell table:style-name="ce5" office:value-type="string" calcext:value-type="string">
            <text:p>Você mora com seu pai?</text:p>
          </table:table-cell>
          <table:table-cell table:style-name="ce5" table:formula="of:=VALUE([.A162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6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6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65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0A</text:p>
          </table:table-cell>
          <table:table-cell table:style-name="ce5" office:value-type="string" calcext:value-type="string">
            <text:p>Contando com você, quantas pessoas moram na sua casa ou apartamento?</text:p>
          </table:table-cell>
          <table:table-cell table:style-name="ce5" table:formula="of:=VALUE([.A166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 pessoa (moro sozinho)</text:p>
          </table:table-cell>
          <table:table-cell table:style-name="ce5" table:formula="of:=VALUE([.A16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2 pessoas</text:p>
          </table:table-cell>
          <table:table-cell table:style-name="ce5" table:formula="of:=VALUE([.A16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3 pessoas</text:p>
          </table:table-cell>
          <table:table-cell table:style-name="ce5" table:formula="of:=VALUE([.A16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4 pessoas</text:p>
          </table:table-cell>
          <table:table-cell table:style-name="ce5" table:formula="of:=VALUE([.A17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5 pessoas</text:p>
          </table:table-cell>
          <table:table-cell table:style-name="ce5" table:formula="of:=VALUE([.A17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6 pessoas</text:p>
          </table:table-cell>
          <table:table-cell table:style-name="ce5" table:formula="of:=VALUE([.A17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7 pessoas</text:p>
          </table:table-cell>
          <table:table-cell table:style-name="ce5" table:formula="of:=VALUE([.A173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8 pessoas</text:p>
          </table:table-cell>
          <table:table-cell table:style-name="ce5" table:formula="of:=VALUE([.A174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pessoas</text:p>
          </table:table-cell>
          <table:table-cell table:style-name="ce5" table:formula="of:=VALUE([.A17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 pessoas ou mais</text:p>
          </table:table-cell>
          <table:table-cell table:style-name="ce5" table:formula="of:=VALUE([.A176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7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3</text:p>
          </table:table-cell>
          <table:table-cell table:style-name="ce5" office:value-type="string" calcext:value-type="string">
            <text:p>Na sua casa tem telefone fixo (convencional)?</text:p>
          </table:table-cell>
          <table:table-cell table:style-name="ce5" table:formula="of:=VALUE([.A178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7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8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8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4</text:p>
          </table:table-cell>
          <table:table-cell table:style-name="ce5" office:value-type="string" calcext:value-type="string">
            <text:p>Você tem celular?</text:p>
          </table:table-cell>
          <table:table-cell table:style-name="ce5" table:formula="of:=VALUE([.A182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8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8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85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5A</text:p>
          </table:table-cell>
          <table:table-cell table:style-name="ce5" office:value-type="string" calcext:value-type="string">
            <text:p>Na sua casa tem computador (de mesa, ou netbook, laptop, etc)?</text:p>
          </table:table-cell>
          <table:table-cell table:style-name="ce5" table:formula="of:=VALUE([.A186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8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8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8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6</text:p>
          </table:table-cell>
          <table:table-cell table:style-name="ce5" office:value-type="string" calcext:value-type="string">
            <text:p>Você tem acesso à internet em sua casa?</text:p>
          </table:table-cell>
          <table:table-cell table:style-name="ce5" table:formula="of:=VALUE([.A190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9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9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93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7</text:p>
          </table:table-cell>
          <table:table-cell table:style-name="ce5" office:value-type="string" calcext:value-type="string">
            <text:p>Alguém que mora na sua casa tem carro?</text:p>
          </table:table-cell>
          <table:table-cell table:style-name="ce5" table:formula="of:=VALUE([.A194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9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9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9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8</text:p>
          </table:table-cell>
          <table:table-cell table:style-name="ce5" office:value-type="string" calcext:value-type="string">
            <text:p>Alguém que mora na sua casa tem moto?</text:p>
          </table:table-cell>
          <table:table-cell table:style-name="ce5" table:formula="of:=VALUE([.A198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9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20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0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9</text:p>
          </table:table-cell>
          <table:table-cell table:style-name="ce5" office:value-type="string" calcext:value-type="string">
            <text:p>Quantos banheiros com chuveiro têm dentro da sua casa?</text:p>
          </table:table-cell>
          <table:table-cell table:style-name="ce5" table:formula="of:=VALUE([.A202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em banheiro com chuveiro dentro da minha casa</text:p>
          </table:table-cell>
          <table:table-cell table:style-name="ce5" table:formula="of:=VALUE([.A20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banheiro </text:p>
          </table:table-cell>
          <table:table-cell table:style-name="ce5" table:formula="of:=VALUE([.A20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banheiros</text:p>
          </table:table-cell>
          <table:table-cell table:style-name="ce5" table:formula="of:=VALUE([.A20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banheiros</text:p>
          </table:table-cell>
          <table:table-cell table:style-name="ce5" table:formula="of:=VALUE([.A20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banheiros ou mais</text:p>
          </table:table-cell>
          <table:table-cell table:style-name="ce5" table:formula="of:=VALUE([.A20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0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1020A</text:p>
          </table:table-cell>
          <table:table-cell table:style-name="ce5" office:value-type="string" calcext:value-type="string">
            <text:p>Tem empregado(a) doméstico(a) recebendo dinheiro para fazer o trabalho em sua casa, três ou mais dias por semana?</text:p>
          </table:table-cell>
          <table:table-cell table:style-name="ce5" table:formula="of:=VALUE([.A209])" office:value-type="string" office:string-value="" calcext:value-type="error">
            <text:p>Erro:502</text:p>
          </table:table-cell>
          <table:table-cell office:value-type="string" calcext:value-type="string">
            <text:p>REND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21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21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1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08A</text:p>
          </table:table-cell>
          <table:table-cell table:style-name="ce5" office:value-type="string" calcext:value-type="string">
            <text:p>Qual nível de ensino (grau) sua mãe estudou ou estuda?</text:p>
          </table:table-cell>
          <table:table-cell table:style-name="ce5" table:formula="of:=VALUE([.A213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inha mãe não estudou</text:p>
          </table:table-cell>
          <table:table-cell table:style-name="ce5" table:formula="of:=VALUE([.A21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inha mãe começou o ensino fundamental ou 1º grau, mas não terminou</text:p>
          </table:table-cell>
          <table:table-cell table:style-name="ce5" table:formula="of:=VALUE([.A21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Minha mãe terminou o ensino fundamental ou 1º grau</text:p>
          </table:table-cell>
          <table:table-cell table:style-name="ce5" table:formula="of:=VALUE([.A21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Minha mãe começou o ensino médio ou 2º grau, mas não terminou</text:p>
          </table:table-cell>
          <table:table-cell table:style-name="ce5" table:formula="of:=VALUE([.A21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Minha mãe terminou o ensino médio ou 2° grau</text:p>
          </table:table-cell>
          <table:table-cell table:style-name="ce5" table:formula="of:=VALUE([.A21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Minha mãe começou a faculdade (ensino superior), mas não terminou</text:p>
          </table:table-cell>
          <table:table-cell table:style-name="ce5" table:formula="of:=VALUE([.A21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Minha mãe terminou a faculdade (ensino superior)</text:p>
          </table:table-cell>
          <table:table-cell table:style-name="ce5" table:formula="of:=VALUE([.A22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Não sei</text:p>
          </table:table-cell>
          <table:table-cell table:style-name="ce5" table:formula="of:=VALUE([.A22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2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1</text:p>
          </table:table-cell>
          <table:table-cell table:style-name="ce5" office:value-type="string" calcext:value-type="string">
            <text:p>Você tem algum trabalho, emprego ou negócio atualmente?</text:p>
          </table:table-cell>
          <table:table-cell table:style-name="ce5" table:formula="of:=VALUE([.A223])" office:value-type="string" office:string-value="" calcext:value-type="error">
            <text:p>Erro:502</text:p>
          </table:table-cell>
          <table:table-cell office:value-type="string" calcext:value-type="string">
            <text:p>TRABALH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22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22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2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1012</text:p>
          </table:table-cell>
          <table:table-cell table:style-name="ce5" office:value-type="string" calcext:value-type="string">
            <text:p>Você recebe dinheiro por este trabalho, emprego ou negócio?</text:p>
          </table:table-cell>
          <table:table-cell table:style-name="ce5" table:formula="of:=VALUE([.A227])" office:value-type="string" office:string-value="" calcext:value-type="error">
            <text:p>Erro:502</text:p>
          </table:table-cell>
          <table:table-cell office:value-type="string" calcext:value-type="string">
            <text:p>TRABALH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table:style-name="ce9" office:value-type="string" calcext:value-type="string">
            <text:p>Pulo no questionário</text:p>
          </table:table-cell>
          <table:table-cell table:style-name="ce5" table:formula="of:=VALUE([.A22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22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23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3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19A</text:p>
          </table:table-cell>
          <table:table-cell table:style-name="ce5" office:value-type="string" calcext:value-type="string">
            <text:p>Você costuma tomar o café da manhã?</text:p>
          </table:table-cell>
          <table:table-cell table:style-name="ce5" table:formula="of:=VALUE([.A232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, todos os dias</text:p>
          </table:table-cell>
          <table:table-cell table:style-name="ce5" table:formula="of:=VALUE([.A23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im, 5 a 6 dias por semana</text:p>
          </table:table-cell>
          <table:table-cell table:style-name="ce5" table:formula="of:=VALUE([.A23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Sim, 3 a 4 dias por semana</text:p>
          </table:table-cell>
          <table:table-cell table:style-name="ce5" table:formula="of:=VALUE([.A23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im, 1 a 2 dias por semana</text:p>
          </table:table-cell>
          <table:table-cell table:style-name="ce5" table:formula="of:=VALUE([.A23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Raramente</text:p>
          </table:table-cell>
          <table:table-cell table:style-name="ce5" table:formula="of:=VALUE([.A23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ão</text:p>
          </table:table-cell>
          <table:table-cell table:style-name="ce5" table:formula="of:=VALUE([.A238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3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17A</text:p>
          </table:table-cell>
          <table:table-cell table:style-name="ce5" office:value-type="string" calcext:value-type="string">
            <text:p>Você costuma almoçar ou jantar com sua mãe, pai ou responsável? </text:p>
          </table:table-cell>
          <table:table-cell table:style-name="ce5" table:formula="of:=VALUE([.A240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, todos os dias</text:p>
          </table:table-cell>
          <table:table-cell table:style-name="ce5" table:formula="of:=VALUE([.A24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im, 5 a 6 dias por semana</text:p>
          </table:table-cell>
          <table:table-cell table:style-name="ce5" table:formula="of:=VALUE([.A24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Sim, 3 a 4 dias por semana</text:p>
          </table:table-cell>
          <table:table-cell table:style-name="ce5" table:formula="of:=VALUE([.A243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im, 1 a 2 dias por semana</text:p>
          </table:table-cell>
          <table:table-cell table:style-name="ce5" table:formula="of:=VALUE([.A24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Raramente</text:p>
          </table:table-cell>
          <table:table-cell table:style-name="ce5" table:formula="of:=VALUE([.A245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ão</text:p>
          </table:table-cell>
          <table:table-cell table:style-name="ce5" table:formula="of:=VALUE([.A246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4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18A</text:p>
          </table:table-cell>
          <table:table-cell table:style-name="ce5" office:value-type="string" calcext:value-type="string">
            <text:p>Você costuma comer quando está assistindo à TV ou estudando?</text:p>
          </table:table-cell>
          <table:table-cell table:style-name="ce5" table:formula="of:=VALUE([.A248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, todos os dias</text:p>
          </table:table-cell>
          <table:table-cell table:style-name="ce5" table:formula="of:=VALUE([.A24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im, 5 a 6 dias por semana</text:p>
          </table:table-cell>
          <table:table-cell table:style-name="ce5" table:formula="of:=VALUE([.A25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Sim, 3 a 4 dias por semana</text:p>
          </table:table-cell>
          <table:table-cell table:style-name="ce5" table:formula="of:=VALUE([.A25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im, 1 a 2 dias por semana</text:p>
          </table:table-cell>
          <table:table-cell table:style-name="ce5" table:formula="of:=VALUE([.A25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Raramente</text:p>
          </table:table-cell>
          <table:table-cell table:style-name="ce5" table:formula="of:=VALUE([.A25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ão</text:p>
          </table:table-cell>
          <table:table-cell table:style-name="ce5" table:formula="of:=VALUE([.A254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5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2021</text:p>
          </table:table-cell>
          <table:table-cell table:style-name="ce5" office:value-type="string" calcext:value-type="string">
            <text:p>Sua escola oferece comida (merenda escolar/almoço) aos alunos da sua turma? (Não considerar lanches/comida comprados na cantina)</text:p>
          </table:table-cell>
          <table:table-cell table:style-name="ce5" table:formula="of:=VALUE([.A256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25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25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25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60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2020A</text:p>
          </table:table-cell>
          <table:table-cell table:style-name="ce5" office:value-type="string" calcext:value-type="string">
            <text:p>Você costuma comer a comida (merenda/almoço) oferecida pela escola? (Não considerar lanches/comida comprados na cantina).</text:p>
          </table:table-cell>
          <table:table-cell table:style-name="ce5" table:formula="of:=VALUE([.A261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26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, todos os dias</text:p>
          </table:table-cell>
          <table:table-cell table:style-name="ce5" table:formula="of:=VALUE([.A26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im, 3 a 4 dias por semana</text:p>
          </table:table-cell>
          <table:table-cell table:style-name="ce5" table:formula="of:=VALUE([.A26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Sim, 1 a 2 dias por semana</text:p>
          </table:table-cell>
          <table:table-cell table:style-name="ce5" table:formula="of:=VALUE([.A26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Raramente</text:p>
          </table:table-cell>
          <table:table-cell table:style-name="ce5" table:formula="of:=VALUE([.A26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Não</text:p>
          </table:table-cell>
          <table:table-cell table:style-name="ce5" table:formula="of:=VALUE([.A26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68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01</text:p>
          </table:table-cell>
          <table:table-cell table:style-name="ce5" office:value-type="string" calcext:value-type="string">
            <text:p>NOS ÚLTIMOS 7 DIAS, em quantos dias você comeu feijão?</text:p>
          </table:table-cell>
          <table:table-cell table:style-name="ce5" table:formula="of:=VALUE([.A26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feijão nos últimos 7 dias (0 dia)</text:p>
          </table:table-cell>
          <table:table-cell table:style-name="ce5" table:formula="of:=VALUE([.A27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 </text:p>
          </table:table-cell>
          <table:table-cell table:style-name="ce5" table:formula="of:=VALUE([.A27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 </text:p>
          </table:table-cell>
          <table:table-cell table:style-name="ce5" table:formula="of:=VALUE([.A27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 </text:p>
          </table:table-cell>
          <table:table-cell table:style-name="ce5" table:formula="of:=VALUE([.A27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 </text:p>
          </table:table-cell>
          <table:table-cell table:style-name="ce5" table:formula="of:=VALUE([.A27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 </text:p>
          </table:table-cell>
          <table:table-cell table:style-name="ce5" table:formula="of:=VALUE([.A27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 </text:p>
          </table:table-cell>
          <table:table-cell table:style-name="ce5" table:formula="of:=VALUE([.A27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27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78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2002</text:p>
          </table:table-cell>
          <table:table-cell table:style-name="ce5" office:value-type="string" calcext:value-type="string">
            <text:p>NOS ÚLTIMOS 7 DIAS, em quantos dias você comeu salgados fritos? Exemplo: batata frita (sem contar a batata de pacote) ou salgados fritos como coxinha de galinha, quibe frito, pastel frito, acarajé etc.</text:p>
          </table:table-cell>
          <table:table-cell table:style-name="ce5" table:formula="of:=VALUE([.A27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salgados fritos nos últimos 7 dias (0 dia)</text:p>
          </table:table-cell>
          <table:table-cell table:style-name="ce5" table:formula="of:=VALUE([.A28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28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28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28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28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dias nos últimos 7 dias</text:p>
          </table:table-cell>
          <table:table-cell table:style-name="ce5" table:formula="of:=VALUE([.A28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28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28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88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2004A</text:p>
          </table:table-cell>
          <table:table-cell table:style-name="ce5" office:value-type="string" calcext:value-type="string">
            <text:p>NOS ÚLTIMOS 7 DIAS, em quantos dias você comeu pelo menos um tipo de legume ou verdura? Exemplos: alface, abóbora, brócolis, cebola, cenoura, chuchu, couve, espinafre, pepino, tomate etc. Não inclua batata e aipim (mandioca/macaxeira).</text:p>
          </table:table-cell>
          <table:table-cell table:style-name="ce5" table:formula="of:=VALUE([.A28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nenhum tipo de salada crua, legume ou verdura cozidos nos últimos 7 dias (0 dia)</text:p>
          </table:table-cell>
          <table:table-cell table:style-name="ce5" table:formula="of:=VALUE([.A29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29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29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29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29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29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29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29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29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2010</text:p>
          </table:table-cell>
          <table:table-cell table:style-name="ce5" office:value-type="string" calcext:value-type="string">
            <text:p>NOS ÚLTIMOS 7 DIAS, em quantos dias você comeu guloseimas (doces, balas, chocolates, chicletes, bombons ou pirulitos)?</text:p>
          </table:table-cell>
          <table:table-cell table:style-name="ce5" table:formula="of:=VALUE([.A29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guloseimas nos últimos 7 dias (0 dia)</text:p>
          </table:table-cell>
          <table:table-cell table:style-name="ce5" table:formula="of:=VALUE([.A30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dia nos últimos 7 dias</text:p>
          </table:table-cell>
          <table:table-cell table:style-name="ce5" table:formula="of:=VALUE([.A30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30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30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30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30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30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30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08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11</text:p>
          </table:table-cell>
          <table:table-cell table:style-name="ce5" office:value-type="string" calcext:value-type="string">
            <text:p>NOS ÚLTIMOS 7 DIAS, em quantos dias você comeu frutas frescas ou salada de frutas? </text:p>
          </table:table-cell>
          <table:table-cell table:style-name="ce5" table:formula="of:=VALUE([.A30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frutas frescas ou salada de frutas nos últimos 7 dias (0 dia)</text:p>
          </table:table-cell>
          <table:table-cell table:style-name="ce5" table:formula="of:=VALUE([.A31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31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31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31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31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31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31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31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18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13</text:p>
          </table:table-cell>
          <table:table-cell table:style-name="ce5" office:value-type="string" calcext:value-type="string">
            <text:p>NOS ÚLTIMOS 7 DIAS, em quantos dias você tomou refrigerante?</text:p>
          </table:table-cell>
          <table:table-cell table:style-name="ce5" table:formula="of:=VALUE([.A31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omei refrigerante nos últimos 7 dias (0 dia)</text:p>
          </table:table-cell>
          <table:table-cell table:style-name="ce5" table:formula="of:=VALUE([.A32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32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32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32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32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32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32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32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28])" office:value-type="float" office:value="99" calcext:value-type="float">
            <text:p>99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VB02022</text:p>
          </table:table-cell>
          <table:table-cell table:style-name="ce5" office:value-type="string" calcext:value-type="string">
            <text:p>NOS ÚLTIMOS 7 DIAS, em quantos dias você comeu alimentos industrializados/ultraprocessados salgados, como hambúrguer, presunto, mortadela, salame, linguiça, salsicha, macarrão instantâneo, salgadinho de pacote, biscoitos salgados?</text:p>
          </table:table-cell>
          <table:table-cell table:style-name="ce5" table:formula="of:=VALUE([.A32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alimentos industrializados/ultraprocessados salgados nos últimos 7 dias (0 dia)</text:p>
          </table:table-cell>
          <table:table-cell table:style-name="ce5" table:formula="of:=VALUE([.A33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33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33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33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33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33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33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33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3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2023</text:p>
          </table:table-cell>
          <table:table-cell table:style-name="ce5" office:value-type="string" calcext:value-type="string">
            <text:p>NOS ÚLTIMOS 7 DIAS, em quantos dias você comeu em restaurantes fast food, tais como lanchonetes, barracas de cachorro quentes, pizzaria etc?</text:p>
          </table:table-cell>
          <table:table-cell table:style-name="ce5" table:formula="of:=VALUE([.A33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em restaurantes fast food nos últimos 7 dias (0 dia)</text:p>
          </table:table-cell>
          <table:table-cell table:style-name="ce5" table:formula="of:=VALUE([.A34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34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34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34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34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34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6 dias nos últimos 7 dias</text:p>
          </table:table-cell>
          <table:table-cell table:style-name="ce5" table:formula="of:=VALUE([.A34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dias nos últimos 7 dias</text:p>
          </table:table-cell>
          <table:table-cell table:style-name="ce5" table:formula="of:=VALUE([.A34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4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2024</text:p>
          </table:table-cell>
          <table:table-cell table:style-name="ce5" office:value-type="string" calcext:value-type="string">
            <text:p>NOS ÚLTIMOS 30 DIAS, com que frequência você ficou com fome por não ter comida suficiente em sua casa?</text:p>
          </table:table-cell>
          <table:table-cell table:style-name="ce5" table:formula="of:=VALUE([.A34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35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35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35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as vezes</text:p>
          </table:table-cell>
          <table:table-cell table:style-name="ce5" table:formula="of:=VALUE([.A35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35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5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2025</text:p>
          </table:table-cell>
          <table:table-cell table:style-name="ce5" office:value-type="string" calcext:value-type="string">
            <text:p>NOS ÚLTIMOS 30 DIAS, quantas vezes por dia você normalmente comeu frutas frescas ou salada de frutas?</text:p>
          </table:table-cell>
          <table:table-cell table:style-name="ce5" table:formula="of:=VALUE([.A356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frutas nos últimos 30 dias</text:p>
          </table:table-cell>
          <table:table-cell table:style-name="ce5" table:formula="of:=VALUE([.A35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enos de uma vez por dia (não comi todos os dias)</text:p>
          </table:table-cell>
          <table:table-cell table:style-name="ce5" table:formula="of:=VALUE([.A35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 vez por dia</text:p>
          </table:table-cell>
          <table:table-cell table:style-name="ce5" table:formula="of:=VALUE([.A35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2 vezes por dia</text:p>
          </table:table-cell>
          <table:table-cell table:style-name="ce5" table:formula="of:=VALUE([.A36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3 vezes por dia</text:p>
          </table:table-cell>
          <table:table-cell table:style-name="ce5" table:formula="of:=VALUE([.A36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4 vezes por dia</text:p>
          </table:table-cell>
          <table:table-cell table:style-name="ce5" table:formula="of:=VALUE([.A36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ou mais vezes por dia</text:p>
          </table:table-cell>
          <table:table-cell table:style-name="ce5" table:formula="of:=VALUE([.A363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64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2026</text:p>
          </table:table-cell>
          <table:table-cell table:style-name="ce5" office:value-type="string" calcext:value-type="string">
            <text:p>NOS ÚLTIMOS 30 DIAS, quantas vezes por dia você normalmente comeu legumes ou verduras, tais como alface, abóbora, brócolis, cebola, cenoura, chuchu, couve, espinafre, pepino, tomate etc? Não inclua batata e aipim (mandioca/macaxeira)</text:p>
          </table:table-cell>
          <table:table-cell table:style-name="ce5" table:formula="of:=VALUE([.A365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comi legumes ou verduras nos últimos 30 dias</text:p>
          </table:table-cell>
          <table:table-cell table:style-name="ce5" table:formula="of:=VALUE([.A36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enos de uma vez por dia (não comi todos os dias)</text:p>
          </table:table-cell>
          <table:table-cell table:style-name="ce5" table:formula="of:=VALUE([.A36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 vez por dia</text:p>
          </table:table-cell>
          <table:table-cell table:style-name="ce5" table:formula="of:=VALUE([.A36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2 vezes por dia</text:p>
          </table:table-cell>
          <table:table-cell table:style-name="ce5" table:formula="of:=VALUE([.A36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3 vezes por dia</text:p>
          </table:table-cell>
          <table:table-cell table:style-name="ce5" table:formula="of:=VALUE([.A37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4 vezes por dia</text:p>
          </table:table-cell>
          <table:table-cell table:style-name="ce5" table:formula="of:=VALUE([.A37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ou mais vezes por dia</text:p>
          </table:table-cell>
          <table:table-cell table:style-name="ce5" table:formula="of:=VALUE([.A372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73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2027</text:p>
          </table:table-cell>
          <table:table-cell table:style-name="ce5" office:value-type="string" calcext:value-type="string">
            <text:p>NOS ÚLTIMOS 30 DIAS, quantas vezes por dia você tomou refrigerante?</text:p>
          </table:table-cell>
          <table:table-cell table:style-name="ce5" table:formula="of:=VALUE([.A374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omei refrigerante nos últimos 30 dias</text:p>
          </table:table-cell>
          <table:table-cell table:style-name="ce5" table:formula="of:=VALUE([.A37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enos de uma vez por dia (não tomei todos os dias)</text:p>
          </table:table-cell>
          <table:table-cell table:style-name="ce5" table:formula="of:=VALUE([.A37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 vez por dia</text:p>
          </table:table-cell>
          <table:table-cell table:style-name="ce5" table:formula="of:=VALUE([.A37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2 vezes por dia</text:p>
          </table:table-cell>
          <table:table-cell table:style-name="ce5" table:formula="of:=VALUE([.A37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3 vezes por dia</text:p>
          </table:table-cell>
          <table:table-cell table:style-name="ce5" table:formula="of:=VALUE([.A37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4 vezes por dia</text:p>
          </table:table-cell>
          <table:table-cell table:style-name="ce5" table:formula="of:=VALUE([.A38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ou mais vezes por dia</text:p>
          </table:table-cell>
          <table:table-cell table:style-name="ce5" table:formula="of:=VALUE([.A38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8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3001A1</text:p>
          </table:table-cell>
          <table:table-cell table:style-name="ce5" office:value-type="string" calcext:value-type="string">
            <text:p>NOS ÚLTIMOS 7 DIAS, em quantos dias você FOI a pé ou de bicicleta para a escola?</text:p>
          </table:table-cell>
          <table:table-cell table:style-name="ce5" table:formula="of:=VALUE([.A383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7 dias (0 dia)</text:p>
          </table:table-cell>
          <table:table-cell table:style-name="ce5" table:formula="of:=VALUE([.A38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38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38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38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38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38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dias mais sábado, nos últimos 7 dias</text:p>
          </table:table-cell>
          <table:table-cell table:style-name="ce5" table:formula="of:=VALUE([.A39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5 dias mais sábado e domingo, nos últimos 7 dias</text:p>
          </table:table-cell>
          <table:table-cell table:style-name="ce5" table:formula="of:=VALUE([.A39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39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3002A1</text:p>
          </table:table-cell>
          <table:table-cell table:style-name="ce5" office:value-type="string" calcext:value-type="string">
            <text:p>Quando você VAI para a escola a pé ou de bicicleta, quanto tempo você gasta?</text:p>
          </table:table-cell>
          <table:table-cell table:style-name="ce5" table:formula="of:=VALUE([.A393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table:style-name="ce2" office:value-type="float" office:value="-1" calcext:value-type="float">
            <text:p>-1</text:p>
          </table:table-cell>
          <table:table-cell table:style-name="ce6" office:value-type="string" calcext:value-type="string">
            <text:p>Pulo no questionário</text:p>
          </table:table-cell>
          <table:table-cell table:style-name="ce5" table:formula="of:=VALUE([.A39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enos de 10 minutos por dia</text:p>
          </table:table-cell>
          <table:table-cell table:style-name="ce5" table:formula="of:=VALUE([.A39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0 a 19 minutos por dia</text:p>
          </table:table-cell>
          <table:table-cell table:style-name="ce5" table:formula="of:=VALUE([.A39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0 a 29 minutos por dia</text:p>
          </table:table-cell>
          <table:table-cell table:style-name="ce5" table:formula="of:=VALUE([.A39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0 a 39 minutos por dia</text:p>
          </table:table-cell>
          <table:table-cell table:style-name="ce5" table:formula="of:=VALUE([.A39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0 a 49 minutos por dia</text:p>
          </table:table-cell>
          <table:table-cell table:style-name="ce5" table:formula="of:=VALUE([.A39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0 a 59 minutos por dia</text:p>
          </table:table-cell>
          <table:table-cell table:style-name="ce5" table:formula="of:=VALUE([.A40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 hora ou mais por dia</text:p>
          </table:table-cell>
          <table:table-cell table:style-name="ce5" table:formula="of:=VALUE([.A40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0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3001A2</text:p>
          </table:table-cell>
          <table:table-cell table:style-name="ce5" office:value-type="string" calcext:value-type="string">
            <text:p>NOS ÚLTIMOS 7 DIAS, em quantos dias você VOLTOU a pé ou de bicicleta da escola?</text:p>
          </table:table-cell>
          <table:table-cell table:style-name="ce5" table:formula="of:=VALUE([.A403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7 dias (0 dia)</text:p>
          </table:table-cell>
          <table:table-cell table:style-name="ce5" table:formula="of:=VALUE([.A40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40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40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40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40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40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dias mais sábado, nos últimos 7 dias</text:p>
          </table:table-cell>
          <table:table-cell table:style-name="ce5" table:formula="of:=VALUE([.A41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5 dias mais sábado e domingo, nos últimos 7 dias</text:p>
          </table:table-cell>
          <table:table-cell table:style-name="ce5" table:formula="of:=VALUE([.A41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1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3002A2</text:p>
          </table:table-cell>
          <table:table-cell table:style-name="ce5" office:value-type="string" calcext:value-type="string">
            <text:p>Quando você VOLTA da escola a pé ou de bicicleta, quanto tempo você gasta?</text:p>
          </table:table-cell>
          <table:table-cell table:style-name="ce5" table:formula="of:=VALUE([.A413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41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enos de 10 minutos por dia</text:p>
          </table:table-cell>
          <table:table-cell table:style-name="ce5" table:formula="of:=VALUE([.A41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0 a 19 minutos por dia</text:p>
          </table:table-cell>
          <table:table-cell table:style-name="ce5" table:formula="of:=VALUE([.A41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0 a 29 minutos por dia</text:p>
          </table:table-cell>
          <table:table-cell table:style-name="ce5" table:formula="of:=VALUE([.A41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0 a 39 minutos por dia</text:p>
          </table:table-cell>
          <table:table-cell table:style-name="ce5" table:formula="of:=VALUE([.A41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0 a 49 minutos por dia</text:p>
          </table:table-cell>
          <table:table-cell table:style-name="ce5" table:formula="of:=VALUE([.A41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0 a 59 minutos por dia</text:p>
          </table:table-cell>
          <table:table-cell table:style-name="ce5" table:formula="of:=VALUE([.A42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 hora ou mais por dia</text:p>
          </table:table-cell>
          <table:table-cell table:style-name="ce5" table:formula="of:=VALUE([.A42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2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3003A</text:p>
          </table:table-cell>
          <table:table-cell table:style-name="ce5" office:value-type="string" calcext:value-type="string">
            <text:p>NOS ÚLTIMOS 7 DIAS, quantos dias você teve aulas de educação física na escola?</text:p>
          </table:table-cell>
          <table:table-cell table:style-name="ce5" table:formula="of:=VALUE([.A423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7 dias (0 dia)</text:p>
          </table:table-cell>
          <table:table-cell table:style-name="ce5" table:formula="of:=VALUE([.A42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42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42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42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42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42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dias mais sábado, nos últimos 7 dias</text:p>
          </table:table-cell>
          <table:table-cell table:style-name="ce5" table:formula="of:=VALUE([.A43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5 dias mais sábado e domingo, nos últimos 7 dias</text:p>
          </table:table-cell>
          <table:table-cell table:style-name="ce5" table:formula="of:=VALUE([.A43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3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3005A</text:p>
          </table:table-cell>
          <table:table-cell table:style-name="ce5" office:value-type="string" calcext:value-type="string">
            <text:p>NOS ÚLTIMOS 7 DIAS, quanto tempo por dia você fez atividade física ou esporte durante as aulas de educação física na escola?</text:p>
          </table:table-cell>
          <table:table-cell table:style-name="ce5" table:formula="of:=VALUE([.A433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43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fiz aula de educação física na escola nos últimos 7 dias.</text:p>
          </table:table-cell>
          <table:table-cell table:style-name="ce5" table:formula="of:=VALUE([.A43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enos de 10 minutos por dia</text:p>
          </table:table-cell>
          <table:table-cell table:style-name="ce5" table:formula="of:=VALUE([.A43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0 a 19 minutos por dia</text:p>
          </table:table-cell>
          <table:table-cell table:style-name="ce5" table:formula="of:=VALUE([.A43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20 a 29 minutos por dia</text:p>
          </table:table-cell>
          <table:table-cell table:style-name="ce5" table:formula="of:=VALUE([.A43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30 a 39 minutos por dia</text:p>
          </table:table-cell>
          <table:table-cell table:style-name="ce5" table:formula="of:=VALUE([.A43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40 a 49 minutos por dia</text:p>
          </table:table-cell>
          <table:table-cell table:style-name="ce5" table:formula="of:=VALUE([.A44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0 a 59 minutos por dia</text:p>
          </table:table-cell>
          <table:table-cell table:style-name="ce5" table:formula="of:=VALUE([.A44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 hora ou mais por dia</text:p>
          </table:table-cell>
          <table:table-cell table:style-name="ce5" table:formula="of:=VALUE([.A442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43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3006A</text:p>
          </table:table-cell>
          <table:table-cell table:style-name="ce5" office:value-type="string" calcext:value-type="string">
            <text:p>NOS ÚLTIMOS 7 DIAS, sem contar as aulas de educação física da escola, em quantos dias você praticou alguma atividade física, como esportes, dança, ginástica, musculação, lutas ou outra atividade?</text:p>
          </table:table-cell>
          <table:table-cell table:style-name="ce5" table:formula="of:=VALUE([.A444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7 dias (0 dia)</text:p>
          </table:table-cell>
          <table:table-cell table:style-name="ce5" table:formula="of:=VALUE([.A44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44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44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44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44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45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dias mais sábado, nos últimos 7 dias</text:p>
          </table:table-cell>
          <table:table-cell table:style-name="ce5" table:formula="of:=VALUE([.A45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5 dias mais sábado e domingo, nos últimos 7 dias</text:p>
          </table:table-cell>
          <table:table-cell table:style-name="ce5" table:formula="of:=VALUE([.A452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53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3007</text:p>
          </table:table-cell>
          <table:table-cell table:style-name="ce5" office:value-type="string" calcext:value-type="string">
            <text:p>NORMALMENTE, quanto tempo por dia duram essas atividades (como esportes, dança, ginástica, musculação, lutas ou outra atividade) que você faz? (Sem contar as aulas de educação física)</text:p>
          </table:table-cell>
          <table:table-cell table:style-name="ce5" table:formula="of:=VALUE([.A454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455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enos de 10 minutos por dia</text:p>
          </table:table-cell>
          <table:table-cell table:style-name="ce5" table:formula="of:=VALUE([.A45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0 a 19 minutos por dia</text:p>
          </table:table-cell>
          <table:table-cell table:style-name="ce5" table:formula="of:=VALUE([.A45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0 a 29 minutos por dia</text:p>
          </table:table-cell>
          <table:table-cell table:style-name="ce5" table:formula="of:=VALUE([.A45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0 a 39 minutos por dia</text:p>
          </table:table-cell>
          <table:table-cell table:style-name="ce5" table:formula="of:=VALUE([.A45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0 a 49 minutos por dia</text:p>
          </table:table-cell>
          <table:table-cell table:style-name="ce5" table:formula="of:=VALUE([.A46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0 a 59 minutos por dia</text:p>
          </table:table-cell>
          <table:table-cell table:style-name="ce5" table:formula="of:=VALUE([.A46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 hora ou mais por dia</text:p>
          </table:table-cell>
          <table:table-cell table:style-name="ce5" table:formula="of:=VALUE([.A462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63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3011A</text:p>
          </table:table-cell>
          <table:table-cell table:style-name="ce5" office:value-type="string" calcext:value-type="string">
            <text:p>NOS ÚLTIMOS 7 DIAS, em quantos dias você fez atividade física por pelo menos 60 minutos (1 hora) por dia? (Some todo o tempo que você gastou em qualquer tipo de atividade física EM CADA DIA)</text:p>
          </table:table-cell>
          <table:table-cell table:style-name="ce5" table:formula="of:=VALUE([.A464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7 dias (0 dia)</text:p>
          </table:table-cell>
          <table:table-cell table:style-name="ce5" table:formula="of:=VALUE([.A46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7 dias</text:p>
          </table:table-cell>
          <table:table-cell table:style-name="ce5" table:formula="of:=VALUE([.A46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7 dias</text:p>
          </table:table-cell>
          <table:table-cell table:style-name="ce5" table:formula="of:=VALUE([.A46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7 dias</text:p>
          </table:table-cell>
          <table:table-cell table:style-name="ce5" table:formula="of:=VALUE([.A46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7 dias</text:p>
          </table:table-cell>
          <table:table-cell table:style-name="ce5" table:formula="of:=VALUE([.A46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nos últimos 7 dias</text:p>
          </table:table-cell>
          <table:table-cell table:style-name="ce5" table:formula="of:=VALUE([.A47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dias mais sábado, nos últimos 7 dias</text:p>
          </table:table-cell>
          <table:table-cell table:style-name="ce5" table:formula="of:=VALUE([.A47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5 dias mais sábado e domingo, nos últimos 7 dias</text:p>
          </table:table-cell>
          <table:table-cell table:style-name="ce5" table:formula="of:=VALUE([.A472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73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TEMPODESLOC</text:p>
          </table:table-cell>
          <table:table-cell table:style-name="ce5" office:value-type="string" calcext:value-type="string">
            <text:p>Refere-se ao tempo médio diário acumulado pelo escolar, com o deslocamento da casa para escola e da escola para casa feito a pé ou de bicicleta, nos últimos sete dias anteriores à pesquisa. Em minutos.</text:p>
          </table:table-cell>
          <table:table-cell table:style-name="ce5" table:formula="of:=VALUE([.A474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EMPOEDFIS</text:p>
          </table:table-cell>
          <table:table-cell table:style-name="ce5" office:value-type="string" calcext:value-type="string">
            <text:p>Refere-se ao tempo médio acumulado, nos últimos sete dias anteriores à pesquisa, que o escolar fez atividade física ou esporte durante as aulas de educação física na escola. Em minutos.</text:p>
          </table:table-cell>
          <table:table-cell table:style-name="ce5" table:formula="of:=VALUE([.A475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EMPOEXTRA</text:p>
          </table:table-cell>
          <table:table-cell table:style-name="ce5" office:value-type="string" calcext:value-type="string">
            <text:p>Refere-se ao tempo médio diário acumulado pelo escolar com a prática de alguma atividade física extraescolar como esportes, dança, ginástica, musculação, lutas ou outra atividade, nos últimos sete dias anteriores à data da pesquisa. Em minutos</text:p>
          </table:table-cell>
          <table:table-cell table:style-name="ce5" table:formula="of:=VALUE([.A476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5">
          <table:table-cell table:style-name="ce1" office:value-type="string" calcext:value-type="string">
            <text:p>TEMPOTOTAL</text:p>
          </table:table-cell>
          <table:table-cell table:style-name="ce5" office:value-type="string" calcext:value-type="string">
            <text:p>A atividade física acumulada foi estimada calculando o produto entre o número de dias e o tempo médio que os escolares gastam em atividades físicas, nos sete dias anteriores à pesquisa, considerando os seguintes domínios: ir e voltar da escola, aulas de educação física e outras atividades extraescolares. Em minutos.</text:p>
          </table:table-cell>
          <table:table-cell table:style-name="ce5" table:formula="of:=VALUE([.A477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4">
          <table:table-cell table:style-name="ce1" office:value-type="string" calcext:value-type="string">
            <text:p>TEMPOEST</text:p>
          </table:table-cell>
          <table:table-cell table:style-name="ce5" office:value-type="string" calcext:value-type="string">
            <text:p>A atividade física globalmente estimada refere-se ao número de dias que os escolares declararam fazer, pelo menos, uma hora por dia de atividade física, nos sete dias anteriores à pesquisa. Em minutos.</text:p>
          </table:table-cell>
          <table:table-cell table:style-name="ce5" table:formula="of:=VALUE([.A478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3">
          <table:table-cell table:style-name="ce1" office:value-type="string" calcext:value-type="string">
            <text:p>VB03008</text:p>
          </table:table-cell>
          <table:table-cell table:style-name="ce5" office:value-type="string" calcext:value-type="string">
            <text:p>Se você tivesse oportunidade de fazer atividade física na maioria dos dias da semana, qual seria a sua atitude?</text:p>
          </table:table-cell>
          <table:table-cell table:style-name="ce5" table:formula="of:=VALUE([.A479])" office:value-type="string" office:string-value="" calcext:value-type="error">
            <text:p>Erro:502</text:p>
          </table:table-cell>
          <table:table-cell office:value-type="string" calcext:value-type="string">
            <text:p>FISIC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faria mesmo assim</text:p>
          </table:table-cell>
          <table:table-cell table:style-name="ce5" table:formula="of:=VALUE([.A48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Faria atividade física em alguns dias da semana</text:p>
          </table:table-cell>
          <table:table-cell table:style-name="ce5" table:formula="of:=VALUE([.A48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Faria atividade física na maioria dos dias da semana</text:p>
          </table:table-cell>
          <table:table-cell table:style-name="ce5" table:formula="of:=VALUE([.A48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Já faço atividade física em alguns dias da semana</text:p>
          </table:table-cell>
          <table:table-cell table:style-name="ce5" table:formula="of:=VALUE([.A48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Já faço atividade física na maioria dos dias da semana</text:p>
          </table:table-cell>
          <table:table-cell table:style-name="ce5" table:formula="of:=VALUE([.A48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8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3009A</text:p>
          </table:table-cell>
          <table:table-cell table:style-name="ce5" office:value-type="string" calcext:value-type="string">
            <text:p>Em um dia de semana comum, quantas horas por dia você assiste a TV? (não contar sábado, domingo e feriado)</text:p>
          </table:table-cell>
          <table:table-cell table:style-name="ce5" table:formula="of:=VALUE([.A486])" office:value-type="string" office:string-value="" calcext:value-type="error">
            <text:p>Erro:502</text:p>
          </table:table-cell>
          <table:table-cell office:value-type="string" calcext:value-type="string">
            <text:p>HABITO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ão assisto a TV</text:p>
          </table:table-cell>
          <table:table-cell table:style-name="ce5" table:formula="of:=VALUE([.A48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té 1 hora por dia</text:p>
          </table:table-cell>
          <table:table-cell table:style-name="ce5" table:formula="of:=VALUE([.A48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Mais de 1 hora até 2 horas por dia</text:p>
          </table:table-cell>
          <table:table-cell table:style-name="ce5" table:formula="of:=VALUE([.A48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ais de 2 horas até 3 horas por dia</text:p>
          </table:table-cell>
          <table:table-cell table:style-name="ce5" table:formula="of:=VALUE([.A49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Mais de 3 horas até 4 horas por dia</text:p>
          </table:table-cell>
          <table:table-cell table:style-name="ce5" table:formula="of:=VALUE([.A49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ais de 4 horas até 5 horas por dia</text:p>
          </table:table-cell>
          <table:table-cell table:style-name="ce5" table:formula="of:=VALUE([.A49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Mais de 5 horas até 6 horas por dia</text:p>
          </table:table-cell>
          <table:table-cell table:style-name="ce5" table:formula="of:=VALUE([.A493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ais de 6 horas até 7 horas por dia</text:p>
          </table:table-cell>
          <table:table-cell table:style-name="ce5" table:formula="of:=VALUE([.A494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Mais de 7 horas até 8 horas por dia</text:p>
          </table:table-cell>
          <table:table-cell table:style-name="ce5" table:formula="of:=VALUE([.A49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Mais de 8 horas por dia</text:p>
          </table:table-cell>
          <table:table-cell table:style-name="ce5" table:formula="of:=VALUE([.A496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497])" office:value-type="float" office:value="99" calcext:value-type="float">
            <text:p>99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VB03010A</text:p>
          </table:table-cell>
          <table:table-cell table:style-name="ce5" office:value-type="string" calcext:value-type="string">
            <text:p>Em um dia de semana comum, quanto tempo você fica sentado(a), assistindo televisão, usando computador, jogando videogame, conversando com amigos(as) ou fazendo outras atividades sentado(a)? (não contar sábado, domingo, feriados e o tempo sentado na escola)</text:p>
          </table:table-cell>
          <table:table-cell table:style-name="ce5" table:formula="of:=VALUE([.A498])" office:value-type="string" office:string-value="" calcext:value-type="error">
            <text:p>Erro:502</text:p>
          </table:table-cell>
          <table:table-cell office:value-type="string" calcext:value-type="string">
            <text:p>HABIT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Até 1 hora por dia</text:p>
          </table:table-cell>
          <table:table-cell table:style-name="ce5" table:formula="of:=VALUE([.A49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ais de 1 hora até 2 horas por dia</text:p>
          </table:table-cell>
          <table:table-cell table:style-name="ce5" table:formula="of:=VALUE([.A50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Mais de 2 horas até 3 horas por dia</text:p>
          </table:table-cell>
          <table:table-cell table:style-name="ce5" table:formula="of:=VALUE([.A50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Mais de 3 horas até 4 horas por dia</text:p>
          </table:table-cell>
          <table:table-cell table:style-name="ce5" table:formula="of:=VALUE([.A50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Mais de 4 horas até 5 horas por dia</text:p>
          </table:table-cell>
          <table:table-cell table:style-name="ce5" table:formula="of:=VALUE([.A50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Mais de 5 horas até 6 horas por dia</text:p>
          </table:table-cell>
          <table:table-cell table:style-name="ce5" table:formula="of:=VALUE([.A504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Mais de 6 horas até 7 horas por dia</text:p>
          </table:table-cell>
          <table:table-cell table:style-name="ce5" table:formula="of:=VALUE([.A505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Mais de 7 horas até 8 horas por dia</text:p>
          </table:table-cell>
          <table:table-cell table:style-name="ce5" table:formula="of:=VALUE([.A506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Mais de 8 horas por dia</text:p>
          </table:table-cell>
          <table:table-cell table:style-name="ce5" table:formula="of:=VALUE([.A50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08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01</text:p>
          </table:table-cell>
          <table:table-cell table:style-name="ce5" office:value-type="string" calcext:value-type="string">
            <text:p>Alguma vez na vida, você já fumou cigarro, mesmo uma ou duas tragadas? </text:p>
          </table:table-cell>
          <table:table-cell table:style-name="ce5" table:formula="of:=VALUE([.A509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51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51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1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02</text:p>
          </table:table-cell>
          <table:table-cell table:style-name="ce5" office:value-type="string" calcext:value-type="string">
            <text:p>Que idade você tinha quando experimentou fumar cigarro pela primeira vez?</text:p>
          </table:table-cell>
          <table:table-cell table:style-name="ce5" table:formula="of:=VALUE([.A513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51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7 anos de idade ou menos</text:p>
          </table:table-cell>
          <table:table-cell table:style-name="ce5" table:formula="of:=VALUE([.A515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8 anos</text:p>
          </table:table-cell>
          <table:table-cell table:style-name="ce5" table:formula="of:=VALUE([.A516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anos</text:p>
          </table:table-cell>
          <table:table-cell table:style-name="ce5" table:formula="of:=VALUE([.A51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 anos</text:p>
          </table:table-cell>
          <table:table-cell table:style-name="ce5" table:formula="of:=VALUE([.A518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1 anos</text:p>
          </table:table-cell>
          <table:table-cell table:style-name="ce5" table:formula="of:=VALUE([.A519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2 anos</text:p>
          </table:table-cell>
          <table:table-cell table:style-name="ce5" table:formula="of:=VALUE([.A520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3 anos</text:p>
          </table:table-cell>
          <table:table-cell table:style-name="ce5" table:formula="of:=VALUE([.A521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4 anos</text:p>
          </table:table-cell>
          <table:table-cell table:style-name="ce5" table:formula="of:=VALUE([.A522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 anos</text:p>
          </table:table-cell>
          <table:table-cell table:style-name="ce5" table:formula="of:=VALUE([.A523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6 anos</text:p>
          </table:table-cell>
          <table:table-cell table:style-name="ce5" table:formula="of:=VALUE([.A524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7 anos </text:p>
          </table:table-cell>
          <table:table-cell table:style-name="ce5" table:formula="of:=VALUE([.A525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8 anos ou mais</text:p>
          </table:table-cell>
          <table:table-cell table:style-name="ce5" table:formula="of:=VALUE([.A526]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2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03</text:p>
          </table:table-cell>
          <table:table-cell table:style-name="ce5" office:value-type="string" calcext:value-type="string">
            <text:p>NOS ÚLTIMOS 30 DIAS, em quantos dias você fumou cigarros?</text:p>
          </table:table-cell>
          <table:table-cell table:style-name="ce5" table:formula="of:=VALUE([.A528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529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53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53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5 dias nos últimos 30 dias</text:p>
          </table:table-cell>
          <table:table-cell table:style-name="ce5" table:formula="of:=VALUE([.A53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6 a 9 dias nos últimos 30 dias</text:p>
          </table:table-cell>
          <table:table-cell table:style-name="ce5" table:formula="of:=VALUE([.A53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0 a 19 dias nos últimos 30 dias</text:p>
          </table:table-cell>
          <table:table-cell table:style-name="ce5" table:formula="of:=VALUE([.A53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20 a 29 dias nos últimos 30 dias</text:p>
          </table:table-cell>
          <table:table-cell table:style-name="ce5" table:formula="of:=VALUE([.A53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Todos os dias nos últimos 30 dias</text:p>
          </table:table-cell>
          <table:table-cell table:style-name="ce5" table:formula="of:=VALUE([.A53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3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09</text:p>
          </table:table-cell>
          <table:table-cell table:style-name="ce5" office:value-type="string" calcext:value-type="string">
            <text:p>NOS ÚLTIMOS 30 DIAS, em geral, como você conseguiu seus próprios cigarros?</text:p>
          </table:table-cell>
          <table:table-cell table:style-name="ce5" table:formula="of:=VALUE([.A538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539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fumei cigarros nos últimos 30 dias</text:p>
          </table:table-cell>
          <table:table-cell table:style-name="ce5" table:formula="of:=VALUE([.A54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Eu os comprei numa loja ou botequim</text:p>
          </table:table-cell>
          <table:table-cell table:style-name="ce5" table:formula="of:=VALUE([.A54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Eu os comprei num vendedor ambulante (camelô)</text:p>
          </table:table-cell>
          <table:table-cell table:style-name="ce5" table:formula="of:=VALUE([.A54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Dei dinheiro para alguém comprá-los para mim</text:p>
          </table:table-cell>
          <table:table-cell table:style-name="ce5" table:formula="of:=VALUE([.A54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Eu os pedi a alguém</text:p>
          </table:table-cell>
          <table:table-cell table:style-name="ce5" table:formula="of:=VALUE([.A54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Eu peguei escondido</text:p>
          </table:table-cell>
          <table:table-cell table:style-name="ce5" table:formula="of:=VALUE([.A54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Uma pessoa mais velha me deu</text:p>
          </table:table-cell>
          <table:table-cell table:style-name="ce5" table:formula="of:=VALUE([.A546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Eu os consegui de outro modo</text:p>
          </table:table-cell>
          <table:table-cell table:style-name="ce5" table:formula="of:=VALUE([.A547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4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4010</text:p>
          </table:table-cell>
          <table:table-cell table:style-name="ce5" office:value-type="string" calcext:value-type="string">
            <text:p>NOS ÚLTIMOS 30 DIAS, alguém se recusou a lhe vender cigarros por causa de sua idade?</text:p>
          </table:table-cell>
          <table:table-cell table:style-name="ce5" table:formula="of:=VALUE([.A549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55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entei comprar cigarros nos últimos 30 dias</text:p>
          </table:table-cell>
          <table:table-cell table:style-name="ce5" table:formula="of:=VALUE([.A55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im, alguém se recusou a me vender cigarros por causa de minha idade</text:p>
          </table:table-cell>
          <table:table-cell table:style-name="ce5" table:formula="of:=VALUE([.A55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, minha idade não me impediu de comprar cigarros</text:p>
          </table:table-cell>
          <table:table-cell table:style-name="ce5" table:formula="of:=VALUE([.A553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54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4008A</text:p>
          </table:table-cell>
          <table:table-cell table:style-name="ce5" office:value-type="string" calcext:value-type="string">
            <text:p>NOS ÚLTIMOS 30 DIAS, em quantos dias você usou outros produtos de tabaco: cigarros de palha ou enrolados a mão, charuto, cachimbo, cigarrilha, cigarro indiano ou bali, narguilé, rapé, fumo de mascar etc? (não incluir cigarro comum)</text:p>
          </table:table-cell>
          <table:table-cell table:style-name="ce5" table:formula="of:=VALUE([.A555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uso outros produtos de tabaco</text:p>
          </table:table-cell>
          <table:table-cell table:style-name="ce5" table:formula="of:=VALUE([.A55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55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55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a 5 dias nos últimos 30 dias</text:p>
          </table:table-cell>
          <table:table-cell table:style-name="ce5" table:formula="of:=VALUE([.A55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a 9 dias nos últimos 30 dias</text:p>
          </table:table-cell>
          <table:table-cell table:style-name="ce5" table:formula="of:=VALUE([.A56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10 a 19 dias nos últimos 30 dias</text:p>
          </table:table-cell>
          <table:table-cell table:style-name="ce5" table:formula="of:=VALUE([.A56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20 a 29 dias nos últimos 30 dias</text:p>
          </table:table-cell>
          <table:table-cell table:style-name="ce5" table:formula="of:=VALUE([.A562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odos os 30 dias nos últimos 30 dias</text:p>
          </table:table-cell>
          <table:table-cell table:style-name="ce5" table:formula="of:=VALUE([.A563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6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11</text:p>
          </table:table-cell>
          <table:table-cell table:style-name="ce5" office:value-type="string" calcext:value-type="string">
            <text:p>Qual outro produto do tabaco você usou com mais frequência NOS ÚLTIMOS 30 DIAS?</text:p>
          </table:table-cell>
          <table:table-cell table:style-name="ce5" table:formula="of:=VALUE([.A565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56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Cigarros de cravo (cigarros de Bali)</text:p>
          </table:table-cell>
          <table:table-cell table:style-name="ce5" table:formula="of:=VALUE([.A56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igarros enrolados à mão (palha ou papel) </text:p>
          </table:table-cell>
          <table:table-cell table:style-name="ce5" table:formula="of:=VALUE([.A56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Cigarrilhas</text:p>
          </table:table-cell>
          <table:table-cell table:style-name="ce5" table:formula="of:=VALUE([.A56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Charutos, charutos pequenos</text:p>
          </table:table-cell>
          <table:table-cell table:style-name="ce5" table:formula="of:=VALUE([.A57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Fumo para mascar</text:p>
          </table:table-cell>
          <table:table-cell table:style-name="ce5" table:formula="of:=VALUE([.A57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arguilé (cachimbo de água)</text:p>
          </table:table-cell>
          <table:table-cell table:style-name="ce5" table:formula="of:=VALUE([.A57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Cigarros indianos (bidis)</text:p>
          </table:table-cell>
          <table:table-cell table:style-name="ce5" table:formula="of:=VALUE([.A573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Cigarro eletrônico (e-cigarette)</text:p>
          </table:table-cell>
          <table:table-cell table:style-name="ce5" table:formula="of:=VALUE([.A574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Outros</text:p>
          </table:table-cell>
          <table:table-cell table:style-name="ce5" table:formula="of:=VALUE([.A57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7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05</text:p>
          </table:table-cell>
          <table:table-cell table:style-name="ce5" office:value-type="string" calcext:value-type="string">
            <text:p>NOS ÚLTIMOS 7 DIAS, em quantos dias pessoas fumaram na sua presença?</text:p>
          </table:table-cell>
          <table:table-cell table:style-name="ce5" table:formula="of:=VALUE([.A577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7 dias (0 dia)</text:p>
          </table:table-cell>
          <table:table-cell table:style-name="ce5" table:formula="of:=VALUE([.A57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7 dias</text:p>
          </table:table-cell>
          <table:table-cell table:style-name="ce5" table:formula="of:=VALUE([.A57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ou 4 dias nos últimos 7 dias</text:p>
          </table:table-cell>
          <table:table-cell table:style-name="ce5" table:formula="of:=VALUE([.A58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5 ou 6 dias nos últimos 7 dias</text:p>
          </table:table-cell>
          <table:table-cell table:style-name="ce5" table:formula="of:=VALUE([.A58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Todos os 7 dias nos últimos 7 dias</text:p>
          </table:table-cell>
          <table:table-cell table:style-name="ce5" table:formula="of:=VALUE([.A58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83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4006A</text:p>
          </table:table-cell>
          <table:table-cell table:style-name="ce5" office:value-type="string" calcext:value-type="string">
            <text:p>Algum de seus pais ou responsáveis fuma? </text:p>
          </table:table-cell>
          <table:table-cell table:style-name="ce5" table:formula="of:=VALUE([.A584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eles </text:p>
          </table:table-cell>
          <table:table-cell table:style-name="ce5" table:formula="of:=VALUE([.A58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ó meu pai ou responsável do sexo masculino </text:p>
          </table:table-cell>
          <table:table-cell table:style-name="ce5" table:formula="of:=VALUE([.A58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Só minha mãe ou responsável do sexo feminino </text:p>
          </table:table-cell>
          <table:table-cell table:style-name="ce5" table:formula="of:=VALUE([.A58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Meu pai e minha mãe ou responsáveis </text:p>
          </table:table-cell>
          <table:table-cell table:style-name="ce5" table:formula="of:=VALUE([.A58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Não sei</text:p>
          </table:table-cell>
          <table:table-cell table:style-name="ce5" table:formula="of:=VALUE([.A58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90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5002</text:p>
          </table:table-cell>
          <table:table-cell table:style-name="ce5" office:value-type="string" calcext:value-type="string">
            <text:p>Alguma vez na vida você tomou uma dose de bebida alcoólica? (Uma dose equivale a uma lata de cerveja ou uma taça de vinho ou uma dose de cachaça ou uísque etc)</text:p>
          </table:table-cell>
          <table:table-cell table:style-name="ce5" table:formula="of:=VALUE([.A591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59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 </text:p>
          </table:table-cell>
          <table:table-cell table:style-name="ce5" table:formula="of:=VALUE([.A59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594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5003</text:p>
          </table:table-cell>
          <table:table-cell table:style-name="ce5" office:value-type="string" calcext:value-type="string">
            <text:p>Que idade você tinha quando tomou a primeira dose de bebida alcoólica? (Uma dose equivale a uma lata de cerveja ou uma taça de vinho ou uma dose de cachaça ou uísque etc)</text:p>
          </table:table-cell>
          <table:table-cell table:style-name="ce5" table:formula="of:=VALUE([.A595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unca tomei bebida alcoólica</text:p>
          </table:table-cell>
          <table:table-cell table:style-name="ce5" table:formula="of:=VALUE([.A59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7 anos de idade ou menos</text:p>
          </table:table-cell>
          <table:table-cell table:style-name="ce5" table:formula="of:=VALUE([.A597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8 anos</text:p>
          </table:table-cell>
          <table:table-cell table:style-name="ce5" table:formula="of:=VALUE([.A598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anos</text:p>
          </table:table-cell>
          <table:table-cell table:style-name="ce5" table:formula="of:=VALUE([.A59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 anos</text:p>
          </table:table-cell>
          <table:table-cell table:style-name="ce5" table:formula="of:=VALUE([.A600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1 anos</text:p>
          </table:table-cell>
          <table:table-cell table:style-name="ce5" table:formula="of:=VALUE([.A601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2 anos</text:p>
          </table:table-cell>
          <table:table-cell table:style-name="ce5" table:formula="of:=VALUE([.A60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3 anos</text:p>
          </table:table-cell>
          <table:table-cell table:style-name="ce5" table:formula="of:=VALUE([.A603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4 anos</text:p>
          </table:table-cell>
          <table:table-cell table:style-name="ce5" table:formula="of:=VALUE([.A604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 anos</text:p>
          </table:table-cell>
          <table:table-cell table:style-name="ce5" table:formula="of:=VALUE([.A605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6 anos</text:p>
          </table:table-cell>
          <table:table-cell table:style-name="ce5" table:formula="of:=VALUE([.A606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7 anos </text:p>
          </table:table-cell>
          <table:table-cell table:style-name="ce5" table:formula="of:=VALUE([.A607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8 anos ou mais</text:p>
          </table:table-cell>
          <table:table-cell table:style-name="ce5" table:formula="of:=VALUE([.A608]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09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5004</text:p>
          </table:table-cell>
          <table:table-cell table:style-name="ce5" office:value-type="string" calcext:value-type="string">
            <text:p>NOS ÚLTIMOS 30 DIAS, em quantos dias você tomou pelo menos um copo ou uma dose de bebida alcoólica? (Uma dose equivale a uma lata de cerveja ou uma taça de vinho ou uma dose de cachaça ou uísque etc)</text:p>
          </table:table-cell>
          <table:table-cell table:style-name="ce5" table:formula="of:=VALUE([.A610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1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61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61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5 dias nos últimos 30 dias</text:p>
          </table:table-cell>
          <table:table-cell table:style-name="ce5" table:formula="of:=VALUE([.A61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6 a 9 dias nos últimos 30 dias</text:p>
          </table:table-cell>
          <table:table-cell table:style-name="ce5" table:formula="of:=VALUE([.A61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0 a 19 dias nos últimos 30 dias</text:p>
          </table:table-cell>
          <table:table-cell table:style-name="ce5" table:formula="of:=VALUE([.A61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20 a 29 dias nos últimos 30 dias</text:p>
          </table:table-cell>
          <table:table-cell table:style-name="ce5" table:formula="of:=VALUE([.A61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Todos os dias nos últimos 30 dias</text:p>
          </table:table-cell>
          <table:table-cell table:style-name="ce5" table:formula="of:=VALUE([.A618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1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5005</text:p>
          </table:table-cell>
          <table:table-cell table:style-name="ce5" office:value-type="string" calcext:value-type="string">
            <text:p>NOS ÚLTIMOS 30 DIAS, nos dias em que você tomou alguma bebida alcoólica, quantos copos ou doses você tomou por dia? </text:p>
          </table:table-cell>
          <table:table-cell table:style-name="ce5" table:formula="of:=VALUE([.A620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2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omei nenhuma bebida alcoólica nos últimos 30 dias (0 dia)</text:p>
          </table:table-cell>
          <table:table-cell table:style-name="ce5" table:formula="of:=VALUE([.A62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enos de um copo ou dose nos últimos 30 dias </text:p>
          </table:table-cell>
          <table:table-cell table:style-name="ce5" table:formula="of:=VALUE([.A62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 copo ou 1 dose nos últimos 30 dias</text:p>
          </table:table-cell>
          <table:table-cell table:style-name="ce5" table:formula="of:=VALUE([.A62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2 copos ou 2 doses nos últimos 30 dias</text:p>
          </table:table-cell>
          <table:table-cell table:style-name="ce5" table:formula="of:=VALUE([.A62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3 copos ou 3 doses nos últimos 30 dias</text:p>
          </table:table-cell>
          <table:table-cell table:style-name="ce5" table:formula="of:=VALUE([.A62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4 copos ou 4 doses nos últimos 30 dias</text:p>
          </table:table-cell>
          <table:table-cell table:style-name="ce5" table:formula="of:=VALUE([.A62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5 copos ou mais ou 5 doses ou mais nos últimos 30 dias </text:p>
          </table:table-cell>
          <table:table-cell table:style-name="ce5" table:formula="of:=VALUE([.A628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2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5006A</text:p>
          </table:table-cell>
          <table:table-cell table:style-name="ce5" office:value-type="string" calcext:value-type="string">
            <text:p>NOS ÚLTIMOS 30 DIAS, na maioria das vezes, como você conseguiu a bebida que tomou?</text:p>
          </table:table-cell>
          <table:table-cell table:style-name="ce5" table:formula="of:=VALUE([.A630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3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omei nenhuma bebida alcoólica nos últimos 30 dias (0 dia)</text:p>
          </table:table-cell>
          <table:table-cell table:style-name="ce5" table:formula="of:=VALUE([.A63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omprei no mercado, loja, bar ou supermercado</text:p>
          </table:table-cell>
          <table:table-cell table:style-name="ce5" table:formula="of:=VALUE([.A63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Comprei de um vendedor de rua</text:p>
          </table:table-cell>
          <table:table-cell table:style-name="ce5" table:formula="of:=VALUE([.A63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Dei dinheiro a alguém que comprou para mim</text:p>
          </table:table-cell>
          <table:table-cell table:style-name="ce5" table:formula="of:=VALUE([.A63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Consegui com meus amigos</text:p>
          </table:table-cell>
          <table:table-cell table:style-name="ce5" table:formula="of:=VALUE([.A63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Peguei na minha casa sem permissão</text:p>
          </table:table-cell>
          <table:table-cell table:style-name="ce5" table:formula="of:=VALUE([.A63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Consegui com alguém em minha família</text:p>
          </table:table-cell>
          <table:table-cell table:style-name="ce5" table:formula="of:=VALUE([.A638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Em uma festa</text:p>
          </table:table-cell>
          <table:table-cell table:style-name="ce5" table:formula="of:=VALUE([.A639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Consegui de outro modo</text:p>
          </table:table-cell>
          <table:table-cell table:style-name="ce5" table:formula="of:=VALUE([.A64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4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5007</text:p>
          </table:table-cell>
          <table:table-cell table:style-name="ce5" office:value-type="string" calcext:value-type="string">
            <text:p>Na sua vida, quantas vezes você bebeu tanto que ficou realmente bêbado(a)?</text:p>
          </table:table-cell>
          <table:table-cell table:style-name="ce5" table:formula="of:=VALUE([.A642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4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a vida (0 vez)</text:p>
          </table:table-cell>
          <table:table-cell table:style-name="ce5" table:formula="of:=VALUE([.A64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vezes na vida </text:p>
          </table:table-cell>
          <table:table-cell table:style-name="ce5" table:formula="of:=VALUE([.A64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5 vezes na vida </text:p>
          </table:table-cell>
          <table:table-cell table:style-name="ce5" table:formula="of:=VALUE([.A64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6 a 9 vezes na vida </text:p>
          </table:table-cell>
          <table:table-cell table:style-name="ce5" table:formula="of:=VALUE([.A64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0 ou mais vezes na vida </text:p>
          </table:table-cell>
          <table:table-cell table:style-name="ce5" table:formula="of:=VALUE([.A64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4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5009</text:p>
          </table:table-cell>
          <table:table-cell table:style-name="ce5" office:value-type="string" calcext:value-type="string">
            <text:p>Na sua vida, quantas vezes você teve problemas com sua família ou amigos, perdeu aulas ou brigou por que tinha bebido?</text:p>
          </table:table-cell>
          <table:table-cell table:style-name="ce5" table:formula="of:=VALUE([.A650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5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a vida (0 vez)</text:p>
          </table:table-cell>
          <table:table-cell table:style-name="ce5" table:formula="of:=VALUE([.A65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vezes na vida </text:p>
          </table:table-cell>
          <table:table-cell table:style-name="ce5" table:formula="of:=VALUE([.A65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5 vezes na vida </text:p>
          </table:table-cell>
          <table:table-cell table:style-name="ce5" table:formula="of:=VALUE([.A65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6 a 9 vezes na vida </text:p>
          </table:table-cell>
          <table:table-cell table:style-name="ce5" table:formula="of:=VALUE([.A65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0 ou mais vezes na vida </text:p>
          </table:table-cell>
          <table:table-cell table:style-name="ce5" table:formula="of:=VALUE([.A65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5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5010</text:p>
          </table:table-cell>
          <table:table-cell table:style-name="ce5" office:value-type="string" calcext:value-type="string">
            <text:p>Quantos amigos seus consomem bebida alcoólica?</text:p>
          </table:table-cell>
          <table:table-cell table:style-name="ce5" table:formula="of:=VALUE([.A658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</text:p>
          </table:table-cell>
          <table:table-cell table:style-name="ce5" table:formula="of:=VALUE([.A65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Poucos</text:p>
          </table:table-cell>
          <table:table-cell table:style-name="ce5" table:formula="of:=VALUE([.A66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lguns</text:p>
          </table:table-cell>
          <table:table-cell table:style-name="ce5" table:formula="of:=VALUE([.A66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A maioria</text:p>
          </table:table-cell>
          <table:table-cell table:style-name="ce5" table:formula="of:=VALUE([.A66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Todos</text:p>
          </table:table-cell>
          <table:table-cell table:style-name="ce5" table:formula="of:=VALUE([.A66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ão sei</text:p>
          </table:table-cell>
          <table:table-cell table:style-name="ce5" table:formula="of:=VALUE([.A664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6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6001</text:p>
          </table:table-cell>
          <table:table-cell table:style-name="ce5" office:value-type="string" calcext:value-type="string">
            <text:p>Alguma vez na vida, você já usou alguma droga-como: maconha, cocaína, crack, loló, lança-perfume, ecstasy, oxy, etc?</text:p>
          </table:table-cell>
          <table:table-cell table:style-name="ce5" table:formula="of:=VALUE([.A666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66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66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6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6002</text:p>
          </table:table-cell>
          <table:table-cell table:style-name="ce5" office:value-type="string" calcext:value-type="string">
            <text:p>Que idade você tinha quando usou droga como maconha, cocaína, crack, cola, loló, lança-perfume, ecstasy, oxy ou outra, pela primeira vez?</text:p>
          </table:table-cell>
          <table:table-cell table:style-name="ce5" table:formula="of:=VALUE([.A670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7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7 anos ou menos</text:p>
          </table:table-cell>
          <table:table-cell table:style-name="ce5" table:formula="of:=VALUE([.A672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8 anos</text:p>
          </table:table-cell>
          <table:table-cell table:style-name="ce5" table:formula="of:=VALUE([.A673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anos</text:p>
          </table:table-cell>
          <table:table-cell table:style-name="ce5" table:formula="of:=VALUE([.A67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 anos</text:p>
          </table:table-cell>
          <table:table-cell table:style-name="ce5" table:formula="of:=VALUE([.A675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1 anos</text:p>
          </table:table-cell>
          <table:table-cell table:style-name="ce5" table:formula="of:=VALUE([.A676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2 anos</text:p>
          </table:table-cell>
          <table:table-cell table:style-name="ce5" table:formula="of:=VALUE([.A677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3 anos</text:p>
          </table:table-cell>
          <table:table-cell table:style-name="ce5" table:formula="of:=VALUE([.A678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4 anos</text:p>
          </table:table-cell>
          <table:table-cell table:style-name="ce5" table:formula="of:=VALUE([.A679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 anos</text:p>
          </table:table-cell>
          <table:table-cell table:style-name="ce5" table:formula="of:=VALUE([.A680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6 anos</text:p>
          </table:table-cell>
          <table:table-cell table:style-name="ce5" table:formula="of:=VALUE([.A681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7 anos</text:p>
          </table:table-cell>
          <table:table-cell table:style-name="ce5" table:formula="of:=VALUE([.A682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8 anos ou mais</text:p>
          </table:table-cell>
          <table:table-cell table:style-name="ce5" table:formula="of:=VALUE([.A683]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8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6003A</text:p>
          </table:table-cell>
          <table:table-cell table:style-name="ce5" office:value-type="string" calcext:value-type="string">
            <text:p>NOS ÚLTIMOS 30 DIAS, quantos dias você usou droga como maconha, cocaína, crack, cola, loló, lança-perfume, ecstasy, oxy, etc?</text:p>
          </table:table-cell>
          <table:table-cell table:style-name="ce5" table:formula="of:=VALUE([.A685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8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68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68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5 dias nos últimos 30 dias</text:p>
          </table:table-cell>
          <table:table-cell table:style-name="ce5" table:formula="of:=VALUE([.A68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6 a 9 dias nos últimos 30 dias</text:p>
          </table:table-cell>
          <table:table-cell table:style-name="ce5" table:formula="of:=VALUE([.A69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0 ou mais dias nos últimos 30 dias</text:p>
          </table:table-cell>
          <table:table-cell table:style-name="ce5" table:formula="of:=VALUE([.A69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9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6004A</text:p>
          </table:table-cell>
          <table:table-cell table:style-name="ce5" office:value-type="string" calcext:value-type="string">
            <text:p>NOS ÚLTIMOS 30 DIAS, quantos dias você usou maconha? </text:p>
          </table:table-cell>
          <table:table-cell table:style-name="ce5" table:formula="of:=VALUE([.A693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69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69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69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9 dias nos últimos 30 dias</text:p>
          </table:table-cell>
          <table:table-cell table:style-name="ce5" table:formula="of:=VALUE([.A69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10 ou mais dias nos últimos 30 dias</text:p>
          </table:table-cell>
          <table:table-cell table:style-name="ce5" table:formula="of:=VALUE([.A69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69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6005A</text:p>
          </table:table-cell>
          <table:table-cell table:style-name="ce5" office:value-type="string" calcext:value-type="string">
            <text:p>NOS ÚLTIMOS 30 DIAS, quantos dias você usou crack?</text:p>
          </table:table-cell>
          <table:table-cell table:style-name="ce5" table:formula="of:=VALUE([.A700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70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70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70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9 dias nos últimos 30 dias</text:p>
          </table:table-cell>
          <table:table-cell table:style-name="ce5" table:formula="of:=VALUE([.A70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10 ou mais dias nos últimos 30 dias</text:p>
          </table:table-cell>
          <table:table-cell table:style-name="ce5" table:formula="of:=VALUE([.A70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0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6006</text:p>
          </table:table-cell>
          <table:table-cell table:style-name="ce5" office:value-type="string" calcext:value-type="string">
            <text:p>Quantos amigos seus usam drogas?</text:p>
          </table:table-cell>
          <table:table-cell table:style-name="ce5" table:formula="of:=VALUE([.A707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</text:p>
          </table:table-cell>
          <table:table-cell table:style-name="ce5" table:formula="of:=VALUE([.A70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Poucos</text:p>
          </table:table-cell>
          <table:table-cell table:style-name="ce5" table:formula="of:=VALUE([.A70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lguns</text:p>
          </table:table-cell>
          <table:table-cell table:style-name="ce5" table:formula="of:=VALUE([.A71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A maioria</text:p>
          </table:table-cell>
          <table:table-cell table:style-name="ce5" table:formula="of:=VALUE([.A71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Todos</text:p>
          </table:table-cell>
          <table:table-cell table:style-name="ce5" table:formula="of:=VALUE([.A71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Não sei</text:p>
          </table:table-cell>
          <table:table-cell table:style-name="ce5" table:formula="of:=VALUE([.A713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1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1</text:p>
          </table:table-cell>
          <table:table-cell table:style-name="ce5" office:value-type="string" calcext:value-type="string">
            <text:p>NOS ÚLTIMOS 30 DIAS, em quantos dias você faltou às aulas ou à escola sem permissão dos seus pais ou responsáveis?</text:p>
          </table:table-cell>
          <table:table-cell table:style-name="ce5" table:formula="of:=VALUE([.A715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71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ou 2 dias nos últimos 30 dias</text:p>
          </table:table-cell>
          <table:table-cell table:style-name="ce5" table:formula="of:=VALUE([.A71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a 5 dias nos últimos 30 dias</text:p>
          </table:table-cell>
          <table:table-cell table:style-name="ce5" table:formula="of:=VALUE([.A71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6 a 9 dias nos últimos 30 dias</text:p>
          </table:table-cell>
          <table:table-cell table:style-name="ce5" table:formula="of:=VALUE([.A71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0 ou mais dias nos últimos 30 dias</text:p>
          </table:table-cell>
          <table:table-cell table:style-name="ce5" table:formula="of:=VALUE([.A72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21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2</text:p>
          </table:table-cell>
          <table:table-cell table:style-name="ce5" office:value-type="string" calcext:value-type="string">
            <text:p>NOS ÚLTIMOS 30 DIAS, com que frequência seus pais ou responsáveis sabiam realmente o que você estava fazendo em seu tempo livre?</text:p>
          </table:table-cell>
          <table:table-cell table:style-name="ce5" table:formula="of:=VALUE([.A722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2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2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2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72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2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2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3</text:p>
          </table:table-cell>
          <table:table-cell table:style-name="ce5" office:value-type="string" calcext:value-type="string">
            <text:p>NOS ÚLTIMOS 30 DIAS, com que frequência seus pais ou responsáveis verificaram se os seus deveres de casa (lição de casa) foram feitos?</text:p>
          </table:table-cell>
          <table:table-cell table:style-name="ce5" table:formula="of:=VALUE([.A729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3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3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3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73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3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3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4</text:p>
          </table:table-cell>
          <table:table-cell table:style-name="ce5" office:value-type="string" calcext:value-type="string">
            <text:p>NOS ÚLTIMOS 30 DIAS, com que frequência seus pais ou responsáveis entenderam seus problemas e preocupações?</text:p>
          </table:table-cell>
          <table:table-cell table:style-name="ce5" table:formula="of:=VALUE([.A736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 </text:p>
          </table:table-cell>
          <table:table-cell table:style-name="ce5" table:formula="of:=VALUE([.A73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 </text:p>
          </table:table-cell>
          <table:table-cell table:style-name="ce5" table:formula="of:=VALUE([.A73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 </text:p>
          </table:table-cell>
          <table:table-cell table:style-name="ce5" table:formula="of:=VALUE([.A73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o tempo </text:p>
          </table:table-cell>
          <table:table-cell table:style-name="ce5" table:formula="of:=VALUE([.A74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4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4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5</text:p>
          </table:table-cell>
          <table:table-cell table:style-name="ce5" office:value-type="string" calcext:value-type="string">
            <text:p>NOS ÚLTIMOS 30 DIAS, com que frequência seus pais ou responsáveis mexeram em suas coisas sem a sua concordância?</text:p>
          </table:table-cell>
          <table:table-cell table:style-name="ce5" table:formula="of:=VALUE([.A743])" office:value-type="string" office:string-value="" calcext:value-type="error">
            <text:p>Erro:502</text:p>
          </table:table-cell>
          <table:table-cell office:value-type="string" calcext:value-type="string">
            <text:p>FAMIL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4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4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4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74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4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4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6</text:p>
          </table:table-cell>
          <table:table-cell table:style-name="ce5" office:value-type="string" calcext:value-type="string">
            <text:p>NOS ÚLTIMOS 30 DIAS, com que frequência os colegas de sua escola trataram você bem e/ou foram prestativos contigo?</text:p>
          </table:table-cell>
          <table:table-cell table:style-name="ce5" table:formula="of:=VALUE([.A750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5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5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53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75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55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56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7007</text:p>
          </table:table-cell>
          <table:table-cell table:style-name="ce5" office:value-type="string" calcext:value-type="string">
            <text:p>NOS ÚLTIMOS 30 DIAS, com que frequência algum dos seus colegas de escola te esculacharam, zoaram, mangaram, intimidaram ou caçoaram tanto que você ficou magoado, incomodado, aborrecido, ofendido ou humilhado?</text:p>
          </table:table-cell>
          <table:table-cell table:style-name="ce5" table:formula="of:=VALUE([.A757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5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5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6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76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6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63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7008</text:p>
          </table:table-cell>
          <table:table-cell table:style-name="ce5" office:value-type="string" calcext:value-type="string">
            <text:p>NOS ÚLTIMOS 30 DIAS, qual o motivo/causa de seus colegas terem te esculachado, zombado, zoado, caçoado, mangado, intimidado ou humilhado?</text:p>
          </table:table-cell>
          <table:table-cell table:style-name="ce5" table:formula="of:=VALUE([.A764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765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A minha cor ou raça</text:p>
          </table:table-cell>
          <table:table-cell table:style-name="ce5" table:formula="of:=VALUE([.A76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 minha religião</text:p>
          </table:table-cell>
          <table:table-cell table:style-name="ce5" table:formula="of:=VALUE([.A76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 aparência do meu rosto</text:p>
          </table:table-cell>
          <table:table-cell table:style-name="ce5" table:formula="of:=VALUE([.A76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A aparência do meu corpo</text:p>
          </table:table-cell>
          <table:table-cell table:style-name="ce5" table:formula="of:=VALUE([.A76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A minha orientação sexual</text:p>
          </table:table-cell>
          <table:table-cell table:style-name="ce5" table:formula="of:=VALUE([.A77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A minha região de origem</text:p>
          </table:table-cell>
          <table:table-cell table:style-name="ce5" table:formula="of:=VALUE([.A77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Outros motivos/causas</text:p>
          </table:table-cell>
          <table:table-cell table:style-name="ce5" table:formula="of:=VALUE([.A772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73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7009</text:p>
          </table:table-cell>
          <table:table-cell table:style-name="ce5" office:value-type="string" calcext:value-type="string">
            <text:p>NOS ÚLTIMOS 30 DIAS, você esculachou, zombou, mangou, intimidou ou caçoou algum de seus colegas da escola tanto que ele ficou magoado, aborrecido, ofendido ou humilhado?</text:p>
          </table:table-cell>
          <table:table-cell table:style-name="ce5" table:formula="of:=VALUE([.A774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77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77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7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7010</text:p>
          </table:table-cell>
          <table:table-cell table:style-name="ce5" office:value-type="string" calcext:value-type="string">
            <text:p>Você já sofreu bullying?</text:p>
          </table:table-cell>
          <table:table-cell table:style-name="ce5" table:formula="of:=VALUE([.A778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77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78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 o que é bullying</text:p>
          </table:table-cell>
          <table:table-cell table:style-name="ce5" table:formula="of:=VALUE([.A78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8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2001</text:p>
          </table:table-cell>
          <table:table-cell table:style-name="ce5" office:value-type="string" calcext:value-type="string">
            <text:p>NOS ÚLTIMOS 12 MESES com que frequência tem se sentido sozinho(a)? </text:p>
          </table:table-cell>
          <table:table-cell table:style-name="ce5" table:formula="of:=VALUE([.A783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8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8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8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ia das vezes</text:p>
          </table:table-cell>
          <table:table-cell table:style-name="ce5" table:formula="of:=VALUE([.A78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8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8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2002</text:p>
          </table:table-cell>
          <table:table-cell table:style-name="ce5" office:value-type="string" calcext:value-type="string">
            <text:p>NOS ÚLTIMOS 12 MESES, com que frequência você não conseguiu dormir à noite porque algo o(a) preocupava muito? </text:p>
          </table:table-cell>
          <table:table-cell table:style-name="ce5" table:formula="of:=VALUE([.A790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79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79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793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ia das vezes</text:p>
          </table:table-cell>
          <table:table-cell table:style-name="ce5" table:formula="of:=VALUE([.A794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795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79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2003</text:p>
          </table:table-cell>
          <table:table-cell table:style-name="ce5" office:value-type="string" calcext:value-type="string">
            <text:p>Quantos amigos(as) próximos você tem?</text:p>
          </table:table-cell>
          <table:table-cell table:style-name="ce5" table:formula="of:=VALUE([.A797])" office:value-type="string" office:string-value="" calcext:value-type="error">
            <text:p>Erro:502</text:p>
          </table:table-cell>
          <table:table-cell office:value-type="string" calcext:value-type="string">
            <text:p>SOCI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amigo (0)</text:p>
          </table:table-cell>
          <table:table-cell table:style-name="ce5" table:formula="of:=VALUE([.A79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amigo</text:p>
          </table:table-cell>
          <table:table-cell table:style-name="ce5" table:formula="of:=VALUE([.A79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amigos</text:p>
          </table:table-cell>
          <table:table-cell table:style-name="ce5" table:formula="of:=VALUE([.A80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ou mais amigos</text:p>
          </table:table-cell>
          <table:table-cell table:style-name="ce5" table:formula="of:=VALUE([.A80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0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8001</text:p>
          </table:table-cell>
          <table:table-cell table:style-name="ce5" office:value-type="string" calcext:value-type="string">
            <text:p>Você já teve relação sexual (transou) alguma vez?</text:p>
          </table:table-cell>
          <table:table-cell table:style-name="ce5" table:formula="of:=VALUE([.A803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0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0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0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8002</text:p>
          </table:table-cell>
          <table:table-cell table:style-name="ce5" office:value-type="string" calcext:value-type="string">
            <text:p>Que idade você tinha quando teve relação sexual (transou) pela primeira vez?</text:p>
          </table:table-cell>
          <table:table-cell table:style-name="ce5" table:formula="of:=VALUE([.A807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0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9 anos ou menos</text:p>
          </table:table-cell>
          <table:table-cell table:style-name="ce5" table:formula="of:=VALUE([.A80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10 anos</text:p>
          </table:table-cell>
          <table:table-cell table:style-name="ce5" table:formula="of:=VALUE([.A810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1 anos</text:p>
          </table:table-cell>
          <table:table-cell table:style-name="ce5" table:formula="of:=VALUE([.A811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12 anos</text:p>
          </table:table-cell>
          <table:table-cell table:style-name="ce5" table:formula="of:=VALUE([.A812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13 anos</text:p>
          </table:table-cell>
          <table:table-cell table:style-name="ce5" table:formula="of:=VALUE([.A813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14 anos</text:p>
          </table:table-cell>
          <table:table-cell table:style-name="ce5" table:formula="of:=VALUE([.A814])" office:value-type="float" office:value="14" calcext:value-type="float">
            <text:p>14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15 anos</text:p>
          </table:table-cell>
          <table:table-cell table:style-name="ce5" table:formula="of:=VALUE([.A815])" office:value-type="float" office:value="15" calcext:value-type="float">
            <text:p>15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16 anos</text:p>
          </table:table-cell>
          <table:table-cell table:style-name="ce5" table:formula="of:=VALUE([.A816])" office:value-type="float" office:value="16" calcext:value-type="float">
            <text:p>16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17 anos</text:p>
          </table:table-cell>
          <table:table-cell table:style-name="ce5" table:formula="of:=VALUE([.A817])" office:value-type="float" office:value="17" calcext:value-type="float">
            <text:p>1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18 anos ou mais</text:p>
          </table:table-cell>
          <table:table-cell table:style-name="ce5" table:formula="of:=VALUE([.A818])" office:value-type="float" office:value="18" calcext:value-type="float">
            <text:p>1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1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8011</text:p>
          </table:table-cell>
          <table:table-cell table:style-name="ce5" office:value-type="string" calcext:value-type="string">
            <text:p>Você usou preservativo na primeira relação sexual?</text:p>
          </table:table-cell>
          <table:table-cell table:style-name="ce5" table:formula="of:=VALUE([.A820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2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2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2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2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8003A</text:p>
          </table:table-cell>
          <table:table-cell table:style-name="ce5" office:value-type="string" calcext:value-type="string">
            <text:p>Na sua vida, com quantas pessoas você teve relações sexuais (transou)?</text:p>
          </table:table-cell>
          <table:table-cell table:style-name="ce5" table:formula="of:=VALUE([.A825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2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1 pessoa </text:p>
          </table:table-cell>
          <table:table-cell table:style-name="ce5" table:formula="of:=VALUE([.A82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2 pessoas </text:p>
          </table:table-cell>
          <table:table-cell table:style-name="ce5" table:formula="of:=VALUE([.A82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3 pessoas </text:p>
          </table:table-cell>
          <table:table-cell table:style-name="ce5" table:formula="of:=VALUE([.A82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pessoas </text:p>
          </table:table-cell>
          <table:table-cell table:style-name="ce5" table:formula="of:=VALUE([.A830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5 pessoas </text:p>
          </table:table-cell>
          <table:table-cell table:style-name="ce5" table:formula="of:=VALUE([.A831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6 ou mais pessoas </text:p>
          </table:table-cell>
          <table:table-cell table:style-name="ce5" table:formula="of:=VALUE([.A832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33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8005</text:p>
          </table:table-cell>
          <table:table-cell table:style-name="ce5" office:value-type="string" calcext:value-type="string">
            <text:p>Na última vez que você teve relação sexual (transou), você ou seu(sua) parceiro(a) usou algum método para evitar a gravidez e/ou Doenças Sexualmente Transmissíveis (DST)</text:p>
          </table:table-cell>
          <table:table-cell table:style-name="ce5" table:formula="of:=VALUE([.A834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35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3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3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83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3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8006</text:p>
          </table:table-cell>
          <table:table-cell table:style-name="ce5" office:value-type="string" calcext:value-type="string">
            <text:p>Na última vez que você teve relação sexual (transou), você ou seu(sua) parceiro(a) usou camisinha (preservativo)?</text:p>
          </table:table-cell>
          <table:table-cell table:style-name="ce5" table:formula="of:=VALUE([.A840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4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4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4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84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4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8007</text:p>
          </table:table-cell>
          <table:table-cell table:style-name="ce5" office:value-type="string" calcext:value-type="string">
            <text:p>Na última vez que você teve relação sexual (transou), você ou seu(sua) parceiro(a) usou algum outro método para evitar a gravidez (não contar camisinha)?T)</text:p>
          </table:table-cell>
          <table:table-cell table:style-name="ce5" table:formula="of:=VALUE([.A846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47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4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4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85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51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8012</text:p>
          </table:table-cell>
          <table:table-cell table:style-name="ce5" office:value-type="string" calcext:value-type="string">
            <text:p>Nesta última vez que você teve relação sexual (transou), qual outro método para evitar gravidez você ou sua parceira usou?</text:p>
          </table:table-cell>
          <table:table-cell table:style-name="ce5" table:formula="of:=VALUE([.A852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5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Pílula anticoncepcional </text:p>
          </table:table-cell>
          <table:table-cell table:style-name="ce5" table:formula="of:=VALUE([.A85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Injetável mensal</text:p>
          </table:table-cell>
          <table:table-cell table:style-name="ce5" table:formula="of:=VALUE([.A85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Injetável trimestral</text:p>
          </table:table-cell>
          <table:table-cell table:style-name="ce5" table:formula="of:=VALUE([.A85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Diafragma</text:p>
          </table:table-cell>
          <table:table-cell table:style-name="ce5" table:formula="of:=VALUE([.A85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DIU</text:p>
          </table:table-cell>
          <table:table-cell table:style-name="ce5" table:formula="of:=VALUE([.A85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Outro</text:p>
          </table:table-cell>
          <table:table-cell table:style-name="ce5" table:formula="of:=VALUE([.A85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6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8013</text:p>
          </table:table-cell>
          <table:table-cell table:style-name="ce5" office:value-type="string" calcext:value-type="string">
            <text:p>Alguma vez na vida você engravidou?</text:p>
          </table:table-cell>
          <table:table-cell table:style-name="ce5" table:formula="of:=VALUE([.A861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86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6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6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65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8008</text:p>
          </table:table-cell>
          <table:table-cell table:style-name="ce5" office:value-type="string" calcext:value-type="string">
            <text:p>Na escola, você já recebeu orientação sobre prevenção de gravidez?</text:p>
          </table:table-cell>
          <table:table-cell table:style-name="ce5" table:formula="of:=VALUE([.A866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6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6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86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70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8009</text:p>
          </table:table-cell>
          <table:table-cell table:style-name="ce5" office:value-type="string" calcext:value-type="string">
            <text:p>Na escola, você já recebeu orientação sobre AIDS ou outras Doenças Sexualmente Transmissíveis (DST)?</text:p>
          </table:table-cell>
          <table:table-cell table:style-name="ce5" table:formula="of:=VALUE([.A871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7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7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87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7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8010</text:p>
          </table:table-cell>
          <table:table-cell table:style-name="ce5" office:value-type="string" calcext:value-type="string">
            <text:p>Na escola, você já recebeu orientação sobre como conseguir camisinha (preservativo) gratuitamente? </text:p>
          </table:table-cell>
          <table:table-cell table:style-name="ce5" table:formula="of:=VALUE([.A876])" office:value-type="string" office:string-value="" calcext:value-type="error">
            <text:p>Erro:502</text:p>
          </table:table-cell>
          <table:table-cell office:value-type="string" calcext:value-type="string">
            <text:p>SEXUALIDA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87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87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</text:p>
          </table:table-cell>
          <table:table-cell table:style-name="ce5" table:formula="of:=VALUE([.A87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8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0004</text:p>
          </table:table-cell>
          <table:table-cell table:style-name="ce5" office:value-type="string" calcext:value-type="string">
            <text:p>NOS ÚLTIMOS 30 DIAS, com que frequência você lavou as mãos antes de comer?</text:p>
          </table:table-cell>
          <table:table-cell table:style-name="ce5" table:formula="of:=VALUE([.A881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88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88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88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ia das vezes</text:p>
          </table:table-cell>
          <table:table-cell table:style-name="ce5" table:formula="of:=VALUE([.A88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88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87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0005</text:p>
          </table:table-cell>
          <table:table-cell table:style-name="ce5" office:value-type="string" calcext:value-type="string">
            <text:p>NOS ÚLTIMOS 30 DIAS, com que frequência você lavou as mãos após usar o banheiro ou o vaso sanitário?</text:p>
          </table:table-cell>
          <table:table-cell table:style-name="ce5" table:formula="of:=VALUE([.A888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88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89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89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ia das vezes</text:p>
          </table:table-cell>
          <table:table-cell table:style-name="ce5" table:formula="of:=VALUE([.A89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89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89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0006</text:p>
          </table:table-cell>
          <table:table-cell table:style-name="ce5" office:value-type="string" calcext:value-type="string">
            <text:p>NOS ÚLTIMOS 30 DIAS, com que frequência você usou sabão ou sabonete quando lavou suas mãos?</text:p>
          </table:table-cell>
          <table:table-cell table:style-name="ce5" table:formula="of:=VALUE([.A895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unca</text:p>
          </table:table-cell>
          <table:table-cell table:style-name="ce5" table:formula="of:=VALUE([.A89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style-name="ce5" table:formula="of:=VALUE([.A89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style-name="ce5" table:formula="of:=VALUE([.A89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Na maioria das vezes</text:p>
          </table:table-cell>
          <table:table-cell table:style-name="ce5" table:formula="of:=VALUE([.A89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mpre</text:p>
          </table:table-cell>
          <table:table-cell table:style-name="ce5" table:formula="of:=VALUE([.A90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0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0001A</text:p>
          </table:table-cell>
          <table:table-cell table:style-name="ce5" office:value-type="string" calcext:value-type="string">
            <text:p>NOS ÚLTIMOS 30 DIAS, quantas vezes por dia você usualmente escovou os dentes?</text:p>
          </table:table-cell>
          <table:table-cell table:style-name="ce5" table:formula="of:=VALUE([.A902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escovei meus dentes nos últimos 30 dias</text:p>
          </table:table-cell>
          <table:table-cell table:style-name="ce5" table:formula="of:=VALUE([.A90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 escovei meus dentes diariamente</text:p>
          </table:table-cell>
          <table:table-cell table:style-name="ce5" table:formula="of:=VALUE([.A90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1 vez por dia nos últimos 30 dias</text:p>
          </table:table-cell>
          <table:table-cell table:style-name="ce5" table:formula="of:=VALUE([.A90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2 vezes por dia nos últimos 30 dias</text:p>
          </table:table-cell>
          <table:table-cell table:style-name="ce5" table:formula="of:=VALUE([.A90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3 vezes por dia nos últimos 30 dias</text:p>
          </table:table-cell>
          <table:table-cell table:style-name="ce5" table:formula="of:=VALUE([.A90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4 ou mais vezes por dia nos últimos 30 dias</text:p>
          </table:table-cell>
          <table:table-cell table:style-name="ce5" table:formula="of:=VALUE([.A908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09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0002</text:p>
          </table:table-cell>
          <table:table-cell table:style-name="ce5" office:value-type="string" calcext:value-type="string">
            <text:p>NOS ÚLTIMOS 6 MESES, você teve dor de dente? (excluir dor de dente causada por uso de aparelho)</text:p>
          </table:table-cell>
          <table:table-cell table:style-name="ce5" table:formula="of:=VALUE([.A910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 </text:p>
          </table:table-cell>
          <table:table-cell table:style-name="ce5" table:formula="of:=VALUE([.A911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 </text:p>
          </table:table-cell>
          <table:table-cell table:style-name="ce5" table:formula="of:=VALUE([.A912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sei / não me lembro</text:p>
          </table:table-cell>
          <table:table-cell table:style-name="ce5" table:formula="of:=VALUE([.A913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1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0003</text:p>
          </table:table-cell>
          <table:table-cell table:style-name="ce5" office:value-type="string" calcext:value-type="string">
            <text:p>NOS ÚLTIMOS 12 MESES, quantas vezes você foi ao dentista?</text:p>
          </table:table-cell>
          <table:table-cell table:style-name="ce5" table:formula="of:=VALUE([.A915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12 meses (0 vez)</text:p>
          </table:table-cell>
          <table:table-cell table:style-name="ce5" table:formula="of:=VALUE([.A91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12 meses</text:p>
          </table:table-cell>
          <table:table-cell table:style-name="ce5" table:formula="of:=VALUE([.A91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vezes nos últimos 12 meses</text:p>
          </table:table-cell>
          <table:table-cell table:style-name="ce5" table:formula="of:=VALUE([.A91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ou mais vezes nos últimos 12 meses</text:p>
          </table:table-cell>
          <table:table-cell table:style-name="ce5" table:formula="of:=VALUE([.A91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20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1</text:p>
          </table:table-cell>
          <table:table-cell table:style-name="ce5" office:value-type="string" calcext:value-type="string">
            <text:p>NOS ÚLTIMOS 30 DIAS, em quantos dias você deixou de ir à escola porque não se sentia seguro no caminho de casa para a escola ou da escola para casa?</text:p>
          </table:table-cell>
          <table:table-cell table:style-name="ce5" table:formula="of:=VALUE([.A921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92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30 dias</text:p>
          </table:table-cell>
          <table:table-cell table:style-name="ce5" table:formula="of:=VALUE([.A92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30 dias</text:p>
          </table:table-cell>
          <table:table-cell table:style-name="ce5" table:formula="of:=VALUE([.A92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30 dias</text:p>
          </table:table-cell>
          <table:table-cell table:style-name="ce5" table:formula="of:=VALUE([.A92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30 dias</text:p>
          </table:table-cell>
          <table:table-cell table:style-name="ce5" table:formula="of:=VALUE([.A92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ou mais nos últimos 30 dias</text:p>
          </table:table-cell>
          <table:table-cell table:style-name="ce5" table:formula="of:=VALUE([.A927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2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2</text:p>
          </table:table-cell>
          <table:table-cell table:style-name="ce5" office:value-type="string" calcext:value-type="string">
            <text:p>NOS ÚLTIMOS 30 DIAS, em quantos dias você não foi à escola porque não se sentia seguro na escola?</text:p>
          </table:table-cell>
          <table:table-cell table:style-name="ce5" table:formula="of:=VALUE([.A929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 dia nos últimos 30 dias (0 dia)</text:p>
          </table:table-cell>
          <table:table-cell table:style-name="ce5" table:formula="of:=VALUE([.A93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dia nos últimos 30 dias</text:p>
          </table:table-cell>
          <table:table-cell table:style-name="ce5" table:formula="of:=VALUE([.A93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dias nos últimos 30 dias</text:p>
          </table:table-cell>
          <table:table-cell table:style-name="ce5" table:formula="of:=VALUE([.A932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3 dias nos últimos 30 dias</text:p>
          </table:table-cell>
          <table:table-cell table:style-name="ce5" table:formula="of:=VALUE([.A933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4 dias nos últimos 30 dias</text:p>
          </table:table-cell>
          <table:table-cell table:style-name="ce5" table:formula="of:=VALUE([.A934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5 dias ou mais nos últimos 30 dias</text:p>
          </table:table-cell>
          <table:table-cell table:style-name="ce5" table:formula="of:=VALUE([.A935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36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6A1</text:p>
          </table:table-cell>
          <table:table-cell table:style-name="ce5" office:value-type="string" calcext:value-type="string">
            <text:p>NOS ÚLTIMOS 30 DIAS, com que frequência você usou cinto de segurança enquanto andava como passageiro(a) no BANCO DA FRENTE de carro/automóvel, van ou táxi?</text:p>
          </table:table-cell>
          <table:table-cell table:style-name="ce5" table:formula="of:=VALUE([.A937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andei nesse tipo de veículo no banco da frente nos últimos 30 dias</text:p>
          </table:table-cell>
          <table:table-cell table:style-name="ce5" table:formula="of:=VALUE([.A93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unca uso cinto de segurança</text:p>
          </table:table-cell>
          <table:table-cell table:style-name="ce5" table:formula="of:=VALUE([.A93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Raramente</text:p>
          </table:table-cell>
          <table:table-cell table:style-name="ce5" table:formula="of:=VALUE([.A94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Às vezes</text:p>
          </table:table-cell>
          <table:table-cell table:style-name="ce5" table:formula="of:=VALUE([.A94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942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Sempre</text:p>
          </table:table-cell>
          <table:table-cell table:style-name="ce5" table:formula="of:=VALUE([.A943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4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6A2</text:p>
          </table:table-cell>
          <table:table-cell table:style-name="ce5" office:value-type="string" calcext:value-type="string">
            <text:p>NOS ÚLTIMOS 30 DIAS, com que frequência você usou cinto de segurança enquanto andava como passageiro(a) no BANCO DE TRÁS de carro/automóvel, van ou táxi?</text:p>
          </table:table-cell>
          <table:table-cell table:style-name="ce5" table:formula="of:=VALUE([.A945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andei nesse tipo de veículo no banco de trás nos últimos 30 dias</text:p>
          </table:table-cell>
          <table:table-cell table:style-name="ce5" table:formula="of:=VALUE([.A94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unca uso cinto de segurança</text:p>
          </table:table-cell>
          <table:table-cell table:style-name="ce5" table:formula="of:=VALUE([.A94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Raramente</text:p>
          </table:table-cell>
          <table:table-cell table:style-name="ce5" table:formula="of:=VALUE([.A94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Às vezes</text:p>
          </table:table-cell>
          <table:table-cell table:style-name="ce5" table:formula="of:=VALUE([.A94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95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Sempre</text:p>
          </table:table-cell>
          <table:table-cell table:style-name="ce5" table:formula="of:=VALUE([.A95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5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7A</text:p>
          </table:table-cell>
          <table:table-cell table:style-name="ce5" office:value-type="string" calcext:value-type="string">
            <text:p>NOS ÚLTIMOS 30 DIAS, com que frequência você usou capacete ao andar de motocicleta?</text:p>
          </table:table-cell>
          <table:table-cell table:style-name="ce5" table:formula="of:=VALUE([.A953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andei de motocicleta nos últimos 30 dias.</text:p>
          </table:table-cell>
          <table:table-cell table:style-name="ce5" table:formula="of:=VALUE([.A95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unca uso capacete</text:p>
          </table:table-cell>
          <table:table-cell table:style-name="ce5" table:formula="of:=VALUE([.A95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Raramente</text:p>
          </table:table-cell>
          <table:table-cell table:style-name="ce5" table:formula="of:=VALUE([.A95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Às vezes</text:p>
          </table:table-cell>
          <table:table-cell table:style-name="ce5" table:formula="of:=VALUE([.A95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Na maior parte do tempo</text:p>
          </table:table-cell>
          <table:table-cell table:style-name="ce5" table:formula="of:=VALUE([.A95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Sempre</text:p>
          </table:table-cell>
          <table:table-cell table:style-name="ce5" table:formula="of:=VALUE([.A95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60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8</text:p>
          </table:table-cell>
          <table:table-cell table:style-name="ce5" office:value-type="string" calcext:value-type="string">
            <text:p>NOS ÚLTIMOS 30 DIAS, quantas vezes você dirigiu um veículo motorizado de transporte (carro, motocicleta, voadeira, barco)?</text:p>
          </table:table-cell>
          <table:table-cell table:style-name="ce5" table:formula="of:=VALUE([.A961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30 dias (0 vez)</text:p>
          </table:table-cell>
          <table:table-cell table:style-name="ce5" table:formula="of:=VALUE([.A96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30 dias</text:p>
          </table:table-cell>
          <table:table-cell table:style-name="ce5" table:formula="of:=VALUE([.A96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ou 3 vezes nos últimos 30 dias</text:p>
          </table:table-cell>
          <table:table-cell table:style-name="ce5" table:formula="of:=VALUE([.A96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ou 5 vezes nos últimos 30 dias</text:p>
          </table:table-cell>
          <table:table-cell table:style-name="ce5" table:formula="of:=VALUE([.A96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ou mais vezes nos últimos 30 dias</text:p>
          </table:table-cell>
          <table:table-cell table:style-name="ce5" table:formula="of:=VALUE([.A96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67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9</text:p>
          </table:table-cell>
          <table:table-cell table:style-name="ce5" office:value-type="string" calcext:value-type="string">
            <text:p>NOS ÚLTIMOS 30 DIAS, quantas vezes você andou em carro ou outro veículo motorizado dirigido por alguém que tinha consumido alguma bebida alcoólica?</text:p>
          </table:table-cell>
          <table:table-cell table:style-name="ce5" table:formula="of:=VALUE([.A968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30 dias (0 vez)</text:p>
          </table:table-cell>
          <table:table-cell table:style-name="ce5" table:formula="of:=VALUE([.A96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30 dias</text:p>
          </table:table-cell>
          <table:table-cell table:style-name="ce5" table:formula="of:=VALUE([.A97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ou 3 vezes nos últimos 30 dias</text:p>
          </table:table-cell>
          <table:table-cell table:style-name="ce5" table:formula="of:=VALUE([.A97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ou 5 vezes nos últimos 30 dias</text:p>
          </table:table-cell>
          <table:table-cell table:style-name="ce5" table:formula="of:=VALUE([.A97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ou mais vezes nos últimos 30 dias</text:p>
          </table:table-cell>
          <table:table-cell table:style-name="ce5" table:formula="of:=VALUE([.A97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7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3</text:p>
          </table:table-cell>
          <table:table-cell table:style-name="ce5" office:value-type="string" calcext:value-type="string">
            <text:p>NOS ÚLTIMOS 30 DIAS, quantas vezes você foi agredido(a) fisicamente por um adulto da sua família?</text:p>
          </table:table-cell>
          <table:table-cell table:style-name="ce5" table:formula="of:=VALUE([.A975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30 dias (0 vez)</text:p>
          </table:table-cell>
          <table:table-cell table:style-name="ce5" table:formula="of:=VALUE([.A97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30 dias</text:p>
          </table:table-cell>
          <table:table-cell table:style-name="ce5" table:formula="of:=VALUE([.A97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ou 3 vezes nos últimos 30 dias</text:p>
          </table:table-cell>
          <table:table-cell table:style-name="ce5" table:formula="of:=VALUE([.A97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ou 5 vezes nos últimos 30 dias</text:p>
          </table:table-cell>
          <table:table-cell table:style-name="ce5" table:formula="of:=VALUE([.A97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ou 7 vezes nos últimos 30 dias</text:p>
          </table:table-cell>
          <table:table-cell table:style-name="ce5" table:formula="of:=VALUE([.A98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8 ou 9 vezes nos últimos 30 dias</text:p>
          </table:table-cell>
          <table:table-cell table:style-name="ce5" table:formula="of:=VALUE([.A981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0 ou 11 vezes nos últimos 30 dias</text:p>
          </table:table-cell>
          <table:table-cell table:style-name="ce5" table:formula="of:=VALUE([.A982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2 vezes ou mais nos últimos 30 dias</text:p>
          </table:table-cell>
          <table:table-cell table:style-name="ce5" table:formula="of:=VALUE([.A983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8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04</text:p>
          </table:table-cell>
          <table:table-cell table:style-name="ce5" office:value-type="string" calcext:value-type="string">
            <text:p>NOS ÚLTIMOS 30 DIAS, você esteve envolvido(a) em alguma briga em que alguma pessoa usou arma de fogo, como revólver ou espingarda?</text:p>
          </table:table-cell>
          <table:table-cell table:style-name="ce5" table:formula="of:=VALUE([.A985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98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98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88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09005</text:p>
          </table:table-cell>
          <table:table-cell table:style-name="ce5" office:value-type="string" calcext:value-type="string">
            <text:p>NOS ÚLTIMOS 30 DIAS, você esteve envolvido(a) em alguma briga em que alguma pessoa usou alguma outra arma como faca, canivete, peixeira, pedra, pedaço de pau ou garrafa?</text:p>
          </table:table-cell>
          <table:table-cell table:style-name="ce5" table:formula="of:=VALUE([.A989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99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99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99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0</text:p>
          </table:table-cell>
          <table:table-cell table:style-name="ce5" office:value-type="string" calcext:value-type="string">
            <text:p>NOS ÚLTIMOS 12 MESES, quantas vezes você foi agredido(a) fisicamente?</text:p>
          </table:table-cell>
          <table:table-cell table:style-name="ce5" table:formula="of:=VALUE([.A993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12 meses (0 vez)</text:p>
          </table:table-cell>
          <table:table-cell table:style-name="ce5" table:formula="of:=VALUE([.A99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12 meses</text:p>
          </table:table-cell>
          <table:table-cell table:style-name="ce5" table:formula="of:=VALUE([.A99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a 3 vezes nos últimos 12 meses</text:p>
          </table:table-cell>
          <table:table-cell table:style-name="ce5" table:formula="of:=VALUE([.A99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a 5 vezes nos últimos 12 meses</text:p>
          </table:table-cell>
          <table:table-cell table:style-name="ce5" table:formula="of:=VALUE([.A99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a 7 vezes nos últimos 12 meses</text:p>
          </table:table-cell>
          <table:table-cell table:style-name="ce5" table:formula="of:=VALUE([.A99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8 a 9 vezes nos últimos 12 meses</text:p>
          </table:table-cell>
          <table:table-cell table:style-name="ce5" table:formula="of:=VALUE([.A99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0 a 11 vezes nos últimos 12 meses</text:p>
          </table:table-cell>
          <table:table-cell table:style-name="ce5" table:formula="of:=VALUE([.A100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2 ou mais nos últimos 12 meses</text:p>
          </table:table-cell>
          <table:table-cell table:style-name="ce5" table:formula="of:=VALUE([.A100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0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1</text:p>
          </table:table-cell>
          <table:table-cell table:style-name="ce5" office:value-type="string" calcext:value-type="string">
            <text:p>NOS ÚLTIMOS 12 MESES, quantas vezes você se envolveu em briga (uma luta física)?</text:p>
          </table:table-cell>
          <table:table-cell table:style-name="ce5" table:formula="of:=VALUE([.A1003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12 meses (0 vez)</text:p>
          </table:table-cell>
          <table:table-cell table:style-name="ce5" table:formula="of:=VALUE([.A100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12 meses</text:p>
          </table:table-cell>
          <table:table-cell table:style-name="ce5" table:formula="of:=VALUE([.A100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a 3 vezes nos últimos 12 meses</text:p>
          </table:table-cell>
          <table:table-cell table:style-name="ce5" table:formula="of:=VALUE([.A100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a 5 vezes nos últimos 12 meses</text:p>
          </table:table-cell>
          <table:table-cell table:style-name="ce5" table:formula="of:=VALUE([.A100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a 7 vezes nos últimos 12 meses</text:p>
          </table:table-cell>
          <table:table-cell table:style-name="ce5" table:formula="of:=VALUE([.A100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8 a 9 vezes nos últimos 12 meses</text:p>
          </table:table-cell>
          <table:table-cell table:style-name="ce5" table:formula="of:=VALUE([.A100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0 a 11 vezes nos últimos 12 meses</text:p>
          </table:table-cell>
          <table:table-cell table:style-name="ce5" table:formula="of:=VALUE([.A101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2 ou mais nos últimos 12 meses</text:p>
          </table:table-cell>
          <table:table-cell table:style-name="ce5" table:formula="of:=VALUE([.A101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1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2</text:p>
          </table:table-cell>
          <table:table-cell table:style-name="ce5" office:value-type="string" calcext:value-type="string">
            <text:p>NOS ÚLTIMOS 12 MESES, quantas vezes você foi seriamente ferido(a)?</text:p>
          </table:table-cell>
          <table:table-cell table:style-name="ce5" table:formula="of:=VALUE([.A1013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enhuma vez nos últimos 12 meses (0 vez)</text:p>
          </table:table-cell>
          <table:table-cell table:style-name="ce5" table:formula="of:=VALUE([.A101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vez nos últimos 12 meses</text:p>
          </table:table-cell>
          <table:table-cell table:style-name="ce5" table:formula="of:=VALUE([.A101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2 ou 3 vezes nos últimos 12 meses</text:p>
          </table:table-cell>
          <table:table-cell table:style-name="ce5" table:formula="of:=VALUE([.A101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4 ou 5 vezes nos últimos 12 meses</text:p>
          </table:table-cell>
          <table:table-cell table:style-name="ce5" table:formula="of:=VALUE([.A101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6 ou 7 vezes nos últimos 12 meses</text:p>
          </table:table-cell>
          <table:table-cell table:style-name="ce5" table:formula="of:=VALUE([.A101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8 ou 9 vezes nos últimos 12 meses</text:p>
          </table:table-cell>
          <table:table-cell table:style-name="ce5" table:formula="of:=VALUE([.A101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10 ou 11 vezes nos últimos 12 meses</text:p>
          </table:table-cell>
          <table:table-cell table:style-name="ce5" table:formula="of:=VALUE([.A102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12 ou mais vezes nos últimos 12 meses</text:p>
          </table:table-cell>
          <table:table-cell table:style-name="ce5" table:formula="of:=VALUE([.A102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2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13A</text:p>
          </table:table-cell>
          <table:table-cell table:style-name="ce5" office:value-type="string" calcext:value-type="string">
            <text:p>NOS ÚLTIMOS 12 MESES, qual foi o ferimento ou a lesão mais séria que aconteceu com você?</text:p>
          </table:table-cell>
          <table:table-cell table:style-name="ce5" table:formula="of:=VALUE([.A1023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tive ferimento/lesão séria nos últimos 12 meses</text:p>
          </table:table-cell>
          <table:table-cell table:style-name="ce5" table:formula="of:=VALUE([.A102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Tive um osso quebrado ou junta deslocada</text:p>
          </table:table-cell>
          <table:table-cell table:style-name="ce5" table:formula="of:=VALUE([.A102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Tive um corte ou perfuração</text:p>
          </table:table-cell>
          <table:table-cell table:style-name="ce5" table:formula="of:=VALUE([.A102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Tive um traumatismo ou outra lesão na cabeça ou pescoço e desmaiei ou não consegui respirar</text:p>
          </table:table-cell>
          <table:table-cell table:style-name="ce5" table:formula="of:=VALUE([.A102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Tive um ferimento a bala (arma de fogo)</text:p>
          </table:table-cell>
          <table:table-cell table:style-name="ce5" table:formula="of:=VALUE([.A102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Tive uma queimadura grave</text:p>
          </table:table-cell>
          <table:table-cell table:style-name="ce5" table:formula="of:=VALUE([.A102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Fui envenenado ou tive overdose (consumi drogas em excesso)</text:p>
          </table:table-cell>
          <table:table-cell table:style-name="ce5" table:formula="of:=VALUE([.A103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Tive outra lesão ou machucado</text:p>
          </table:table-cell>
          <table:table-cell table:style-name="ce5" table:formula="of:=VALUE([.A103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3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14A</text:p>
          </table:table-cell>
          <table:table-cell table:style-name="ce5" office:value-type="string" calcext:value-type="string">
            <text:p>NOS ÚLTIMOS 12 MESES, qual foi a principal causa do ferimento ou da lesão mais séria que aconteceu com você?</text:p>
          </table:table-cell>
          <table:table-cell table:style-name="ce5" table:formula="of:=VALUE([.A1033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3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oi um acidente ou atropelamento causado por veículo motorizado</text:p>
          </table:table-cell>
          <table:table-cell table:style-name="ce5" table:formula="of:=VALUE([.A103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Foi algo que caiu sobre mim ou me atingiu</text:p>
          </table:table-cell>
          <table:table-cell table:style-name="ce5" table:formula="of:=VALUE([.A103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oi um ataque que sofri ou briga com alguém (com ou sem uso de arma)</text:p>
          </table:table-cell>
          <table:table-cell table:style-name="ce5" table:formula="of:=VALUE([.A103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Foi um incêndio ou a proximidade com algo quente</text:p>
          </table:table-cell>
          <table:table-cell table:style-name="ce5" table:formula="of:=VALUE([.A103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Foi a inalação ou algo que engoli e me fez mal</text:p>
          </table:table-cell>
          <table:table-cell table:style-name="ce5" table:formula="of:=VALUE([.A103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oi praticando alguma atividade física/exercício/esporte</text:p>
          </table:table-cell>
          <table:table-cell table:style-name="ce5" table:formula="of:=VALUE([.A104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oi um acidente que sofri quando estava trabalhando</text:p>
          </table:table-cell>
          <table:table-cell table:style-name="ce5" table:formula="of:=VALUE([.A104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oi um acidente enquanto andava de bicicleta</text:p>
          </table:table-cell>
          <table:table-cell table:style-name="ce5" table:formula="of:=VALUE([.A1042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oi uma queda</text:p>
          </table:table-cell>
          <table:table-cell table:style-name="ce5" table:formula="of:=VALUE([.A104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Foi outra causa</text:p>
          </table:table-cell>
          <table:table-cell table:style-name="ce5" table:formula="of:=VALUE([.A1044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45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09015</text:p>
          </table:table-cell>
          <table:table-cell table:style-name="ce5" office:value-type="string" calcext:value-type="string">
            <text:p>NOS ÚLTIMOS 12 MESES, você sofreu algum acidente de bicicleta (caiu e se machucou)?</text:p>
          </table:table-cell>
          <table:table-cell table:style-name="ce5" table:formula="of:=VALUE([.A1046])" office:value-type="string" office:string-value="" calcext:value-type="error">
            <text:p>Erro:502</text:p>
          </table:table-cell>
          <table:table-cell office:value-type="string" calcext:value-type="string">
            <text:p>SEGURANC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andei de bicicleta nos últimos 12 meses.</text:p>
          </table:table-cell>
          <table:table-cell table:style-name="ce5" table:formula="of:=VALUE([.A104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ndei de bicicleta e não sofri acidente</text:p>
          </table:table-cell>
          <table:table-cell table:style-name="ce5" table:formula="of:=VALUE([.A104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ndei de bicicleta e sofri acidente</text:p>
          </table:table-cell>
          <table:table-cell table:style-name="ce5" table:formula="of:=VALUE([.A1049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5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6</text:p>
          </table:table-cell>
          <table:table-cell table:style-name="ce5" office:value-type="string" calcext:value-type="string">
            <text:p>Alguma vez na vida você foi forçado a ter relação sexual? </text:p>
          </table:table-cell>
          <table:table-cell table:style-name="ce5" table:formula="of:=VALUE([.A1051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5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5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5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701</text:p>
          </table:table-cell>
          <table:table-cell table:style-name="ce5" office:value-type="string" calcext:value-type="string">
            <text:p>Um(a) namorado(a)/ex-namorado(a) forçou você a ter relação sexual?</text:p>
          </table:table-cell>
          <table:table-cell table:style-name="ce5" table:formula="of:=VALUE([.A1055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5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5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5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5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702</text:p>
          </table:table-cell>
          <table:table-cell table:style-name="ce5" office:value-type="string" calcext:value-type="string">
            <text:p>Um(a) amigo(a) forçou você a ter relação sexual?</text:p>
          </table:table-cell>
          <table:table-cell table:style-name="ce5" table:formula="of:=VALUE([.A1060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6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6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6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6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703</text:p>
          </table:table-cell>
          <table:table-cell table:style-name="ce5" office:value-type="string" calcext:value-type="string">
            <text:p>Seu pai/mãe/padastro/madrasta forçou você a ter relação sexual?</text:p>
          </table:table-cell>
          <table:table-cell table:style-name="ce5" table:formula="of:=VALUE([.A1065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6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6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6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6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704</text:p>
          </table:table-cell>
          <table:table-cell table:style-name="ce5" office:value-type="string" calcext:value-type="string">
            <text:p>Outros familiares forçaram você a ter relação sexual?</text:p>
          </table:table-cell>
          <table:table-cell table:style-name="ce5" table:formula="of:=VALUE([.A1070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7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7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7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7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705</text:p>
          </table:table-cell>
          <table:table-cell table:style-name="ce5" office:value-type="string" calcext:value-type="string">
            <text:p>Um(a) desconhecido(a) forçou você a ter relação sexual?</text:p>
          </table:table-cell>
          <table:table-cell table:style-name="ce5" table:formula="of:=VALUE([.A1075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7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77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78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79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0901706</text:p>
          </table:table-cell>
          <table:table-cell table:style-name="ce5" office:value-type="string" calcext:value-type="string">
            <text:p>Outras pessoas forçaram você a ter relação sexual?</text:p>
          </table:table-cell>
          <table:table-cell table:style-name="ce5" table:formula="of:=VALUE([.A1080])" office:value-type="string" office:string-value="" calcext:value-type="error">
            <text:p>Erro:502</text:p>
          </table:table-cell>
          <table:table-cell office:value-type="string" calcext:value-type="string">
            <text:p>ABUSO SEXUAL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08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08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08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8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3005</text:p>
          </table:table-cell>
          <table:table-cell table:style-name="ce5" office:value-type="string" calcext:value-type="string">
            <text:p>Como você classificaria seu estado de saúde?</text:p>
          </table:table-cell>
          <table:table-cell table:style-name="ce5" table:formula="of:=VALUE([.A1085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uito bom</text:p>
          </table:table-cell>
          <table:table-cell table:style-name="ce5" table:formula="of:=VALUE([.A108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Bom</text:p>
          </table:table-cell>
          <table:table-cell table:style-name="ce5" table:formula="of:=VALUE([.A108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Regular</text:p>
          </table:table-cell>
          <table:table-cell table:style-name="ce5" table:formula="of:=VALUE([.A108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Ruim</text:p>
          </table:table-cell>
          <table:table-cell table:style-name="ce5" table:formula="of:=VALUE([.A108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Muito ruim</text:p>
          </table:table-cell>
          <table:table-cell table:style-name="ce5" table:formula="of:=VALUE([.A109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91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3006</text:p>
          </table:table-cell>
          <table:table-cell table:style-name="ce5" office:value-type="string" calcext:value-type="string">
            <text:p>NOS ÚLTIMOS 12 MESES, quantos dias você faltou a escola por motivo(s) relacionado(s) à sua saúde?</text:p>
          </table:table-cell>
          <table:table-cell table:style-name="ce5" table:formula="of:=VALUE([.A1092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faltei a escola nos últimos 12 meses por motivos de saúde</text:p>
          </table:table-cell>
          <table:table-cell table:style-name="ce5" table:formula="of:=VALUE([.A1093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1 a 3 dias nos últimos 12 meses</text:p>
          </table:table-cell>
          <table:table-cell table:style-name="ce5" table:formula="of:=VALUE([.A1094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4 a 7 dias nos últimos 12 meses</text:p>
          </table:table-cell>
          <table:table-cell table:style-name="ce5" table:formula="of:=VALUE([.A1095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8 a 15 dias nos últimos 12 meses</text:p>
          </table:table-cell>
          <table:table-cell table:style-name="ce5" table:formula="of:=VALUE([.A1096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16 dias ou mais nos últimos 12 meses</text:p>
          </table:table-cell>
          <table:table-cell table:style-name="ce5" table:formula="of:=VALUE([.A1097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09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3001</text:p>
          </table:table-cell>
          <table:table-cell table:style-name="ce5" office:value-type="string" calcext:value-type="string">
            <text:p>NOS ÚLTIMOS 12 MESES você procurou algum serviço ou profissional de saúde para atendimento relacionado à própria saúde? </text:p>
          </table:table-cell>
          <table:table-cell table:style-name="ce5" table:formula="of:=VALUE([.A1099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0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0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02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3002A</text:p>
          </table:table-cell>
          <table:table-cell table:style-name="ce5" office:value-type="string" calcext:value-type="string">
            <text:p>NOS ÚLTIMOS 12 MESES, qual foi o serviço de saúde que você procurou com MAIS FREQUÊNCIA?</text:p>
          </table:table-cell>
          <table:table-cell table:style-name="ce5" table:formula="of:=VALUE([.A1103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10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Unidade Básica de Saúde (Centro ou Posto de saúde ou Unidade de Saúde da Família/PSF)</text:p>
          </table:table-cell>
          <table:table-cell table:style-name="ce5" table:formula="of:=VALUE([.A1105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Consultório médico particular ou clínica particular</text:p>
          </table:table-cell>
          <table:table-cell table:style-name="ce5" table:formula="of:=VALUE([.A110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Consultório odontológico</text:p>
          </table:table-cell>
          <table:table-cell table:style-name="ce5" table:formula="of:=VALUE([.A1107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Consultório de outro profissional de saúde (fonoaudiólogo, psicólogo, etc.)</text:p>
          </table:table-cell>
          <table:table-cell table:style-name="ce5" table:formula="of:=VALUE([.A1108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Serviço de especialidades médicas ou Policlínica</text:p>
          </table:table-cell>
          <table:table-cell table:style-name="ce5" table:formula="of:=VALUE([.A1109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Pronto-socorro, emergência ou UPA</text:p>
          </table:table-cell>
          <table:table-cell table:style-name="ce5" table:formula="of:=VALUE([.A1110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Hospital</text:p>
          </table:table-cell>
          <table:table-cell table:style-name="ce5" table:formula="of:=VALUE([.A1111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Laboratório ou clínica para exames complementares</text:p>
          </table:table-cell>
          <table:table-cell table:style-name="ce5" table:formula="of:=VALUE([.A1112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Serviço de atendimento domiciliar</text:p>
          </table:table-cell>
          <table:table-cell table:style-name="ce5" table:formula="of:=VALUE([.A111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Farmácia</text:p>
          </table:table-cell>
          <table:table-cell table:style-name="ce5" table:formula="of:=VALUE([.A1114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Outro</text:p>
          </table:table-cell>
          <table:table-cell table:style-name="ce5" table:formula="of:=VALUE([.A1115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16])" office:value-type="float" office:value="99" calcext:value-type="float">
            <text:p>99</text:p>
          </table:table-cell>
          <table:table-cell table:number-columns-repeated="1021"/>
        </table:table-row>
        <table:table-row table:style-name="ro4">
          <table:table-cell table:style-name="ce1" office:value-type="string" calcext:value-type="string">
            <text:p>VB13004A</text:p>
          </table:table-cell>
          <table:table-cell table:style-name="ce5" office:value-type="string" calcext:value-type="string">
            <text:p>Você foi atendido NA ÚLTIMA VEZ que procurou alguma Unidade Básica de Saúde (Centro ou Posto de saúde ou Unidade de Saúde da Família/PSF), NESTES ÚLTIMOS 12 MESES?</text:p>
          </table:table-cell>
          <table:table-cell table:style-name="ce5" table:formula="of:=VALUE([.A1117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1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1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ão procurei uma Unidade Básica de Saúde</text:p>
          </table:table-cell>
          <table:table-cell table:style-name="ce5" table:formula="of:=VALUE([.A1120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21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3007</text:p>
          </table:table-cell>
          <table:table-cell table:style-name="ce5" office:value-type="string" calcext:value-type="string">
            <text:p>Qual foi o PRINCIPAL MOTIVO da sua procura na Unidade Básica de Saúde (Centro ou Posto de saúde ou Unidade de Saúde da Família/PSF) NESTA ÚLTIMA VEZ?</text:p>
          </table:table-cell>
          <table:table-cell table:style-name="ce5" table:formula="of:=VALUE([.A1122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12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Apoio para controle de peso (ganhar ou perder)</text:p>
          </table:table-cell>
          <table:table-cell table:style-name="ce5" table:formula="of:=VALUE([.A112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Apoio para parar de fumar</text:p>
          </table:table-cell>
          <table:table-cell table:style-name="ce5" table:formula="of:=VALUE([.A112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Acidente ou lesão</text:p>
          </table:table-cell>
          <table:table-cell table:style-name="ce5" table:formula="of:=VALUE([.A1126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Reabilitação ou terapia</text:p>
          </table:table-cell>
          <table:table-cell table:style-name="ce5" table:formula="of:=VALUE([.A1127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Doença</text:p>
          </table:table-cell>
          <table:table-cell table:style-name="ce5" table:formula="of:=VALUE([.A1128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6</text:p>
          </table:table-cell>
          <table:table-cell office:value-type="string" calcext:value-type="string">
            <text:p>Problema odontológico</text:p>
          </table:table-cell>
          <table:table-cell table:style-name="ce5" table:formula="of:=VALUE([.A1129])"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7</text:p>
          </table:table-cell>
          <table:table-cell office:value-type="string" calcext:value-type="string">
            <text:p>Vacinação</text:p>
          </table:table-cell>
          <table:table-cell table:style-name="ce5" table:formula="of:=VALUE([.A1130])"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8</text:p>
          </table:table-cell>
          <table:table-cell office:value-type="string" calcext:value-type="string">
            <text:p>Consulta para métodos contraceptivos (preservativos, pílula, DIU etc)</text:p>
          </table:table-cell>
          <table:table-cell table:style-name="ce5" table:formula="of:=VALUE([.A1131])"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9</text:p>
          </table:table-cell>
          <table:table-cell office:value-type="string" calcext:value-type="string">
            <text:p>Buscar contracepção de emergência (pílula do dia seguinte)</text:p>
          </table:table-cell>
          <table:table-cell table:style-name="ce5" table:formula="of:=VALUE([.A113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0</text:p>
          </table:table-cell>
          <table:table-cell office:value-type="string" calcext:value-type="string">
            <text:p>Teste para HIV, Sífilis ou Hepatite B</text:p>
          </table:table-cell>
          <table:table-cell table:style-name="ce5" table:formula="of:=VALUE([.A1133])"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1</text:p>
          </table:table-cell>
          <table:table-cell office:value-type="string" calcext:value-type="string">
            <text:p>Pré-natal / Teste para gravidez</text:p>
          </table:table-cell>
          <table:table-cell table:style-name="ce5" table:formula="of:=VALUE([.A1134])"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2</text:p>
          </table:table-cell>
          <table:table-cell office:value-type="string" calcext:value-type="string">
            <text:p>Solicitação de atestado médico</text:p>
          </table:table-cell>
          <table:table-cell table:style-name="ce5" table:formula="of:=VALUE([.A1135])"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3</text:p>
          </table:table-cell>
          <table:table-cell office:value-type="string" calcext:value-type="string">
            <text:p>Outro</text:p>
          </table:table-cell>
          <table:table-cell table:style-name="ce5" table:formula="of:=VALUE([.A1136])"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3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3008</text:p>
          </table:table-cell>
          <table:table-cell table:style-name="ce5" office:value-type="string" calcext:value-type="string">
            <text:p>Você conhece/ouviu falar sobre a campanha de vacinação contra o vírus HPV?</text:p>
          </table:table-cell>
          <table:table-cell table:style-name="ce5" table:formula="of:=VALUE([.A1138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3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4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41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3009</text:p>
          </table:table-cell>
          <table:table-cell table:style-name="ce5" office:value-type="string" calcext:value-type="string">
            <text:p>Você foi vacinada contra o vírus HPV?</text:p>
          </table:table-cell>
          <table:table-cell table:style-name="ce5" table:formula="of:=VALUE([.A1142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style-name="ce5" table:formula="of:=VALUE([.A114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4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4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4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4001</text:p>
          </table:table-cell>
          <table:table-cell table:style-name="ce5" office:value-type="string" calcext:value-type="string">
            <text:p>NOS ÚLTIMOS 12 MESES, você teve chiado (ou piado) no peito? </text:p>
          </table:table-cell>
          <table:table-cell table:style-name="ce5" table:formula="of:=VALUE([.A1147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4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4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5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4002</text:p>
          </table:table-cell>
          <table:table-cell table:style-name="ce5" office:value-type="string" calcext:value-type="string">
            <text:p>Você teve asma alguma vez na vida?</text:p>
          </table:table-cell>
          <table:table-cell table:style-name="ce5" table:formula="of:=VALUE([.A1151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5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5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5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1006</text:p>
          </table:table-cell>
          <table:table-cell table:style-name="ce5" office:value-type="string" calcext:value-type="string">
            <text:p>Você considera sua imagem corporal como sendo algo:</text:p>
          </table:table-cell>
          <table:table-cell table:style-name="ce5" table:formula="of:=VALUE([.A1155])" office:value-type="string" office:string-value="" calcext:value-type="error">
            <text:p>Erro:502</text:p>
          </table:table-cell>
          <table:table-cell office:value-type="string" calcext:value-type="string">
            <text:p>AUTO ESTIM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uito importante</text:p>
          </table:table-cell>
          <table:table-cell table:style-name="ce5" table:formula="of:=VALUE([.A115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Importante</text:p>
          </table:table-cell>
          <table:table-cell table:style-name="ce5" table:formula="of:=VALUE([.A115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Pouco importante</text:p>
          </table:table-cell>
          <table:table-cell table:style-name="ce5" table:formula="of:=VALUE([.A115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Sem importância</text:p>
          </table:table-cell>
          <table:table-cell table:style-name="ce5" table:formula="of:=VALUE([.A115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6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1007</text:p>
          </table:table-cell>
          <table:table-cell table:style-name="ce5" office:value-type="string" calcext:value-type="string">
            <text:p>Como você se sente em relação ao seu corpo?</text:p>
          </table:table-cell>
          <table:table-cell table:style-name="ce5" table:formula="of:=VALUE([.A1161])" office:value-type="string" office:string-value="" calcext:value-type="error">
            <text:p>Erro:502</text:p>
          </table:table-cell>
          <table:table-cell office:value-type="string" calcext:value-type="string">
            <text:p>AUTO ESTIM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uito satisfeito(a)</text:p>
          </table:table-cell>
          <table:table-cell table:style-name="ce5" table:formula="of:=VALUE([.A116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Satisfeito(a)</text:p>
          </table:table-cell>
          <table:table-cell table:style-name="ce5" table:formula="of:=VALUE([.A116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Indiferente</text:p>
          </table:table-cell>
          <table:table-cell table:style-name="ce5" table:formula="of:=VALUE([.A1164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Insatisfeito(a)</text:p>
          </table:table-cell>
          <table:table-cell table:style-name="ce5" table:formula="of:=VALUE([.A116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Muito insatisfeito(a)</text:p>
          </table:table-cell>
          <table:table-cell table:style-name="ce5" table:formula="of:=VALUE([.A1166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67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1001</text:p>
          </table:table-cell>
          <table:table-cell table:style-name="ce5" office:value-type="string" calcext:value-type="string">
            <text:p>Quanto ao seu corpo, você se considera: </text:p>
          </table:table-cell>
          <table:table-cell table:style-name="ce5" table:formula="of:=VALUE([.A1168])" office:value-type="string" office:string-value="" calcext:value-type="error">
            <text:p>Erro:502</text:p>
          </table:table-cell>
          <table:table-cell office:value-type="string" calcext:value-type="string">
            <text:p>AUTO ESTIMA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Muito magro(a) </text:p>
          </table:table-cell>
          <table:table-cell table:style-name="ce5" table:formula="of:=VALUE([.A1169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Magro(a)</text:p>
          </table:table-cell>
          <table:table-cell table:style-name="ce5" table:formula="of:=VALUE([.A117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Normal</text:p>
          </table:table-cell>
          <table:table-cell table:style-name="ce5" table:formula="of:=VALUE([.A1171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Gordo(a)</text:p>
          </table:table-cell>
          <table:table-cell table:style-name="ce5" table:formula="of:=VALUE([.A1172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5</text:p>
          </table:table-cell>
          <table:table-cell office:value-type="string" calcext:value-type="string">
            <text:p>Muito Gordo(a)</text:p>
          </table:table-cell>
          <table:table-cell table:style-name="ce5" table:formula="of:=VALUE([.A1173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7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1002</text:p>
          </table:table-cell>
          <table:table-cell table:style-name="ce5" office:value-type="string" calcext:value-type="string">
            <text:p>O que você está fazendo em relação a seu peso?</text:p>
          </table:table-cell>
          <table:table-cell table:style-name="ce5" table:formula="of:=VALUE([.A1175])" office:value-type="string" office:string-value="" calcext:value-type="error">
            <text:p>Erro:502</text:p>
          </table:table-cell>
          <table:table-cell office:value-type="string" calcext:value-type="string">
            <text:p>PES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Não estou fazendo nada</text:p>
          </table:table-cell>
          <table:table-cell table:style-name="ce5" table:formula="of:=VALUE([.A117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Estou tentando perder peso</text:p>
          </table:table-cell>
          <table:table-cell table:style-name="ce5" table:formula="of:=VALUE([.A117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3</text:p>
          </table:table-cell>
          <table:table-cell office:value-type="string" calcext:value-type="string">
            <text:p>Estou tentando ganhar peso </text:p>
          </table:table-cell>
          <table:table-cell table:style-name="ce5" table:formula="of:=VALUE([.A1178])" office:value-type="float" office:value="3" calcext:value-type="float">
            <text:p>3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4</text:p>
          </table:table-cell>
          <table:table-cell office:value-type="string" calcext:value-type="string">
            <text:p>Estou tentando manter o mesmo peso</text:p>
          </table:table-cell>
          <table:table-cell table:style-name="ce5" table:formula="of:=VALUE([.A1179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80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1003</text:p>
          </table:table-cell>
          <table:table-cell table:style-name="ce5" office:value-type="string" calcext:value-type="string">
            <text:p>NOS ÚLTIMOS 30 DIAS, você vomitou ou tomou laxantes para perder peso ou evitar ganhar peso? </text:p>
          </table:table-cell>
          <table:table-cell table:style-name="ce5" table:formula="of:=VALUE([.A1181])" office:value-type="string" office:string-value="" calcext:value-type="error">
            <text:p>Erro:502</text:p>
          </table:table-cell>
          <table:table-cell office:value-type="string" calcext:value-type="string">
            <text:p>PES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8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8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84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1004A</text:p>
          </table:table-cell>
          <table:table-cell table:style-name="ce5" office:value-type="string" calcext:value-type="string">
            <text:p>NOS ÚLTIMOS 30 DIAS, você tomou algum remédio, fórmula ou outro produto para perder peso, sem acompanhamento médico?</text:p>
          </table:table-cell>
          <table:table-cell table:style-name="ce5" table:formula="of:=VALUE([.A1185])" office:value-type="string" office:string-value="" calcext:value-type="error">
            <text:p>Erro:502</text:p>
          </table:table-cell>
          <table:table-cell office:value-type="string" calcext:value-type="string">
            <text:p>PES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8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8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88])" office:value-type="float" office:value="99" calcext:value-type="float">
            <text:p>99</text:p>
          </table:table-cell>
          <table:table-cell table:number-columns-repeated="1021"/>
        </table:table-row>
        <table:table-row table:style-name="ro3">
          <table:table-cell table:style-name="ce1" office:value-type="string" calcext:value-type="string">
            <text:p>VB11005</text:p>
          </table:table-cell>
          <table:table-cell table:style-name="ce5" office:value-type="string" calcext:value-type="string">
            <text:p>NOS ÚLTIMOS 30 DIAS, você tomou algum remédio, fórmula ou outro produto para ganhar peso ou massa muscular sem acompanhamento médico? </text:p>
          </table:table-cell>
          <table:table-cell table:style-name="ce5" table:formula="of:=VALUE([.A1189])" office:value-type="string" office:string-value="" calcext:value-type="error">
            <text:p>Erro:502</text:p>
          </table:table-cell>
          <table:table-cell office:value-type="string" calcext:value-type="string">
            <text:p>PESO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9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9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9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1</text:p>
          </table:table-cell>
          <table:table-cell table:style-name="ce5" office:value-type="string" calcext:value-type="string">
            <text:p>Você achou este questionário fácil?</text:p>
          </table:table-cell>
          <table:table-cell table:style-name="ce5" table:formula="of:=VALUE([.A1193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9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9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19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2</text:p>
          </table:table-cell>
          <table:table-cell table:style-name="ce5" office:value-type="string" calcext:value-type="string">
            <text:p>Você achou este questionário difícil?</text:p>
          </table:table-cell>
          <table:table-cell table:style-name="ce5" table:formula="of:=VALUE([.A1197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19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19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0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3</text:p>
          </table:table-cell>
          <table:table-cell table:style-name="ce5" office:value-type="string" calcext:value-type="string">
            <text:p>Você achou este questionário chato?</text:p>
          </table:table-cell>
          <table:table-cell table:style-name="ce5" table:formula="of:=VALUE([.A1201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20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20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0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4</text:p>
          </table:table-cell>
          <table:table-cell table:style-name="ce5" office:value-type="string" calcext:value-type="string">
            <text:p>Você achou este questionário legal?</text:p>
          </table:table-cell>
          <table:table-cell table:style-name="ce5" table:formula="of:=VALUE([.A1205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206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207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08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5</text:p>
          </table:table-cell>
          <table:table-cell table:style-name="ce5" office:value-type="string" calcext:value-type="string">
            <text:p>Você achou este questionário interessante?</text:p>
          </table:table-cell>
          <table:table-cell table:style-name="ce5" table:formula="of:=VALUE([.A1209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210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211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12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6</text:p>
          </table:table-cell>
          <table:table-cell table:style-name="ce5" office:value-type="string" calcext:value-type="string">
            <text:p>Você achou este questionário informativo?</text:p>
          </table:table-cell>
          <table:table-cell table:style-name="ce5" table:formula="of:=VALUE([.A1213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214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215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16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7</text:p>
          </table:table-cell>
          <table:table-cell table:style-name="ce5" office:value-type="string" calcext:value-type="string">
            <text:p>Você achou este questionário cansativo?</text:p>
          </table:table-cell>
          <table:table-cell table:style-name="ce5" table:formula="of:=VALUE([.A1217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218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219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20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VB16001A08</text:p>
          </table:table-cell>
          <table:table-cell table:style-name="ce5" office:value-type="string" calcext:value-type="string">
            <text:p>Você achou este questionário constrangedor?</text:p>
          </table:table-cell>
          <table:table-cell table:style-name="ce5" table:formula="of:=VALUE([.A1221])" office:value-type="string" office:string-value="" calcext:value-type="error">
            <text:p>Erro:502</text:p>
          </table:table-cell>
          <table:table-cell office:value-type="string" calcext:value-type="string">
            <text:p>FEEDBACK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style-name="ce5" table:formula="of:=VALUE([.A1222])" office:value-type="float" office:value="1" calcext:value-type="float">
            <text:p>1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style-name="ce5" table:formula="of:=VALUE([.A122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string" calcext:value-type="string">
            <text:p>Não informado</text:p>
          </table:table-cell>
          <table:table-cell table:style-name="ce5" table:formula="of:=VALUE([.A1224])" office:value-type="float" office:value="99" calcext:value-type="float">
            <text:p>99</text:p>
          </table:table-cell>
          <table:table-cell table:number-columns-repeated="1021"/>
        </table:table-row>
        <table:table-row table:style-name="ro2">
          <table:table-cell table:style-name="ce1" office:value-type="string" calcext:value-type="string">
            <text:p>ESTRATOGEOREG</text:p>
          </table:table-cell>
          <table:table-cell table:style-name="ce5" office:value-type="string" calcext:value-type="string">
            <text:p>Indicador de estrato georeg</text:p>
          </table:table-cell>
          <table:table-cell table:style-name="ce5" table:formula="of:=VALUE([.A1225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STRATO_EXP</text:p>
          </table:table-cell>
          <table:table-cell table:style-name="ce5" office:value-type="string" calcext:value-type="string">
            <text:p>Expressão do estrato</text:p>
          </table:table-cell>
          <table:table-cell table:style-name="ce5" table:formula="of:=VALUE([.A1226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PESO</text:p>
          </table:table-cell>
          <table:table-cell table:style-name="ce5" office:value-type="string" calcext:value-type="string">
            <text:p>Peso do aluno de acordo com a amostra, utilizado para expansão</text:p>
          </table:table-cell>
          <table:table-cell table:style-name="ce5" table:formula="of:=VALUE([.A1227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aluno</text:p>
          </table:table-cell>
          <table:table-cell table:style-name="ce5" office:value-type="string" calcext:value-type="string">
            <text:p>contador de aluno</text:p>
          </table:table-cell>
          <table:table-cell table:style-name="ce5" table:formula="of:=VALUE([.A1228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escola</text:p>
          </table:table-cell>
          <table:table-cell table:style-name="ce5" office:value-type="string" calcext:value-type="string">
            <text:p>UPA (unidade primária de amostragem)</text:p>
          </table:table-cell>
          <table:table-cell table:style-name="ce5" table:formula="of:=VALUE([.A1229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1" office:value-type="string" calcext:value-type="string">
            <text:p>turma</text:p>
          </table:table-cell>
          <table:table-cell table:style-name="ce5" office:value-type="string" calcext:value-type="string">
            <text:p>USA (unidade secundária de amostragem)</text:p>
          </table:table-cell>
          <table:table-cell table:style-name="ce5" table:formula="of:=VALUE([.A1230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1" table:number-rows-repeated="10473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OSTRA1_ESCOLA" table:style-name="ta2">
        <office:forms form:automatic-focus="false" form:apply-design-mode="false"/>
        <table:table-column table:style-name="co1" table:default-cell-style-name="ce3"/>
        <table:table-column table:style-name="co2" table:default-cell-style-name="ce7"/>
        <table:table-column table:style-name="co4" table:number-columns-repeated="255" table:default-cell-style-name="ce10"/>
        <table:table-column table:style-name="co4" table:number-columns-repeated="767" table:default-cell-style-name="Default"/>
        <table:table-row table:style-name="ro2">
          <table:table-cell table:style-name="ce4" office:value-type="string" calcext:value-type="string">
            <text:p>VARIÁVEL</text:p>
          </table:table-cell>
          <table:table-cell table:style-name="ce20" office:value-type="string" calcext:value-type="string">
            <text:p>QUESTIONÁRIO DA ESCOLA</text:p>
          </table:table-cell>
          <table:table-cell table:style-name="ce35" office:value-type="string" calcext:value-type="string">
            <text:p>ERRO</text:p>
          </table:table-cell>
          <table:table-cell table:style-name="ce35" office:value-type="string" calcext:value-type="string">
            <text:p>GRUPO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ANOPESQ</text:p>
          </table:table-cell>
          <table:table-cell table:style-name="ce5" office:value-type="string" calcext:value-type="string">
            <text:p>Ano em que a pesquisa foi realizada</text:p>
          </table:table-cell>
          <table:table-cell table:formula="of:=VALUE([.A2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AIS</text:p>
          </table:table-cell>
          <table:table-cell table:style-name="ce5" office:value-type="string" calcext:value-type="string">
            <text:p>País</text:p>
          </table:table-cell>
          <table:table-cell table:formula="of:=VALUE([.A3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 table:visibility="filter">
          <table:table-cell table:style-name="ce2" office:value-type="float" office:value="76" calcext:value-type="float">
            <text:p>76</text:p>
          </table:table-cell>
          <table:table-cell table:style-name="ce6" office:value-type="string" calcext:value-type="string">
            <text:p>Brasil</text:p>
          </table:table-cell>
          <table:table-cell table:formula="of:=VALUE([.A4])" office:value-type="float" office:value="76" calcext:value-type="float">
            <text:p>76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REGEOGR</text:p>
          </table:table-cell>
          <table:table-cell table:style-name="ce5" office:value-type="string" calcext:value-type="string">
            <text:p>Região geográfica</text:p>
          </table:table-cell>
          <table:table-cell table:formula="of:=VALUE([.A5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Norte</text:p>
          </table:table-cell>
          <table:table-cell table:formula="of:=VALUE([.A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ordeste</text:p>
          </table:table-cell>
          <table:table-cell table:formula="of:=VALUE([.A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" calcext:value-type="float">
            <text:p>3</text:p>
          </table:table-cell>
          <table:table-cell table:style-name="ce6" office:value-type="string" calcext:value-type="string">
            <text:p>Sudeste</text:p>
          </table:table-cell>
          <table:table-cell table:formula="of:=VALUE([.A8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Sul</text:p>
          </table:table-cell>
          <table:table-cell table:formula="of:=VALUE([.A9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" calcext:value-type="float">
            <text:p>5</text:p>
          </table:table-cell>
          <table:table-cell table:style-name="ce6" office:value-type="string" calcext:value-type="string">
            <text:p>Centro-Oeste</text:p>
          </table:table-cell>
          <table:table-cell table:formula="of:=VALUE([.A10])"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UFCENSO</text:p>
          </table:table-cell>
          <table:table-cell table:style-name="ce5" office:value-type="string" calcext:value-type="string">
            <text:p>Unidade da Federação</text:p>
          </table:table-cell>
          <table:table-cell table:formula="of:=VALUE([.A11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 table:visibility="filter">
          <table:table-cell table:style-name="ce2" office:value-type="float" office:value="11" calcext:value-type="float">
            <text:p>11</text:p>
          </table:table-cell>
          <table:table-cell table:style-name="ce6" office:value-type="string" calcext:value-type="string">
            <text:p>Rondônia</text:p>
          </table:table-cell>
          <table:table-cell table:formula="of:=VALUE([.A12])" office:value-type="float" office:value="11" calcext:value-type="float">
            <text:p>1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2" calcext:value-type="float">
            <text:p>12</text:p>
          </table:table-cell>
          <table:table-cell table:style-name="ce6" office:value-type="string" calcext:value-type="string">
            <text:p>Acre</text:p>
          </table:table-cell>
          <table:table-cell table:formula="of:=VALUE([.A13])" office:value-type="float" office:value="12" calcext:value-type="float">
            <text:p>1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3" calcext:value-type="float">
            <text:p>13</text:p>
          </table:table-cell>
          <table:table-cell table:style-name="ce6" office:value-type="string" calcext:value-type="string">
            <text:p>Amazonas</text:p>
          </table:table-cell>
          <table:table-cell table:formula="of:=VALUE([.A14])" office:value-type="float" office:value="13" calcext:value-type="float">
            <text:p>1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4" calcext:value-type="float">
            <text:p>14</text:p>
          </table:table-cell>
          <table:table-cell table:style-name="ce6" office:value-type="string" calcext:value-type="string">
            <text:p>Roraima</text:p>
          </table:table-cell>
          <table:table-cell table:formula="of:=VALUE([.A15])" office:value-type="float" office:value="14" calcext:value-type="float">
            <text:p>14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5" calcext:value-type="float">
            <text:p>15</text:p>
          </table:table-cell>
          <table:table-cell table:style-name="ce6" office:value-type="string" calcext:value-type="string">
            <text:p>Para</text:p>
          </table:table-cell>
          <table:table-cell table:formula="of:=VALUE([.A16])" office:value-type="float" office:value="15" calcext:value-type="float">
            <text:p>15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6" calcext:value-type="float">
            <text:p>16</text:p>
          </table:table-cell>
          <table:table-cell table:style-name="ce6" office:value-type="string" calcext:value-type="string">
            <text:p>Amapá</text:p>
          </table:table-cell>
          <table:table-cell table:formula="of:=VALUE([.A17])" office:value-type="float" office:value="16" calcext:value-type="float">
            <text:p>16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7" calcext:value-type="float">
            <text:p>17</text:p>
          </table:table-cell>
          <table:table-cell table:style-name="ce6" office:value-type="string" calcext:value-type="string">
            <text:p>Tocantins</text:p>
          </table:table-cell>
          <table:table-cell table:formula="of:=VALUE([.A18])" office:value-type="float" office:value="17" calcext:value-type="float">
            <text:p>17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1" calcext:value-type="float">
            <text:p>21</text:p>
          </table:table-cell>
          <table:table-cell table:style-name="ce6" office:value-type="string" calcext:value-type="string">
            <text:p>Maranhão</text:p>
          </table:table-cell>
          <table:table-cell table:formula="of:=VALUE([.A19])" office:value-type="float" office:value="21" calcext:value-type="float">
            <text:p>2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2" calcext:value-type="float">
            <text:p>22</text:p>
          </table:table-cell>
          <table:table-cell table:style-name="ce6" office:value-type="string" calcext:value-type="string">
            <text:p>Piauí</text:p>
          </table:table-cell>
          <table:table-cell table:formula="of:=VALUE([.A20])" office:value-type="float" office:value="22" calcext:value-type="float">
            <text:p>2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3" calcext:value-type="float">
            <text:p>23</text:p>
          </table:table-cell>
          <table:table-cell table:style-name="ce6" office:value-type="string" calcext:value-type="string">
            <text:p>Ceará</text:p>
          </table:table-cell>
          <table:table-cell table:formula="of:=VALUE([.A21])" office:value-type="float" office:value="23" calcext:value-type="float">
            <text:p>2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4" calcext:value-type="float">
            <text:p>24</text:p>
          </table:table-cell>
          <table:table-cell table:style-name="ce6" office:value-type="string" calcext:value-type="string">
            <text:p>Rio Grande do Norte</text:p>
          </table:table-cell>
          <table:table-cell table:formula="of:=VALUE([.A22])" office:value-type="float" office:value="24" calcext:value-type="float">
            <text:p>24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5" calcext:value-type="float">
            <text:p>25</text:p>
          </table:table-cell>
          <table:table-cell table:style-name="ce6" office:value-type="string" calcext:value-type="string">
            <text:p>Paraíba</text:p>
          </table:table-cell>
          <table:table-cell table:formula="of:=VALUE([.A23])" office:value-type="float" office:value="25" calcext:value-type="float">
            <text:p>25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6" calcext:value-type="float">
            <text:p>26</text:p>
          </table:table-cell>
          <table:table-cell table:style-name="ce6" office:value-type="string" calcext:value-type="string">
            <text:p>Pernambuco</text:p>
          </table:table-cell>
          <table:table-cell table:formula="of:=VALUE([.A24])" office:value-type="float" office:value="26" calcext:value-type="float">
            <text:p>26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7" calcext:value-type="float">
            <text:p>27</text:p>
          </table:table-cell>
          <table:table-cell table:style-name="ce6" office:value-type="string" calcext:value-type="string">
            <text:p>Alagoas</text:p>
          </table:table-cell>
          <table:table-cell table:formula="of:=VALUE([.A25])" office:value-type="float" office:value="27" calcext:value-type="float">
            <text:p>27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8" calcext:value-type="float">
            <text:p>28</text:p>
          </table:table-cell>
          <table:table-cell table:style-name="ce6" office:value-type="string" calcext:value-type="string">
            <text:p>Sergipe</text:p>
          </table:table-cell>
          <table:table-cell table:formula="of:=VALUE([.A26])" office:value-type="float" office:value="28" calcext:value-type="float">
            <text:p>28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9" calcext:value-type="float">
            <text:p>29</text:p>
          </table:table-cell>
          <table:table-cell table:style-name="ce6" office:value-type="string" calcext:value-type="string">
            <text:p>Bahia</text:p>
          </table:table-cell>
          <table:table-cell table:formula="of:=VALUE([.A27])" office:value-type="float" office:value="29" calcext:value-type="float">
            <text:p>29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1" calcext:value-type="float">
            <text:p>31</text:p>
          </table:table-cell>
          <table:table-cell table:style-name="ce6" office:value-type="string" calcext:value-type="string">
            <text:p>Minas Gerais</text:p>
          </table:table-cell>
          <table:table-cell table:formula="of:=VALUE([.A28])" office:value-type="float" office:value="31" calcext:value-type="float">
            <text:p>3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2" calcext:value-type="float">
            <text:p>32</text:p>
          </table:table-cell>
          <table:table-cell table:style-name="ce6" office:value-type="string" calcext:value-type="string">
            <text:p>Espirito Santo</text:p>
          </table:table-cell>
          <table:table-cell table:formula="of:=VALUE([.A29])" office:value-type="float" office:value="32" calcext:value-type="float">
            <text:p>3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3" calcext:value-type="float">
            <text:p>33</text:p>
          </table:table-cell>
          <table:table-cell table:style-name="ce6" office:value-type="string" calcext:value-type="string">
            <text:p>Rio de Janeiro</text:p>
          </table:table-cell>
          <table:table-cell table:formula="of:=VALUE([.A30])" office:value-type="float" office:value="33" calcext:value-type="float">
            <text:p>3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5" calcext:value-type="float">
            <text:p>35</text:p>
          </table:table-cell>
          <table:table-cell table:style-name="ce6" office:value-type="string" calcext:value-type="string">
            <text:p>São Paulo</text:p>
          </table:table-cell>
          <table:table-cell table:formula="of:=VALUE([.A31])" office:value-type="float" office:value="35" calcext:value-type="float">
            <text:p>35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1" calcext:value-type="float">
            <text:p>41</text:p>
          </table:table-cell>
          <table:table-cell table:style-name="ce6" office:value-type="string" calcext:value-type="string">
            <text:p>Paraná</text:p>
          </table:table-cell>
          <table:table-cell table:formula="of:=VALUE([.A32])" office:value-type="float" office:value="41" calcext:value-type="float">
            <text:p>4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2" calcext:value-type="float">
            <text:p>42</text:p>
          </table:table-cell>
          <table:table-cell table:style-name="ce6" office:value-type="string" calcext:value-type="string">
            <text:p>Santa Catarina</text:p>
          </table:table-cell>
          <table:table-cell table:formula="of:=VALUE([.A33])" office:value-type="float" office:value="42" calcext:value-type="float">
            <text:p>4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3" calcext:value-type="float">
            <text:p>43</text:p>
          </table:table-cell>
          <table:table-cell table:style-name="ce6" office:value-type="string" calcext:value-type="string">
            <text:p>Rio Grande do Sul</text:p>
          </table:table-cell>
          <table:table-cell table:formula="of:=VALUE([.A34])" office:value-type="float" office:value="43" calcext:value-type="float">
            <text:p>4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0" calcext:value-type="float">
            <text:p>50</text:p>
          </table:table-cell>
          <table:table-cell table:style-name="ce6" office:value-type="string" calcext:value-type="string">
            <text:p>Mato Grosso do Sul</text:p>
          </table:table-cell>
          <table:table-cell table:formula="of:=VALUE([.A35])" office:value-type="float" office:value="50" calcext:value-type="float">
            <text:p>5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1" calcext:value-type="float">
            <text:p>51</text:p>
          </table:table-cell>
          <table:table-cell table:style-name="ce6" office:value-type="string" calcext:value-type="string">
            <text:p>Mato Grosso</text:p>
          </table:table-cell>
          <table:table-cell table:formula="of:=VALUE([.A36])" office:value-type="float" office:value="51" calcext:value-type="float">
            <text:p>5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2" calcext:value-type="float">
            <text:p>52</text:p>
          </table:table-cell>
          <table:table-cell table:style-name="ce6" office:value-type="string" calcext:value-type="string">
            <text:p>Goiás</text:p>
          </table:table-cell>
          <table:table-cell table:formula="of:=VALUE([.A37])" office:value-type="float" office:value="52" calcext:value-type="float">
            <text:p>5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3" calcext:value-type="float">
            <text:p>53</text:p>
          </table:table-cell>
          <table:table-cell table:style-name="ce6" office:value-type="string" calcext:value-type="string">
            <text:p>Distrito Federal</text:p>
          </table:table-cell>
          <table:table-cell table:formula="of:=VALUE([.A38])" office:value-type="float" office:value="53" calcext:value-type="float">
            <text:p>53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MUNICIPIO_CAP</text:p>
          </table:table-cell>
          <table:table-cell table:style-name="ce5" office:value-type="string" calcext:value-type="string">
            <text:p>Município</text:p>
          </table:table-cell>
          <table:table-cell table:formula="of:=VALUE([.A39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 table:visibility="filter">
          <table:table-cell table:style-name="ce2" office:value-type="float" office:value="0" calcext:value-type="float">
            <text:p>0</text:p>
          </table:table-cell>
          <table:table-cell table:style-name="ce6" office:value-type="string" calcext:value-type="string">
            <text:p>Não é capital</text:p>
          </table:table-cell>
          <table:table-cell table:formula="of:=VALUE([.A40])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100205" calcext:value-type="float">
            <text:p>1100205</text:p>
          </table:table-cell>
          <table:table-cell table:style-name="ce6" office:value-type="string" calcext:value-type="string">
            <text:p>Porto Velho</text:p>
          </table:table-cell>
          <table:table-cell table:formula="of:=VALUE([.A41])" office:value-type="float" office:value="1100205" calcext:value-type="float">
            <text:p>1100205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200401" calcext:value-type="float">
            <text:p>1200401</text:p>
          </table:table-cell>
          <table:table-cell table:style-name="ce6" office:value-type="string" calcext:value-type="string">
            <text:p>Rio Branco</text:p>
          </table:table-cell>
          <table:table-cell table:formula="of:=VALUE([.A42])" office:value-type="float" office:value="1200401" calcext:value-type="float">
            <text:p>120040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302603" calcext:value-type="float">
            <text:p>1302603</text:p>
          </table:table-cell>
          <table:table-cell table:style-name="ce6" office:value-type="string" calcext:value-type="string">
            <text:p>Manaus</text:p>
          </table:table-cell>
          <table:table-cell table:formula="of:=VALUE([.A43])" office:value-type="float" office:value="1302603" calcext:value-type="float">
            <text:p>130260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400100" calcext:value-type="float">
            <text:p>1400100</text:p>
          </table:table-cell>
          <table:table-cell table:style-name="ce6" office:value-type="string" calcext:value-type="string">
            <text:p>Boa Vista</text:p>
          </table:table-cell>
          <table:table-cell table:formula="of:=VALUE([.A44])" office:value-type="float" office:value="1400100" calcext:value-type="float">
            <text:p>14001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501402" calcext:value-type="float">
            <text:p>1501402</text:p>
          </table:table-cell>
          <table:table-cell table:style-name="ce6" office:value-type="string" calcext:value-type="string">
            <text:p>Belém</text:p>
          </table:table-cell>
          <table:table-cell table:formula="of:=VALUE([.A45])" office:value-type="float" office:value="1501402" calcext:value-type="float">
            <text:p>150140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600303" calcext:value-type="float">
            <text:p>1600303</text:p>
          </table:table-cell>
          <table:table-cell table:style-name="ce6" office:value-type="string" calcext:value-type="string">
            <text:p>Macapá</text:p>
          </table:table-cell>
          <table:table-cell table:formula="of:=VALUE([.A46])" office:value-type="float" office:value="1600303" calcext:value-type="float">
            <text:p>160030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1721000" calcext:value-type="float">
            <text:p>1721000</text:p>
          </table:table-cell>
          <table:table-cell table:style-name="ce6" office:value-type="string" calcext:value-type="string">
            <text:p>Palmas</text:p>
          </table:table-cell>
          <table:table-cell table:formula="of:=VALUE([.A47])" office:value-type="float" office:value="1721000" calcext:value-type="float">
            <text:p>17210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111300" calcext:value-type="float">
            <text:p>2111300</text:p>
          </table:table-cell>
          <table:table-cell table:style-name="ce6" office:value-type="string" calcext:value-type="string">
            <text:p>São Luís</text:p>
          </table:table-cell>
          <table:table-cell table:formula="of:=VALUE([.A48])" office:value-type="float" office:value="2111300" calcext:value-type="float">
            <text:p>21113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211001" calcext:value-type="float">
            <text:p>2211001</text:p>
          </table:table-cell>
          <table:table-cell table:style-name="ce6" office:value-type="string" calcext:value-type="string">
            <text:p>Teresina</text:p>
          </table:table-cell>
          <table:table-cell table:formula="of:=VALUE([.A49])" office:value-type="float" office:value="2211001" calcext:value-type="float">
            <text:p>221100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304400" calcext:value-type="float">
            <text:p>2304400</text:p>
          </table:table-cell>
          <table:table-cell table:style-name="ce6" office:value-type="string" calcext:value-type="string">
            <text:p>Fortaleza</text:p>
          </table:table-cell>
          <table:table-cell table:formula="of:=VALUE([.A50])" office:value-type="float" office:value="2304400" calcext:value-type="float">
            <text:p>23044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408102" calcext:value-type="float">
            <text:p>2408102</text:p>
          </table:table-cell>
          <table:table-cell table:style-name="ce6" office:value-type="string" calcext:value-type="string">
            <text:p>Natal</text:p>
          </table:table-cell>
          <table:table-cell table:formula="of:=VALUE([.A51])" office:value-type="float" office:value="2408102" calcext:value-type="float">
            <text:p>240810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507507" calcext:value-type="float">
            <text:p>2507507</text:p>
          </table:table-cell>
          <table:table-cell table:style-name="ce6" office:value-type="string" calcext:value-type="string">
            <text:p>João Pessoa</text:p>
          </table:table-cell>
          <table:table-cell table:formula="of:=VALUE([.A52])" office:value-type="float" office:value="2507507" calcext:value-type="float">
            <text:p>2507507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611606" calcext:value-type="float">
            <text:p>2611606</text:p>
          </table:table-cell>
          <table:table-cell table:style-name="ce6" office:value-type="string" calcext:value-type="string">
            <text:p>Recife</text:p>
          </table:table-cell>
          <table:table-cell table:formula="of:=VALUE([.A53])" office:value-type="float" office:value="2611606" calcext:value-type="float">
            <text:p>2611606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704302" calcext:value-type="float">
            <text:p>2704302</text:p>
          </table:table-cell>
          <table:table-cell table:style-name="ce6" office:value-type="string" calcext:value-type="string">
            <text:p>Maceió</text:p>
          </table:table-cell>
          <table:table-cell table:formula="of:=VALUE([.A54])" office:value-type="float" office:value="2704302" calcext:value-type="float">
            <text:p>270430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800308" calcext:value-type="float">
            <text:p>2800308</text:p>
          </table:table-cell>
          <table:table-cell table:style-name="ce6" office:value-type="string" calcext:value-type="string">
            <text:p>Aracaju</text:p>
          </table:table-cell>
          <table:table-cell table:formula="of:=VALUE([.A55])" office:value-type="float" office:value="2800308" calcext:value-type="float">
            <text:p>2800308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927408" calcext:value-type="float">
            <text:p>2927408</text:p>
          </table:table-cell>
          <table:table-cell table:style-name="ce6" office:value-type="string" calcext:value-type="string">
            <text:p>Salvador</text:p>
          </table:table-cell>
          <table:table-cell table:formula="of:=VALUE([.A56])" office:value-type="float" office:value="2927408" calcext:value-type="float">
            <text:p>2927408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106200" calcext:value-type="float">
            <text:p>3106200</text:p>
          </table:table-cell>
          <table:table-cell table:style-name="ce6" office:value-type="string" calcext:value-type="string">
            <text:p>Belo Horizonte</text:p>
          </table:table-cell>
          <table:table-cell table:formula="of:=VALUE([.A57])" office:value-type="float" office:value="3106200" calcext:value-type="float">
            <text:p>3106200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205309" calcext:value-type="float">
            <text:p>3205309</text:p>
          </table:table-cell>
          <table:table-cell table:style-name="ce6" office:value-type="string" calcext:value-type="string">
            <text:p>Vitória</text:p>
          </table:table-cell>
          <table:table-cell table:formula="of:=VALUE([.A58])" office:value-type="float" office:value="3205309" calcext:value-type="float">
            <text:p>3205309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304557" calcext:value-type="float">
            <text:p>3304557</text:p>
          </table:table-cell>
          <table:table-cell table:style-name="ce6" office:value-type="string" calcext:value-type="string">
            <text:p>Rio de Janeiro</text:p>
          </table:table-cell>
          <table:table-cell table:formula="of:=VALUE([.A59])" office:value-type="float" office:value="3304557" calcext:value-type="float">
            <text:p>3304557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3550308" calcext:value-type="float">
            <text:p>3550308</text:p>
          </table:table-cell>
          <table:table-cell table:style-name="ce6" office:value-type="string" calcext:value-type="string">
            <text:p>São Paulo</text:p>
          </table:table-cell>
          <table:table-cell table:formula="of:=VALUE([.A60])" office:value-type="float" office:value="3550308" calcext:value-type="float">
            <text:p>3550308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106902" calcext:value-type="float">
            <text:p>4106902</text:p>
          </table:table-cell>
          <table:table-cell table:style-name="ce6" office:value-type="string" calcext:value-type="string">
            <text:p>Curitiba</text:p>
          </table:table-cell>
          <table:table-cell table:formula="of:=VALUE([.A61])" office:value-type="float" office:value="4106902" calcext:value-type="float">
            <text:p>410690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205407" calcext:value-type="float">
            <text:p>4205407</text:p>
          </table:table-cell>
          <table:table-cell table:style-name="ce6" office:value-type="string" calcext:value-type="string">
            <text:p>Florianópolis</text:p>
          </table:table-cell>
          <table:table-cell table:formula="of:=VALUE([.A62])" office:value-type="float" office:value="4205407" calcext:value-type="float">
            <text:p>4205407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4314902" calcext:value-type="float">
            <text:p>4314902</text:p>
          </table:table-cell>
          <table:table-cell table:style-name="ce6" office:value-type="string" calcext:value-type="string">
            <text:p>Porto Alegre</text:p>
          </table:table-cell>
          <table:table-cell table:formula="of:=VALUE([.A63])" office:value-type="float" office:value="4314902" calcext:value-type="float">
            <text:p>431490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002704" calcext:value-type="float">
            <text:p>5002704</text:p>
          </table:table-cell>
          <table:table-cell table:style-name="ce6" office:value-type="string" calcext:value-type="string">
            <text:p>Campo Grande</text:p>
          </table:table-cell>
          <table:table-cell table:formula="of:=VALUE([.A64])" office:value-type="float" office:value="5002704" calcext:value-type="float">
            <text:p>5002704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103403" calcext:value-type="float">
            <text:p>5103403</text:p>
          </table:table-cell>
          <table:table-cell table:style-name="ce6" office:value-type="string" calcext:value-type="string">
            <text:p>Cuiabá</text:p>
          </table:table-cell>
          <table:table-cell table:formula="of:=VALUE([.A65])" office:value-type="float" office:value="5103403" calcext:value-type="float">
            <text:p>5103403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208707" calcext:value-type="float">
            <text:p>5208707</text:p>
          </table:table-cell>
          <table:table-cell table:style-name="ce6" office:value-type="string" calcext:value-type="string">
            <text:p>Goiânia</text:p>
          </table:table-cell>
          <table:table-cell table:formula="of:=VALUE([.A66])" office:value-type="float" office:value="5208707" calcext:value-type="float">
            <text:p>5208707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5300108" calcext:value-type="float">
            <text:p>5300108</text:p>
          </table:table-cell>
          <table:table-cell table:style-name="ce6" office:value-type="string" calcext:value-type="string">
            <text:p>Distrito Federal</text:p>
          </table:table-cell>
          <table:table-cell table:formula="of:=VALUE([.A67])" office:value-type="float" office:value="5300108" calcext:value-type="float">
            <text:p>5300108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TIPO_MUNIC</text:p>
          </table:table-cell>
          <table:table-cell table:style-name="ce5" office:value-type="string" calcext:value-type="string">
            <text:p>Indicadora de município da capital</text:p>
          </table:table-cell>
          <table:table-cell table:formula="of:=VALUE([.A68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 table:visibility="filter">
          <table:table-cell table:style-name="ce2" office:value-type="float" office:value="1" calcext:value-type="float">
            <text:p>1</text:p>
          </table:table-cell>
          <table:table-cell table:style-name="ce6" office:value-type="string" calcext:value-type="string">
            <text:p>Capital</text:p>
          </table:table-cell>
          <table:table-cell table:formula="of:=VALUE([.A6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Não capital</text:p>
          </table:table-cell>
          <table:table-cell table:formula="of:=VALUE([.A70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0006</text:p>
          </table:table-cell>
          <table:table-cell table:style-name="ce5" office:value-type="string" calcext:value-type="string">
            <text:p>Situação da escola</text:p>
          </table:table-cell>
          <table:table-cell table:formula="of:=VALUE([.A71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Urbana</text:p>
          </table:table-cell>
          <table:table-cell table:formula="of:=VALUE([.A7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Rural</text:p>
          </table:table-cell>
          <table:table-cell table:formula="of:=VALUE([.A73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0007</text:p>
          </table:table-cell>
          <table:table-cell table:style-name="ce5" office:value-type="string" calcext:value-type="string">
            <text:p>Dependência Administrativa da escola</text:p>
          </table:table-cell>
          <table:table-cell table:formula="of:=VALUE([.A74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Pública</text:p>
          </table:table-cell>
          <table:table-cell table:formula="of:=VALUE([.A7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Privada</text:p>
          </table:table-cell>
          <table:table-cell table:formula="of:=VALUE([.A76])" office:value-type="float" office:value="2" calcext:value-type="float">
            <text:p>2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0008</text:p>
          </table:table-cell>
          <table:table-cell table:style-name="ce5" office:value-type="string" calcext:value-type="string">
            <text:p>Esfera Administrativa da escola</text:p>
          </table:table-cell>
          <table:table-cell table:formula="of:=VALUE([.A7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Federal</text:p>
          </table:table-cell>
          <table:table-cell table:formula="of:=VALUE([.A7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Estadual</text:p>
          </table:table-cell>
          <table:table-cell table:formula="of:=VALUE([.A7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Municipal</text:p>
          </table:table-cell>
          <table:table-cell table:formula="of:=VALUE([.A80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Privada</text:p>
          </table:table-cell>
          <table:table-cell table:formula="of:=VALUE([.A81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001</text:p>
          </table:table-cell>
          <table:table-cell table:style-name="ce5" office:value-type="string" calcext:value-type="string">
            <text:p>A escola funciona no turno da Manhã?</text:p>
          </table:table-cell>
          <table:table-cell table:formula="of:=VALUE([.A8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8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8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8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8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002</text:p>
          </table:table-cell>
          <table:table-cell table:style-name="ce5" office:value-type="string" calcext:value-type="string">
            <text:p>A escola funciona no turno Intermediário (parte manhã, parte tarde)?</text:p>
          </table:table-cell>
          <table:table-cell table:formula="of:=VALUE([.A8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8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8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9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9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003</text:p>
          </table:table-cell>
          <table:table-cell table:style-name="ce5" office:value-type="string" calcext:value-type="string">
            <text:p>A escola funciona no turno da Tarde?</text:p>
          </table:table-cell>
          <table:table-cell table:formula="of:=VALUE([.A9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9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9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9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9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004</text:p>
          </table:table-cell>
          <table:table-cell table:style-name="ce5" office:value-type="string" calcext:value-type="string">
            <text:p>A escola funciona no turno da Noite?</text:p>
          </table:table-cell>
          <table:table-cell table:formula="of:=VALUE([.A9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9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9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0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0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1</text:p>
          </table:table-cell>
          <table:table-cell table:style-name="ce5" office:value-type="string" calcext:value-type="string">
            <text:p>A escola funciona em regime integral?</text:p>
          </table:table-cell>
          <table:table-cell table:formula="of:=VALUE([.A10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0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0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0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0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2</text:p>
          </table:table-cell>
          <table:table-cell table:style-name="ce5" office:value-type="string" calcext:value-type="string">
            <text:p>A escola funciona em regime de internato?</text:p>
          </table:table-cell>
          <table:table-cell table:formula="of:=VALUE([.A10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0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0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1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1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03A01</text:p>
          </table:table-cell>
          <table:table-cell table:style-name="ce5" office:value-type="string" calcext:value-type="string">
            <text:p>A escola atende a etapa de ensino Educação Infantil (creche, pré-escola)?</text:p>
          </table:table-cell>
          <table:table-cell table:formula="of:=VALUE([.A11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1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1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1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1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03A02</text:p>
          </table:table-cell>
          <table:table-cell table:style-name="ce5" office:value-type="string" calcext:value-type="string">
            <text:p>A escola atende a etapa de ensino Ensino Fundamental (8 anos, 9 anos)?</text:p>
          </table:table-cell>
          <table:table-cell table:formula="of:=VALUE([.A11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1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1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2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21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03A03</text:p>
          </table:table-cell>
          <table:table-cell table:style-name="ce5" office:value-type="string" calcext:value-type="string">
            <text:p>A escola atende a etapa de ensino Ensino Médio (médio, integrado, normal/magistério, educação profissional)?</text:p>
          </table:table-cell>
          <table:table-cell table:formula="of:=VALUE([.A12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2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2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2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26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03A04</text:p>
          </table:table-cell>
          <table:table-cell table:style-name="ce5" office:value-type="string" calcext:value-type="string">
            <text:p>A escola atende a etapa de ensino Educação de Jovens e Adultos (fundamental, projovem urbano, médio)?</text:p>
          </table:table-cell>
          <table:table-cell table:formula="of:=VALUE([.A12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2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2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13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3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02A</text:p>
          </table:table-cell>
          <table:table-cell table:style-name="ce5" office:value-type="string" calcext:value-type="string">
            <text:p>Qual é o TOTAL de alunos matriculados?</text:p>
          </table:table-cell>
          <table:table-cell table:formula="of:=VALUE([.A13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3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Até 50 alunos</text:p>
          </table:table-cell>
          <table:table-cell table:formula="of:=VALUE([.A13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De 51 a 100 alunos</text:p>
          </table:table-cell>
          <table:table-cell table:formula="of:=VALUE([.A13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De 101 a 200 alunos</text:p>
          </table:table-cell>
          <table:table-cell table:formula="of:=VALUE([.A136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De 201 a 500 alunos</text:p>
          </table:table-cell>
          <table:table-cell table:formula="of:=VALUE([.A137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De 501 a 1.000 alunos</text:p>
          </table:table-cell>
          <table:table-cell table:formula="of:=VALUE([.A138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6</text:p>
          </table:table-cell>
          <table:table-cell office:value-type="string" calcext:value-type="string">
            <text:p>Mais de 1.000 alunos</text:p>
          </table:table-cell>
          <table:table-cell table:formula="of:=VALUE([.A139])"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4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04A</text:p>
          </table:table-cell>
          <table:table-cell table:style-name="ce5" office:value-type="string" calcext:value-type="string">
            <text:p>Qual é a quantidade TOTAL de salas de aula da escola?</text:p>
          </table:table-cell>
          <table:table-cell table:formula="of:=VALUE([.A141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4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Até 10 salas</text:p>
          </table:table-cell>
          <table:table-cell table:formula="of:=VALUE([.A14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De 11 a 20 salas</text:p>
          </table:table-cell>
          <table:table-cell table:formula="of:=VALUE([.A14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De 21 a 30 salas</text:p>
          </table:table-cell>
          <table:table-cell table:formula="of:=VALUE([.A145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De 31 a 40 salas</text:p>
          </table:table-cell>
          <table:table-cell table:formula="of:=VALUE([.A146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De 41 a 50 salas</text:p>
          </table:table-cell>
          <table:table-cell table:formula="of:=VALUE([.A147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6</text:p>
          </table:table-cell>
          <table:table-cell office:value-type="string" calcext:value-type="string">
            <text:p>Mais de 50 salas</text:p>
          </table:table-cell>
          <table:table-cell table:formula="of:=VALUE([.A148])"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4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01</text:p>
          </table:table-cell>
          <table:table-cell table:style-name="ce5" office:value-type="string" calcext:value-type="string">
            <text:p>Qual a faixa de valor da mensalidade do 9º ano na escola? (se não houver 9º ano, considerar 1º ano do Ensino Médio)</text:p>
          </table:table-cell>
          <table:table-cell table:formula="of:=VALUE([.A15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5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ão tem mensalidade</text:p>
          </table:table-cell>
          <table:table-cell table:formula="of:=VALUE([.A15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Até R$ 394,00</text:p>
          </table:table-cell>
          <table:table-cell table:formula="of:=VALUE([.A15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Mais de R$ 394,00 até R$ 788,00</text:p>
          </table:table-cell>
          <table:table-cell table:formula="of:=VALUE([.A154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Mais de R$ 788,00 até R$ 1.576,00</text:p>
          </table:table-cell>
          <table:table-cell table:formula="of:=VALUE([.A155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Mais de R$ 1.576,00 até R$ 3.152,00</text:p>
          </table:table-cell>
          <table:table-cell table:formula="of:=VALUE([.A156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6</text:p>
          </table:table-cell>
          <table:table-cell office:value-type="string" calcext:value-type="string">
            <text:p>Mais de R$ 3.152,00 até R$ 6.304,00</text:p>
          </table:table-cell>
          <table:table-cell table:formula="of:=VALUE([.A157])"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7</text:p>
          </table:table-cell>
          <table:table-cell office:value-type="string" calcext:value-type="string">
            <text:p>Mais de R$ 6.304,00</text:p>
          </table:table-cell>
          <table:table-cell table:formula="of:=VALUE([.A158])"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5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05A</text:p>
          </table:table-cell>
          <table:table-cell table:style-name="ce5" office:value-type="string" calcext:value-type="string">
            <text:p>A escola tem biblioteca EM CONDIÇÕES DE USO?</text:p>
          </table:table-cell>
          <table:table-cell table:formula="of:=VALUE([.A16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6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6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16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biblioteca</text:p>
          </table:table-cell>
          <table:table-cell table:formula="of:=VALUE([.A164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65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06A</text:p>
          </table:table-cell>
          <table:table-cell table:style-name="ce5" office:value-type="string" calcext:value-type="string">
            <text:p>A escola tem sala ou laboratório de informática EM CONDIÇÕES DE USO para os alunos?</text:p>
          </table:table-cell>
          <table:table-cell table:formula="of:=VALUE([.A166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6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6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16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sala ou laboratório de informática</text:p>
          </table:table-cell>
          <table:table-cell table:formula="of:=VALUE([.A170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71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VE01P33</text:p>
          </table:table-cell>
          <table:table-cell table:style-name="ce5" office:value-type="string" calcext:value-type="string">
            <text:p>Quantos computadores (desktops, laptops, notebooks, netbooks, tablets) da escola e EM CONDIÇÕES DE USO estão disponíveis para os alunos em sala ou salas específicas de informática?</text:p>
          </table:table-cell>
          <table:table-cell table:formula="of:=VALUE([.A17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7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ão existem computadores em condições de uso para os alunos</text:p>
          </table:table-cell>
          <table:table-cell table:formula="of:=VALUE([.A17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Até 10 computadores</text:p>
          </table:table-cell>
          <table:table-cell table:formula="of:=VALUE([.A17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De 11 a 20 computadores</text:p>
          </table:table-cell>
          <table:table-cell table:formula="of:=VALUE([.A176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De 21 a 30 computadores</text:p>
          </table:table-cell>
          <table:table-cell table:formula="of:=VALUE([.A177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De 31 a 40 computadores</text:p>
          </table:table-cell>
          <table:table-cell table:formula="of:=VALUE([.A178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6</text:p>
          </table:table-cell>
          <table:table-cell office:value-type="string" calcext:value-type="string">
            <text:p>De 41 a 50 computadores</text:p>
          </table:table-cell>
          <table:table-cell table:formula="of:=VALUE([.A179])"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7</text:p>
          </table:table-cell>
          <table:table-cell office:value-type="string" calcext:value-type="string">
            <text:p>Mais de 50 computadores</text:p>
          </table:table-cell>
          <table:table-cell table:formula="of:=VALUE([.A180])"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8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09</text:p>
          </table:table-cell>
          <table:table-cell table:style-name="ce5" office:value-type="string" calcext:value-type="string">
            <text:p>Os alunos têm acesso à internet através de equipamentos da escola?</text:p>
          </table:table-cell>
          <table:table-cell table:formula="of:=VALUE([.A18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8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8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18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86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0A</text:p>
          </table:table-cell>
          <table:table-cell table:style-name="ce5" office:value-type="string" calcext:value-type="string">
            <text:p>A escola tem sala de recursos de mídia/comunicação EM CONDIÇÕES DE USO? (Exemplos: televisão, videocassete, dvd, projetor etc)</text:p>
          </table:table-cell>
          <table:table-cell table:formula="of:=VALUE([.A18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8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8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19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sala de recursos de mídia/comunicação</text:p>
          </table:table-cell>
          <table:table-cell table:formula="of:=VALUE([.A191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9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23</text:p>
          </table:table-cell>
          <table:table-cell table:style-name="ce5" office:value-type="string" calcext:value-type="string">
            <text:p>A escola tem conselho escolar?</text:p>
          </table:table-cell>
          <table:table-cell table:formula="of:=VALUE([.A193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9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19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19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19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24A</text:p>
          </table:table-cell>
          <table:table-cell table:style-name="ce5" office:value-type="string" calcext:value-type="string">
            <text:p>Com que frequência o conselho escolar se reúne?</text:p>
          </table:table-cell>
          <table:table-cell table:formula="of:=VALUE([.A19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19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20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ão se reúne com frequência</text:p>
          </table:table-cell>
          <table:table-cell table:formula="of:=VALUE([.A20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1 a 3 vezes por ano</text:p>
          </table:table-cell>
          <table:table-cell table:formula="of:=VALUE([.A20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4 a 6 vezes por ano</text:p>
          </table:table-cell>
          <table:table-cell table:formula="of:=VALUE([.A203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7 a 9 vezes por ano</text:p>
          </table:table-cell>
          <table:table-cell table:formula="of:=VALUE([.A204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10 a 12 vezes por ano</text:p>
          </table:table-cell>
          <table:table-cell table:formula="of:=VALUE([.A205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6</text:p>
          </table:table-cell>
          <table:table-cell office:value-type="string" calcext:value-type="string">
            <text:p>Mais de 12 vezes por ano</text:p>
          </table:table-cell>
          <table:table-cell table:formula="of:=VALUE([.A206])" office:value-type="float" office:value="6" calcext:value-type="float">
            <text:p>6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0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4</text:p>
          </table:table-cell>
          <table:table-cell table:style-name="ce5" office:value-type="string" calcext:value-type="string">
            <text:p>A escola fica aberta nos finais de semana para uso da comunidade?</text:p>
          </table:table-cell>
          <table:table-cell table:formula="of:=VALUE([.A20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0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1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21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12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35</text:p>
          </table:table-cell>
          <table:table-cell table:style-name="ce5" office:value-type="string" calcext:value-type="string">
            <text:p>As ações desenvolvidas na escola, no final de semana, são pactuadas com a comunidade?</text:p>
          </table:table-cell>
          <table:table-cell table:formula="of:=VALUE([.A213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1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215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1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21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18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5A</text:p>
          </table:table-cell>
          <table:table-cell table:style-name="ce5" office:value-type="string" calcext:value-type="string">
            <text:p>A escola tem quadra de esportes EM CONDIÇÕES DE USO?</text:p>
          </table:table-cell>
          <table:table-cell table:formula="of:=VALUE([.A219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2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2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22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quadra de esportes</text:p>
          </table:table-cell>
          <table:table-cell table:formula="of:=VALUE([.A223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2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6A</text:p>
          </table:table-cell>
          <table:table-cell table:style-name="ce5" office:value-type="string" calcext:value-type="string">
            <text:p>Quantas quadras de esporte EM CONDIÇÕES DE USO a escola tem?</text:p>
          </table:table-cell>
          <table:table-cell table:formula="of:=VALUE([.A225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2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227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table:number-columns-repeated="2" office:value-type="string" calcext:value-type="string">
            <text:p>1</text:p>
          </table:table-cell>
          <table:table-cell table:formula="of:=VALUE([.A22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table:number-columns-repeated="2" office:value-type="string" calcext:value-type="string">
            <text:p>2</text:p>
          </table:table-cell>
          <table:table-cell table:formula="of:=VALUE([.A22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3 ou mais</text:p>
          </table:table-cell>
          <table:table-cell table:formula="of:=VALUE([.A230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3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7A</text:p>
          </table:table-cell>
          <table:table-cell table:style-name="ce5" office:value-type="string" calcext:value-type="string">
            <text:p>Quantas das quadras de esporte EM CONDIÇÕES DE USO da escola são cobertas?</text:p>
          </table:table-cell>
          <table:table-cell table:formula="of:=VALUE([.A23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3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23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enhuma</text:p>
          </table:table-cell>
          <table:table-cell table:formula="of:=VALUE([.A23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table:formula="of:=VALUE([.A23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table:formula="of:=VALUE([.A237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3 ou mais</text:p>
          </table:table-cell>
          <table:table-cell table:formula="of:=VALUE([.A238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Todas</text:p>
          </table:table-cell>
          <table:table-cell table:formula="of:=VALUE([.A239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4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8A</text:p>
          </table:table-cell>
          <table:table-cell table:style-name="ce5" office:value-type="string" calcext:value-type="string">
            <text:p>A escola tem pista para corrida/atletismo EM CONDIÇÕES DE USO?</text:p>
          </table:table-cell>
          <table:table-cell table:formula="of:=VALUE([.A241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4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4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24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pista de atletismo</text:p>
          </table:table-cell>
          <table:table-cell table:formula="of:=VALUE([.A245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4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20</text:p>
          </table:table-cell>
          <table:table-cell table:style-name="ce5" office:value-type="string" calcext:value-type="string">
            <text:p>A escola tem piscina EM CONDIÇÕES DE USO?</text:p>
          </table:table-cell>
          <table:table-cell table:formula="of:=VALUE([.A24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4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4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25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piscina</text:p>
          </table:table-cell>
          <table:table-cell table:formula="of:=VALUE([.A251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5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9</text:p>
          </table:table-cell>
          <table:table-cell table:style-name="ce5" office:value-type="string" calcext:value-type="string">
            <text:p>O pátio da escola é utilizado para prática regular de atividade física com instrutor?</text:p>
          </table:table-cell>
          <table:table-cell table:formula="of:=VALUE([.A253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5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5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é utilizado para pratica de atividade física com instrutor</text:p>
          </table:table-cell>
          <table:table-cell table:formula="of:=VALUE([.A25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pátio</text:p>
          </table:table-cell>
          <table:table-cell table:formula="of:=VALUE([.A257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58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6</text:p>
          </table:table-cell>
          <table:table-cell table:style-name="ce5" office:value-type="string" calcext:value-type="string">
            <text:p>A escola tem material esportivo ou para jogos e brincadeiras EM CONDIÇÕES DE USO?</text:p>
          </table:table-cell>
          <table:table-cell table:formula="of:=VALUE([.A259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6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6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26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material esportivo ou para jogos e brincadeiras</text:p>
          </table:table-cell>
          <table:table-cell table:formula="of:=VALUE([.A263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6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21</text:p>
          </table:table-cell>
          <table:table-cell table:style-name="ce5" office:value-type="string" calcext:value-type="string">
            <text:p>A escola tem vestiário EM CONDIÇÕES DE USO para os alunos?</text:p>
          </table:table-cell>
          <table:table-cell table:formula="of:=VALUE([.A265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6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6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26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vestiário</text:p>
          </table:table-cell>
          <table:table-cell table:formula="of:=VALUE([.A269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7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7</text:p>
          </table:table-cell>
          <table:table-cell table:style-name="ce5" office:value-type="string" calcext:value-type="string">
            <text:p>A escola tem vestiários separados para alunos e alunas EM CONDIÇÕES DE USO?</text:p>
          </table:table-cell>
          <table:table-cell table:formula="of:=VALUE([.A271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7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27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7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27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vestiários separados</text:p>
          </table:table-cell>
          <table:table-cell table:formula="of:=VALUE([.A276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7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22</text:p>
          </table:table-cell>
          <table:table-cell table:style-name="ce5" office:value-type="string" calcext:value-type="string">
            <text:p>A escola oferece atividades esportivas para os alunos fora do horário regular de aula?</text:p>
          </table:table-cell>
          <table:table-cell table:formula="of:=VALUE([.A27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7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, gratuito</text:p>
          </table:table-cell>
          <table:table-cell table:formula="of:=VALUE([.A28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Sim, pago</text:p>
          </table:table-cell>
          <table:table-cell table:formula="of:=VALUE([.A28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Sim, pago e gratuito</text:p>
          </table:table-cell>
          <table:table-cell table:formula="of:=VALUE([.A282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Não</text:p>
          </table:table-cell>
          <table:table-cell table:formula="of:=VALUE([.A283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8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8</text:p>
          </table:table-cell>
          <table:table-cell table:style-name="ce5" office:value-type="string" calcext:value-type="string">
            <text:p>A escola participa de jogos entre escolas?</text:p>
          </table:table-cell>
          <table:table-cell table:formula="of:=VALUE([.A285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8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8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28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8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39</text:p>
          </table:table-cell>
          <table:table-cell table:style-name="ce5" office:value-type="string" calcext:value-type="string">
            <text:p>A escola realiza jogos entre as classes, turmas ou turnos?</text:p>
          </table:table-cell>
          <table:table-cell table:formula="of:=VALUE([.A29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9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9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29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9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0</text:p>
          </table:table-cell>
          <table:table-cell table:style-name="ce5" office:value-type="string" calcext:value-type="string">
            <text:p>A escola possui alunos com deficiência ou com transtorno global do desenvolvimento?</text:p>
          </table:table-cell>
          <table:table-cell table:formula="of:=VALUE([.A295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29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29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29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29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1</text:p>
          </table:table-cell>
          <table:table-cell table:style-name="ce5" office:value-type="string" calcext:value-type="string">
            <text:p>A escola possui alunos com deficiência intelectual?</text:p>
          </table:table-cell>
          <table:table-cell table:formula="of:=VALUE([.A30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0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0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0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0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0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2</text:p>
          </table:table-cell>
          <table:table-cell table:style-name="ce5" office:value-type="string" calcext:value-type="string">
            <text:p>A escola possui alunos com transtornos do espectro do autismo?</text:p>
          </table:table-cell>
          <table:table-cell table:formula="of:=VALUE([.A306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0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0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0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1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1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3</text:p>
          </table:table-cell>
          <table:table-cell table:style-name="ce5" office:value-type="string" calcext:value-type="string">
            <text:p>A escola possui alunos com transtornos mentais e de comportamento?</text:p>
          </table:table-cell>
          <table:table-cell table:formula="of:=VALUE([.A31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1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1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1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1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1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4</text:p>
          </table:table-cell>
          <table:table-cell table:style-name="ce5" office:value-type="string" calcext:value-type="string">
            <text:p>A escola possui alunos com deficiência física?</text:p>
          </table:table-cell>
          <table:table-cell table:formula="of:=VALUE([.A31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1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2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2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2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2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5</text:p>
          </table:table-cell>
          <table:table-cell table:style-name="ce5" office:value-type="string" calcext:value-type="string">
            <text:p>A escola possui alunos com deficiência auditiva?</text:p>
          </table:table-cell>
          <table:table-cell table:formula="of:=VALUE([.A324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2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2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2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2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2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6</text:p>
          </table:table-cell>
          <table:table-cell table:style-name="ce5" office:value-type="string" calcext:value-type="string">
            <text:p>A escola possui alunos com deficiência visual?</text:p>
          </table:table-cell>
          <table:table-cell table:formula="of:=VALUE([.A33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3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3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3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3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35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107</text:p>
          </table:table-cell>
          <table:table-cell table:style-name="ce5" office:value-type="string" calcext:value-type="string">
            <text:p>A escola possui alunos com deficiência múltipla (2 ou mais deficiências ao mesmo tempo)?</text:p>
          </table:table-cell>
          <table:table-cell table:formula="of:=VALUE([.A336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3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3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3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4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4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108</text:p>
          </table:table-cell>
          <table:table-cell table:style-name="ce5" office:value-type="string" calcext:value-type="string">
            <text:p>A escola possui alunos com outras deficiências?</text:p>
          </table:table-cell>
          <table:table-cell table:formula="of:=VALUE([.A34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4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4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4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4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4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2</text:p>
          </table:table-cell>
          <table:table-cell table:style-name="ce5" office:value-type="string" calcext:value-type="string">
            <text:p>A escola oferece atividade física adaptada para alunos com deficiência?</text:p>
          </table:table-cell>
          <table:table-cell table:formula="of:=VALUE([.A34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4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5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5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35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53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3</text:p>
          </table:table-cell>
          <table:table-cell table:style-name="ce5" office:value-type="string" calcext:value-type="string">
            <text:p>A escola possui estrutura para assegurar a acessibilidade dos alunos com necessidades especiais?</text:p>
          </table:table-cell>
          <table:table-cell table:formula="of:=VALUE([.A354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5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5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35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58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401</text:p>
          </table:table-cell>
          <table:table-cell table:style-name="ce5" office:value-type="string" calcext:value-type="string">
            <text:p>A escola possui rampas de acesso? </text:p>
          </table:table-cell>
          <table:table-cell table:formula="of:=VALUE([.A359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6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6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6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6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6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402</text:p>
          </table:table-cell>
          <table:table-cell table:style-name="ce5" office:value-type="string" calcext:value-type="string">
            <text:p>A escola possui interior adequado para locomoção? </text:p>
          </table:table-cell>
          <table:table-cell table:formula="of:=VALUE([.A365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6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67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6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6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7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403</text:p>
          </table:table-cell>
          <table:table-cell table:style-name="ce5" office:value-type="string" calcext:value-type="string">
            <text:p>A escola possui móveis adequados para alunos com necessidade especiais? </text:p>
          </table:table-cell>
          <table:table-cell table:formula="of:=VALUE([.A371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7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7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7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7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7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404</text:p>
          </table:table-cell>
          <table:table-cell table:style-name="ce5" office:value-type="string" calcext:value-type="string">
            <text:p>A escola possui sanitário adequado para alunos com necessidades especiais?</text:p>
          </table:table-cell>
          <table:table-cell table:formula="of:=VALUE([.A377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7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79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8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8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8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5</text:p>
          </table:table-cell>
          <table:table-cell table:style-name="ce5" office:value-type="string" calcext:value-type="string">
            <text:p>A escola oferece comida (merenda escolar / almoço) para os estudantes?</text:p>
          </table:table-cell>
          <table:table-cell table:formula="of:=VALUE([.A383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8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8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38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8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601</text:p>
          </table:table-cell>
          <table:table-cell table:style-name="ce5" office:value-type="string" calcext:value-type="string">
            <text:p>A escola oferece comida (merenda escolar / almoço) para alunos do turno da manhã?</text:p>
          </table:table-cell>
          <table:table-cell table:formula="of:=VALUE([.A38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8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9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9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9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9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602</text:p>
          </table:table-cell>
          <table:table-cell table:style-name="ce5" office:value-type="string" calcext:value-type="string">
            <text:p>A escola oferece comida (merenda escolar / almoço) para alunos do turno intermediário?</text:p>
          </table:table-cell>
          <table:table-cell table:formula="of:=VALUE([.A394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39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39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39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39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39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603</text:p>
          </table:table-cell>
          <table:table-cell table:style-name="ce5" office:value-type="string" calcext:value-type="string">
            <text:p>A escola oferece comida (merenda escolar / almoço) para alunos do turno da tarde?</text:p>
          </table:table-cell>
          <table:table-cell table:formula="of:=VALUE([.A40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0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0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0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0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0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604</text:p>
          </table:table-cell>
          <table:table-cell table:style-name="ce5" office:value-type="string" calcext:value-type="string">
            <text:p>A escola oferece comida (merenda escolar / almoço) para alunos do turno da noite?</text:p>
          </table:table-cell>
          <table:table-cell table:formula="of:=VALUE([.A406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0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0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0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1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1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605</text:p>
          </table:table-cell>
          <table:table-cell table:style-name="ce5" office:value-type="string" calcext:value-type="string">
            <text:p>A escola oferece comida (merenda escolar / almoço) para alunos do turno integral?</text:p>
          </table:table-cell>
          <table:table-cell table:formula="of:=VALUE([.A41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1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1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1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1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17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606</text:p>
          </table:table-cell>
          <table:table-cell table:style-name="ce5" office:value-type="string" calcext:value-type="string">
            <text:p>A escola oferece comida (merenda escolar / almoço) para alunos em regime de internato?</text:p>
          </table:table-cell>
          <table:table-cell table:formula="of:=VALUE([.A41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1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2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2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2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23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607</text:p>
          </table:table-cell>
          <table:table-cell table:style-name="ce5" office:value-type="string" calcext:value-type="string">
            <text:p>A escola oferece comida (merenda escolar / almoço) para alunos do nível de Educação Infantil?</text:p>
          </table:table-cell>
          <table:table-cell table:formula="of:=VALUE([.A424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2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2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2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2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2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608</text:p>
          </table:table-cell>
          <table:table-cell table:style-name="ce5" office:value-type="string" calcext:value-type="string">
            <text:p>A escola oferece comida (merenda escolar / almoço) para alunos do 1º a 5º ano do Ensino Fundamental?</text:p>
          </table:table-cell>
          <table:table-cell table:formula="of:=VALUE([.A43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3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3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3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3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35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609</text:p>
          </table:table-cell>
          <table:table-cell table:style-name="ce5" office:value-type="string" calcext:value-type="string">
            <text:p>A escola oferece comida (merenda escolar / almoço) para alunos do 6º a 9º ano do Ensino Fundamental?</text:p>
          </table:table-cell>
          <table:table-cell table:formula="of:=VALUE([.A436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3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3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3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4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4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610</text:p>
          </table:table-cell>
          <table:table-cell table:style-name="ce5" office:value-type="string" calcext:value-type="string">
            <text:p>A escola oferece comida (merenda escolar / almoço) para alunos do Ensino Médio?</text:p>
          </table:table-cell>
          <table:table-cell table:formula="of:=VALUE([.A442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4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4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4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4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47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611</text:p>
          </table:table-cell>
          <table:table-cell table:style-name="ce5" office:value-type="string" calcext:value-type="string">
            <text:p>A escola oferece comida (merenda escolar / almoço) para alunos do nível de Educação de Jovens e Adultos (EJA)?</text:p>
          </table:table-cell>
          <table:table-cell table:formula="of:=VALUE([.A448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4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5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5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5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5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7</text:p>
          </table:table-cell>
          <table:table-cell table:style-name="ce5" office:value-type="string" calcext:value-type="string">
            <text:p>A escola tem cozinha EM CONDIÇÕES DE USO?</text:p>
          </table:table-cell>
          <table:table-cell table:formula="of:=VALUE([.A454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5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5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45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cozinha</text:p>
          </table:table-cell>
          <table:table-cell table:formula="of:=VALUE([.A458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5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48</text:p>
          </table:table-cell>
          <table:table-cell table:style-name="ce5" office:value-type="string" calcext:value-type="string">
            <text:p>A escola tem refeitório EM CONDIÇÕES DE USO? (espaço exclusivo para servir alimentação)</text:p>
          </table:table-cell>
          <table:table-cell table:formula="of:=VALUE([.A460])" office:value-type="string" office:string-value="" calcext:value-type="error">
            <text:p>Erro:502</text:p>
          </table:table-cell>
          <table:table-cell office:value-type="string" calcext:value-type="string">
            <text:p>ESCOL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6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6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46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refeitório</text:p>
          </table:table-cell>
          <table:table-cell table:formula="of:=VALUE([.A464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6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1</text:p>
          </table:table-cell>
          <table:table-cell table:style-name="ce5" office:value-type="string" calcext:value-type="string">
            <text:p>A escola tem cantina?</text:p>
          </table:table-cell>
          <table:table-cell table:formula="of:=VALUE([.A466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6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6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46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7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01</text:p>
          </table:table-cell>
          <table:table-cell table:style-name="ce5" office:value-type="string" calcext:value-type="string">
            <text:p>A cantina vende refrigerante?</text:p>
          </table:table-cell>
          <table:table-cell table:formula="of:=VALUE([.A471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7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7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7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7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76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02</text:p>
          </table:table-cell>
          <table:table-cell table:style-name="ce5" office:value-type="string" calcext:value-type="string">
            <text:p>A cantina vende suco ou refresco natural de frutas</text:p>
          </table:table-cell>
          <table:table-cell table:formula="of:=VALUE([.A477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7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79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8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8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82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2A03</text:p>
          </table:table-cell>
          <table:table-cell table:style-name="ce5" office:value-type="string" calcext:value-type="string">
            <text:p>A cantina vende bebicas açucaradas (suco artificial, chá gelado, isotônicos, águas com sabor, energéticos, leite de soja etc. Não contar bebida láctea)</text:p>
          </table:table-cell>
          <table:table-cell table:formula="of:=VALUE([.A483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8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85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8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8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88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04</text:p>
          </table:table-cell>
          <table:table-cell table:style-name="ce5" office:value-type="string" calcext:value-type="string">
            <text:p>A cantina vende leite ou bebida a base de leite (excluir leite de soja)</text:p>
          </table:table-cell>
          <table:table-cell table:formula="of:=VALUE([.A48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9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9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9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9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49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05</text:p>
          </table:table-cell>
          <table:table-cell table:style-name="ce5" office:value-type="string" calcext:value-type="string">
            <text:p>A cantina vende salgados fritos (coxinha, pastel, quibe, batata frita etc)</text:p>
          </table:table-cell>
          <table:table-cell table:formula="of:=VALUE([.A495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49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497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49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49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0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06</text:p>
          </table:table-cell>
          <table:table-cell table:style-name="ce5" office:value-type="string" calcext:value-type="string">
            <text:p>A cantina vende salgados assados (pastel, empada, esfirra etc)</text:p>
          </table:table-cell>
          <table:table-cell table:formula="of:=VALUE([.A501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0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0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0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0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06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2A07</text:p>
          </table:table-cell>
          <table:table-cell table:style-name="ce5" office:value-type="string" calcext:value-type="string">
            <text:p>A cantina vende salgadinhos industrializados vendidos em pacotes, tipo “chips” e outros (incluindo batata frita de pacote)</text:p>
          </table:table-cell>
          <table:table-cell table:formula="of:=VALUE([.A507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0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09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1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1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1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08</text:p>
          </table:table-cell>
          <table:table-cell table:style-name="ce5" office:value-type="string" calcext:value-type="string">
            <text:p>A cantina vende biscoitos ou bolachas salgadas ou doces</text:p>
          </table:table-cell>
          <table:table-cell table:formula="of:=VALUE([.A513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1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15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1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1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18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2A09</text:p>
          </table:table-cell>
          <table:table-cell table:style-name="ce5" office:value-type="string" calcext:value-type="string">
            <text:p>A cantina vende balas, confeitos, doces, chocolates, sorvetes, dim-dim, sacolé, chupe-chupe e outros</text:p>
          </table:table-cell>
          <table:table-cell table:formula="of:=VALUE([.A519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2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2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2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2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2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10</text:p>
          </table:table-cell>
          <table:table-cell table:style-name="ce5" office:value-type="string" calcext:value-type="string">
            <text:p>A cantina vende sanduíches (cachorro quente, misto quente, hambúrguer etc)</text:p>
          </table:table-cell>
          <table:table-cell table:formula="of:=VALUE([.A525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2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27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28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29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3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2A11</text:p>
          </table:table-cell>
          <table:table-cell table:style-name="ce5" office:value-type="string" calcext:value-type="string">
            <text:p>A cantina vende frutas frescas ou salada de frutas</text:p>
          </table:table-cell>
          <table:table-cell table:formula="of:=VALUE([.A531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3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3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3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3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36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3</text:p>
          </table:table-cell>
          <table:table-cell table:style-name="ce5" office:value-type="string" calcext:value-type="string">
            <text:p>Existe algum ponto alternativo de venda de produtos alimentícios dentro ou na entrada da escola? (ex: ambulante/carrocinha)</text:p>
          </table:table-cell>
          <table:table-cell table:formula="of:=VALUE([.A537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38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3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54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4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01</text:p>
          </table:table-cell>
          <table:table-cell table:style-name="ce5" office:value-type="string" calcext:value-type="string">
            <text:p>O ponto alternativo vende refrigerante?</text:p>
          </table:table-cell>
          <table:table-cell table:formula="of:=VALUE([.A542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4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4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4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4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4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02</text:p>
          </table:table-cell>
          <table:table-cell table:style-name="ce5" office:value-type="string" calcext:value-type="string">
            <text:p>O ponto alternativo vende suco ou refresco natural de frutas</text:p>
          </table:table-cell>
          <table:table-cell table:formula="of:=VALUE([.A548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4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5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5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5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53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4A03</text:p>
          </table:table-cell>
          <table:table-cell table:style-name="ce5" office:value-type="string" calcext:value-type="string">
            <text:p>O ponto alternativo vende bebicas açucaradas (suco artificial, chá gelado, isotônicos, águas com sabor, energéticos, leite de soja etc. Não contar bebida láctea)</text:p>
          </table:table-cell>
          <table:table-cell table:formula="of:=VALUE([.A554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5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5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5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5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59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04</text:p>
          </table:table-cell>
          <table:table-cell table:style-name="ce5" office:value-type="string" calcext:value-type="string">
            <text:p>O ponto alternativo vende leite ou bebida a base de leite (excluir leite de soja)</text:p>
          </table:table-cell>
          <table:table-cell table:formula="of:=VALUE([.A560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6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6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6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6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6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05</text:p>
          </table:table-cell>
          <table:table-cell table:style-name="ce5" office:value-type="string" calcext:value-type="string">
            <text:p>O ponto alternativo vende salgados fritos (coxinha, pastel, quibe, batata frita etc)</text:p>
          </table:table-cell>
          <table:table-cell table:formula="of:=VALUE([.A566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6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6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6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7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7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06</text:p>
          </table:table-cell>
          <table:table-cell table:style-name="ce5" office:value-type="string" calcext:value-type="string">
            <text:p>O ponto alternativo vender salgados assados (pastel, empada, esfirra etc)</text:p>
          </table:table-cell>
          <table:table-cell table:formula="of:=VALUE([.A572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7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7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7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7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77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4A07</text:p>
          </table:table-cell>
          <table:table-cell table:style-name="ce5" office:value-type="string" calcext:value-type="string">
            <text:p>O ponto alternativo vende salgadinhos industrializados vendidos em pacotes, tipo “chips” e outros (incluindo batata frita de pacote)</text:p>
          </table:table-cell>
          <table:table-cell table:formula="of:=VALUE([.A578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7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8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8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8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8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08</text:p>
          </table:table-cell>
          <table:table-cell table:style-name="ce5" office:value-type="string" calcext:value-type="string">
            <text:p>O ponto alternativo vende biscoitos ou bolachas salgadas ou doces</text:p>
          </table:table-cell>
          <table:table-cell table:formula="of:=VALUE([.A584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8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86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8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8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8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14A09</text:p>
          </table:table-cell>
          <table:table-cell table:style-name="ce5" office:value-type="string" calcext:value-type="string">
            <text:p>O ponto alternativo vende balas, confeitos, doces, chocolates, sorvetes, dim-dim, sacolé, chupe-chupe e outros</text:p>
          </table:table-cell>
          <table:table-cell table:formula="of:=VALUE([.A590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9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92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9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59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59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10</text:p>
          </table:table-cell>
          <table:table-cell table:style-name="ce5" office:value-type="string" calcext:value-type="string">
            <text:p>O ponto alternativo vende sanduíches (cachorro quente, misto quente, hambúrguer etc)</text:p>
          </table:table-cell>
          <table:table-cell table:formula="of:=VALUE([.A596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59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59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59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60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01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14A11</text:p>
          </table:table-cell>
          <table:table-cell table:style-name="ce5" office:value-type="string" calcext:value-type="string">
            <text:p>O ponto alternativo vende frutas frescas ou salada de frutas</text:p>
          </table:table-cell>
          <table:table-cell table:formula="of:=VALUE([.A602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03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604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0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Não</text:p>
          </table:table-cell>
          <table:table-cell table:formula="of:=VALUE([.A60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0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49</text:p>
          </table:table-cell>
          <table:table-cell table:style-name="ce5" office:value-type="string" calcext:value-type="string">
            <text:p>A escola tem horta?</text:p>
          </table:table-cell>
          <table:table-cell table:formula="of:=VALUE([.A608])" office:value-type="string" office:string-value="" calcext:value-type="error">
            <text:p>Erro:502</text:p>
          </table:table-cell>
          <table:table-cell office:value-type="string" calcext:value-type="string">
            <text:p>ALIMENT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0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1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1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1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50</text:p>
          </table:table-cell>
          <table:table-cell table:style-name="ce5" office:value-type="string" calcext:value-type="string">
            <text:p>A escola tem água potável (adequada para beber) para uso dos alunos?</text:p>
          </table:table-cell>
          <table:table-cell table:formula="of:=VALUE([.A613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1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1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1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água</text:p>
          </table:table-cell>
          <table:table-cell table:formula="of:=VALUE([.A617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18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51</text:p>
          </table:table-cell>
          <table:table-cell table:style-name="ce5" office:value-type="string" calcext:value-type="string">
            <text:p>NOS ÚLTIMOS 12 MESES, alguma vez a água da escola foi testada quanto a sua potabilidade (se é adequada para beber)?</text:p>
          </table:table-cell>
          <table:table-cell table:formula="of:=VALUE([.A619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table:style-name="ce2" office:value-type="float" office:value="-2" calcext:value-type="float">
            <text:p>-2</text:p>
          </table:table-cell>
          <table:table-cell table:style-name="ce6" office:value-type="string" calcext:value-type="string">
            <text:p>Dados não disponíveis</text:p>
          </table:table-cell>
          <table:table-cell table:formula="of:=VALUE([.A62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-1" calcext:value-type="float">
            <text:p>-1</text:p>
          </table:table-cell>
          <table:table-cell table:style-name="ce6" office:value-type="string" calcext:value-type="string">
            <text:p>Pulo no questionário</text:p>
          </table:table-cell>
          <table:table-cell table:formula="of:=VALUE([.A621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2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2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sabe</text:p>
          </table:table-cell>
          <table:table-cell table:formula="of:=VALUE([.A624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25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52</text:p>
          </table:table-cell>
          <table:table-cell table:style-name="ce5" office:value-type="string" calcext:value-type="string">
            <text:p>Qual é a principal fonte de água potável (adequada para beber) da escola?</text:p>
          </table:table-cell>
          <table:table-cell table:formula="of:=VALUE([.A626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27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628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Rede de abastecimento de água</text:p>
          </table:table-cell>
          <table:table-cell table:formula="of:=VALUE([.A629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Poço ou nascente</text:p>
          </table:table-cell>
          <table:table-cell table:formula="of:=VALUE([.A630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Água de chuva (cisterna)</text:p>
          </table:table-cell>
          <table:table-cell table:formula="of:=VALUE([.A631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Açude, lago ou rio</text:p>
          </table:table-cell>
          <table:table-cell table:formula="of:=VALUE([.A632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Outra fonte</text:p>
          </table:table-cell>
          <table:table-cell table:formula="of:=VALUE([.A633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3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53</text:p>
          </table:table-cell>
          <table:table-cell table:style-name="ce5" office:value-type="string" calcext:value-type="string">
            <text:p>A escola tem banheiros EM CONDIÇÕES DE USO?</text:p>
          </table:table-cell>
          <table:table-cell table:formula="of:=VALUE([.A635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3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3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63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banheiro</text:p>
          </table:table-cell>
          <table:table-cell table:formula="of:=VALUE([.A639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40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54</text:p>
          </table:table-cell>
          <table:table-cell table:style-name="ce5" office:value-type="string" calcext:value-type="string">
            <text:p>A escola tem banheiros separados para alunos e alunas EM CONDIÇÕES DE USO?</text:p>
          </table:table-cell>
          <table:table-cell table:formula="of:=VALUE([.A641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4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643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44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645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banheiros separados</text:p>
          </table:table-cell>
          <table:table-cell table:formula="of:=VALUE([.A646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4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55</text:p>
          </table:table-cell>
          <table:table-cell table:style-name="ce5" office:value-type="string" calcext:value-type="string">
            <text:p>A escola oferece papel higiênico para uso nos banheiros da escola?</text:p>
          </table:table-cell>
          <table:table-cell table:formula="of:=VALUE([.A648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4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65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5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5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53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56</text:p>
          </table:table-cell>
          <table:table-cell table:style-name="ce5" office:value-type="string" calcext:value-type="string">
            <text:p>A escola tem pia ou lavatório EM CONDIÇÕES DE USO onde os estudantes possam lavar as mãos depois de ir ao banheiro e/ou antes das refeições?</text:p>
          </table:table-cell>
          <table:table-cell table:formula="of:=VALUE([.A654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5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5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 em condições de uso</text:p>
          </table:table-cell>
          <table:table-cell table:formula="of:=VALUE([.A65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pia ou lavatório</text:p>
          </table:table-cell>
          <table:table-cell table:formula="of:=VALUE([.A658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5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57</text:p>
          </table:table-cell>
          <table:table-cell table:style-name="ce5" office:value-type="string" calcext:value-type="string">
            <text:p>A escola oferece sabão para que os alunos lavem as mãos após usar o banheiro e/ou antes das refeições?</text:p>
          </table:table-cell>
          <table:table-cell table:formula="of:=VALUE([.A660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6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6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6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6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58</text:p>
          </table:table-cell>
          <table:table-cell table:style-name="ce5" office:value-type="string" calcext:value-type="string">
            <text:p>Normalmente, com que frequência a remoção do lixo é feita pela escola?</text:p>
          </table:table-cell>
          <table:table-cell table:formula="of:=VALUE([.A665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6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enhum dia por semana</text:p>
          </table:table-cell>
          <table:table-cell table:formula="of:=VALUE([.A66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1 a 2 dias por semana</text:p>
          </table:table-cell>
          <table:table-cell table:formula="of:=VALUE([.A66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3 a 4 dias por semana</text:p>
          </table:table-cell>
          <table:table-cell table:formula="of:=VALUE([.A669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5 a 6 dias por semana</text:p>
          </table:table-cell>
          <table:table-cell table:formula="of:=VALUE([.A670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Todos os dias da semana</text:p>
          </table:table-cell>
          <table:table-cell table:formula="of:=VALUE([.A671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72])" office:value-type="float" office:value="9" calcext:value-type="float">
            <text:p>9</text:p>
          </table:table-cell>
          <table:table-cell table:number-columns-repeated="1021"/>
        </table:table-row>
        <table:table-row table:style-name="ro4">
          <table:table-cell table:style-name="ce4" office:value-type="string" calcext:value-type="string">
            <text:p>VE01P25</text:p>
          </table:table-cell>
          <table:table-cell table:style-name="ce5" office:value-type="string" calcext:value-type="string">
            <text:p>NOS ÚLTIMOS 12 MESES, com que frequência, a localidade onde a escola está situada foi considerada área de risco em termos de violência (roubos, furtos, assaltos, troca de tiros, consumo de drogas, homicídios etc)?</text:p>
          </table:table-cell>
          <table:table-cell table:formula="of:=VALUE([.A673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7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enhuma vez</text:p>
          </table:table-cell>
          <table:table-cell table:formula="of:=VALUE([.A67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Raramente</text:p>
          </table:table-cell>
          <table:table-cell table:formula="of:=VALUE([.A67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Às vezes</text:p>
          </table:table-cell>
          <table:table-cell table:formula="of:=VALUE([.A677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Na maior parte do tempo</text:p>
          </table:table-cell>
          <table:table-cell table:formula="of:=VALUE([.A678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5</text:p>
          </table:table-cell>
          <table:table-cell office:value-type="string" calcext:value-type="string">
            <text:p>Em todo período</text:p>
          </table:table-cell>
          <table:table-cell table:formula="of:=VALUE([.A679])" office:value-type="float" office:value="5" calcext:value-type="float">
            <text:p>5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80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59</text:p>
          </table:table-cell>
          <table:table-cell table:style-name="ce5" office:value-type="string" calcext:value-type="string">
            <text:p>NOS ÚLTIMOS 12 MESES, a escola teve que suspender ou interromper suas aulas por motivo de segurança em termos de violência?</text:p>
          </table:table-cell>
          <table:table-cell table:formula="of:=VALUE([.A681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82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Nenhuma vez</text:p>
          </table:table-cell>
          <table:table-cell table:formula="of:=VALUE([.A683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1 vez</text:p>
          </table:table-cell>
          <table:table-cell table:formula="of:=VALUE([.A684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2 a 4 vezes</text:p>
          </table:table-cell>
          <table:table-cell table:formula="of:=VALUE([.A685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4</text:p>
          </table:table-cell>
          <table:table-cell office:value-type="string" calcext:value-type="string">
            <text:p>5 ou mais vezes</text:p>
          </table:table-cell>
          <table:table-cell table:formula="of:=VALUE([.A686])" office:value-type="float" office:value="4" calcext:value-type="float">
            <text:p>4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87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60</text:p>
          </table:table-cell>
          <table:table-cell table:style-name="ce5" office:value-type="string" calcext:value-type="string">
            <text:p>A escola tem algum grupo ou comitê responsável por orientar ou coordenar ações e/ou atividades relacionadas à saúde?</text:p>
          </table:table-cell>
          <table:table-cell table:formula="of:=VALUE([.A688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8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90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91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table:style-name="ce2" office:value-type="float" office:value="9" calcext:value-type="float">
            <text:p>9</text:p>
          </table:table-cell>
          <table:table-cell table:style-name="ce6" office:value-type="string" calcext:value-type="string">
            <text:p>Não informado</text:p>
          </table:table-cell>
          <table:table-cell table:formula="of:=VALUE([.A692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61</text:p>
          </table:table-cell>
          <table:table-cell table:style-name="ce5" office:value-type="string" calcext:value-type="string">
            <text:p>A escola aderiu ao Programa Saúde da Escola (PSE)?</text:p>
          </table:table-cell>
          <table:table-cell table:formula="of:=VALUE([.A693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94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695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696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697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62</text:p>
          </table:table-cell>
          <table:table-cell table:style-name="ce5" office:value-type="string" calcext:value-type="string">
            <text:p>A escola implementa ações do Programa Saúde da Escola (PSE)?</text:p>
          </table:table-cell>
          <table:table-cell table:formula="of:=VALUE([.A698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699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office:value-type="string" calcext:value-type="string">
            <text:p>Pulo no questionário</text:p>
          </table:table-cell>
          <table:table-cell table:formula="of:=VALUE([.A700])" office:value-type="float" office:value="-1" calcext:value-type="float">
            <text:p>-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0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0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0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63</text:p>
          </table:table-cell>
          <table:table-cell table:style-name="ce5" office:value-type="string" calcext:value-type="string">
            <text:p>Sua escola implementa ações do Programa Mais Educação?</text:p>
          </table:table-cell>
          <table:table-cell table:formula="of:=VALUE([.A704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0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0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0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08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64</text:p>
          </table:table-cell>
          <table:table-cell table:style-name="ce5" office:value-type="string" calcext:value-type="string">
            <text:p>A escola realiza ações conjuntas com Unidade Básica de Saúde ou Equipe de Saúde da Família ou Equipe de Atenção Básica?</text:p>
          </table:table-cell>
          <table:table-cell table:formula="of:=VALUE([.A709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1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1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1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13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65</text:p>
          </table:table-cell>
          <table:table-cell table:style-name="ce5" office:value-type="string" calcext:value-type="string">
            <text:p>A escola mantém registros sobre a caderneta de vacinação dos escolares?</text:p>
          </table:table-cell>
          <table:table-cell table:formula="of:=VALUE([.A714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1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1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1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18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66</text:p>
          </table:table-cell>
          <table:table-cell table:style-name="ce5" office:value-type="string" calcext:value-type="string">
            <text:p>A escola mantém outros registros sobre a saúde dos escolares? (histórico clínico, ocorrência de alergias, acidentes, tipo sanguíneo, doenças etc)</text:p>
          </table:table-cell>
          <table:table-cell table:formula="of:=VALUE([.A719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20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21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22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23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67</text:p>
          </table:table-cell>
          <table:table-cell table:style-name="ce5" office:value-type="string" calcext:value-type="string">
            <text:p>A escola tem material e/ou medicamentos de Primeiros Socorros mantidos em local adequado?</text:p>
          </table:table-cell>
          <table:table-cell table:formula="of:=VALUE([.A724])" office:value-type="string" office:string-value="" calcext:value-type="error">
            <text:p>Erro:502</text:p>
          </table:table-cell>
          <table:table-cell office:value-type="string" calcext:value-type="string">
            <text:p>SAUDE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25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26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 está(ão) em local adequado.</text:p>
          </table:table-cell>
          <table:table-cell table:formula="of:=VALUE([.A727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3</text:p>
          </table:table-cell>
          <table:table-cell office:value-type="string" calcext:value-type="string">
            <text:p>Não tem material e/ou medicamentos de Primeiros Socorros</text:p>
          </table:table-cell>
          <table:table-cell table:formula="of:=VALUE([.A728])" office:value-type="float" office:value="3" calcext:value-type="float">
            <text:p>3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2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26</text:p>
          </table:table-cell>
          <table:table-cell table:style-name="ce5" office:value-type="string" calcext:value-type="string">
            <text:p>A escola tem conhecimento de consumo de cigarro por professores nas suas dependências?</text:p>
          </table:table-cell>
          <table:table-cell table:formula="of:=VALUE([.A730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3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3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3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34])"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VE01P27</text:p>
          </table:table-cell>
          <table:table-cell table:style-name="ce5" office:value-type="string" calcext:value-type="string">
            <text:p>A escola tem conhecimento de consumo de cigarro por alunos nas suas dependências?</text:p>
          </table:table-cell>
          <table:table-cell table:formula="of:=VALUE([.A735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3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3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3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3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28A</text:p>
          </table:table-cell>
          <table:table-cell table:style-name="ce5" office:value-type="string" calcext:value-type="string">
            <text:p>A escola tem alguma política, norma ou regra escrita que proíba o uso do tabaco nas suas dependências?</text:p>
          </table:table-cell>
          <table:table-cell table:formula="of:=VALUE([.A740])" office:value-type="string" office:string-value="" calcext:value-type="error">
            <text:p>Erro:502</text:p>
          </table:table-cell>
          <table:table-cell office:value-type="string" calcext:value-type="string">
            <text:p>TABAGISMO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4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4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4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44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68</text:p>
          </table:table-cell>
          <table:table-cell table:style-name="ce5" office:value-type="string" calcext:value-type="string">
            <text:p>A escola tem alguma política, norma ou regra escrita que proíba o consumo de bebidas alcoólicas nas suas dependências?</text:p>
          </table:table-cell>
          <table:table-cell table:formula="of:=VALUE([.A745])" office:value-type="string" office:string-value="" calcext:value-type="error">
            <text:p>Erro:502</text:p>
          </table:table-cell>
          <table:table-cell office:value-type="string" calcext:value-type="string">
            <text:p>ALCOOL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4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4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4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4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69</text:p>
          </table:table-cell>
          <table:table-cell table:style-name="ce5" office:value-type="string" calcext:value-type="string">
            <text:p>A escola tem alguma política, norma ou regra escrita que proíba o uso de drogas ilícitas nas suas dependências?</text:p>
          </table:table-cell>
          <table:table-cell table:formula="of:=VALUE([.A750])" office:value-type="string" office:string-value="" calcext:value-type="error">
            <text:p>Erro:502</text:p>
          </table:table-cell>
          <table:table-cell office:value-type="string" calcext:value-type="string">
            <text:p>DROGAS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5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5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5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54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70</text:p>
          </table:table-cell>
          <table:table-cell table:style-name="ce5" office:value-type="string" calcext:value-type="string">
            <text:p>A escola tem alguma política, norma ou regra escrita que proíba bullying nas suas dependências?</text:p>
          </table:table-cell>
          <table:table-cell table:formula="of:=VALUE([.A755])" office:value-type="string" office:string-value="" calcext:value-type="error">
            <text:p>Erro:502</text:p>
          </table:table-cell>
          <table:table-cell office:value-type="string" calcext:value-type="string">
            <text:p>BULLYING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5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5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5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59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71</text:p>
          </table:table-cell>
          <table:table-cell table:style-name="ce5" office:value-type="string" calcext:value-type="string">
            <text:p>A escola tem alguma política, norma ou regra escrita que proíba brigas nas suas dependências?</text:p>
          </table:table-cell>
          <table:table-cell table:formula="of:=VALUE([.A760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61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62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63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64])" office:value-type="float" office:value="9" calcext:value-type="float">
            <text:p>9</text:p>
          </table:table-cell>
          <table:table-cell table:number-columns-repeated="1021"/>
        </table:table-row>
        <table:table-row table:style-name="ro3">
          <table:table-cell table:style-name="ce4" office:value-type="string" calcext:value-type="string">
            <text:p>VE01P72</text:p>
          </table:table-cell>
          <table:table-cell table:style-name="ce5" office:value-type="string" calcext:value-type="string">
            <text:p>A escola tem alguma política, norma ou regra escrita que proíba punição física dos estudantes pelos professores ou funcionários nas suas dependências?</text:p>
          </table:table-cell>
          <table:table-cell table:formula="of:=VALUE([.A765])" office:value-type="string" office:string-value="" calcext:value-type="error">
            <text:p>Erro:502</text:p>
          </table:table-cell>
          <table:table-cell office:value-type="string" calcext:value-type="string">
            <text:p>VIOLENCIA</text:p>
          </table:table-cell>
          <table:table-cell table:number-columns-repeated="1020"/>
        </table:table-row>
        <table:table-row table:style-name="ro2" table:visibility="filter">
          <table:table-cell office:value-type="float" office:value="-2" calcext:value-type="float">
            <text:p>-2</text:p>
          </table:table-cell>
          <table:table-cell office:value-type="string" calcext:value-type="string">
            <text:p>Dados não disponíveis</text:p>
          </table:table-cell>
          <table:table-cell table:formula="of:=VALUE([.A766])" office:value-type="float" office:value="-2" calcext:value-type="float">
            <text:p>-2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1</text:p>
          </table:table-cell>
          <table:table-cell office:value-type="string" calcext:value-type="string">
            <text:p>Sim</text:p>
          </table:table-cell>
          <table:table-cell table:formula="of:=VALUE([.A767])" office:value-type="float" office:value="1" calcext:value-type="float">
            <text:p>1</text:p>
          </table:table-cell>
          <table:table-cell table:number-columns-repeated="1021"/>
        </table:table-row>
        <table:table-row table:style-name="ro2" table:visibility="filter">
          <table:table-cell office:value-type="string" calcext:value-type="string">
            <text:p>2</text:p>
          </table:table-cell>
          <table:table-cell office:value-type="string" calcext:value-type="string">
            <text:p>Não</text:p>
          </table:table-cell>
          <table:table-cell table:formula="of:=VALUE([.A768])" office:value-type="float" office:value="2" calcext:value-type="float">
            <text:p>2</text:p>
          </table:table-cell>
          <table:table-cell table:number-columns-repeated="1021"/>
        </table:table-row>
        <table:table-row table:style-name="ro2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Não informado</text:p>
          </table:table-cell>
          <table:table-cell table:formula="of:=VALUE([.A769])" office:value-type="float" office:value="9" calcext:value-type="float">
            <text:p>9</text:p>
          </table:table-cell>
          <table:table-cell table:number-columns-repeated="1021"/>
        </table:table-row>
        <table:table-row table:style-name="ro1">
          <table:table-cell table:style-name="ce14" office:value-type="string" calcext:value-type="string">
            <text:p>V0041</text:p>
          </table:table-cell>
          <table:table-cell table:style-name="ce16" office:value-type="string" calcext:value-type="string">
            <text:p>Tipo de escola privada</text:p>
          </table:table-cell>
          <table:table-cell table:formula="of:=VALUE([.A770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 table:visibility="filter">
          <table:table-cell office:value-type="float" office:value="-1" calcext:value-type="float">
            <text:p>-1</text:p>
          </table:table-cell>
          <table:table-cell table:style-name="ce6" office:value-type="string" calcext:value-type="string">
            <text:p>Pulo no questionário</text:p>
          </table:table-cell>
          <table:table-cell table:formula="of:=VALUE([.A771])" office:value-type="float" office:value="-1" calcext:value-type="float">
            <text:p>-1</text:p>
          </table:table-cell>
          <table:table-cell table:number-columns-repeated="1021"/>
        </table:table-row>
        <table:table-row table:style-name="ro1" table:visibility="filter">
          <table:table-cell table:style-name="ce15" office:value-type="float" office:value="1" calcext:value-type="float">
            <text:p>1</text:p>
          </table:table-cell>
          <table:table-cell table:style-name="ce13" office:value-type="string" calcext:value-type="string">
            <text:p>Particular</text:p>
          </table:table-cell>
          <table:table-cell table:formula="of:=VALUE([.A772])" office:value-type="float" office:value="1" calcext:value-type="float">
            <text:p>1</text:p>
          </table:table-cell>
          <table:table-cell table:number-columns-repeated="1021"/>
        </table:table-row>
        <table:table-row table:style-name="ro1" table:visibility="filter">
          <table:table-cell table:style-name="ce15" office:value-type="float" office:value="2" calcext:value-type="float">
            <text:p>2</text:p>
          </table:table-cell>
          <table:table-cell table:style-name="ce13" office:value-type="string" calcext:value-type="string">
            <text:p>Comunitária</text:p>
          </table:table-cell>
          <table:table-cell table:formula="of:=VALUE([.A773])" office:value-type="float" office:value="2" calcext:value-type="float">
            <text:p>2</text:p>
          </table:table-cell>
          <table:table-cell table:number-columns-repeated="1021"/>
        </table:table-row>
        <table:table-row table:style-name="ro1" table:visibility="filter">
          <table:table-cell table:style-name="ce15" office:value-type="float" office:value="3" calcext:value-type="float">
            <text:p>3</text:p>
          </table:table-cell>
          <table:table-cell table:style-name="ce13" office:value-type="string" calcext:value-type="string">
            <text:p>Confessional</text:p>
          </table:table-cell>
          <table:table-cell table:formula="of:=VALUE([.A774])" office:value-type="float" office:value="3" calcext:value-type="float">
            <text:p>3</text:p>
          </table:table-cell>
          <table:table-cell table:number-columns-repeated="1021"/>
        </table:table-row>
        <table:table-row table:style-name="ro1" table:visibility="filter">
          <table:table-cell table:style-name="ce15" office:value-type="float" office:value="4" calcext:value-type="float">
            <text:p>4</text:p>
          </table:table-cell>
          <table:table-cell table:style-name="ce13" office:value-type="string" calcext:value-type="string">
            <text:p>Filantrópica</text:p>
          </table:table-cell>
          <table:table-cell table:formula="of:=VALUE([.A775])"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table:style-name="ce4" office:value-type="string" calcext:value-type="string">
            <text:p>ESTRATOGEOREG</text:p>
          </table:table-cell>
          <table:table-cell table:style-name="ce5" office:value-type="string" calcext:value-type="string">
            <text:p>Indicador de estrato georeg</text:p>
          </table:table-cell>
          <table:table-cell table:formula="of:=VALUE([.A776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STRATO_EXP</text:p>
          </table:table-cell>
          <table:table-cell table:style-name="ce5" office:value-type="string" calcext:value-type="string">
            <text:p>Expressão do estrato</text:p>
          </table:table-cell>
          <table:table-cell table:formula="of:=VALUE([.A777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PESO</text:p>
          </table:table-cell>
          <table:table-cell table:style-name="ce5" office:value-type="string" calcext:value-type="string">
            <text:p>Peso do aluno de acordo com a amostra, utilizado para expansão</text:p>
          </table:table-cell>
          <table:table-cell table:formula="of:=VALUE([.A778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aluno</text:p>
          </table:table-cell>
          <table:table-cell table:style-name="ce5" office:value-type="string" calcext:value-type="string">
            <text:p>contador de aluno</text:p>
          </table:table-cell>
          <table:table-cell table:formula="of:=VALUE([.A779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escola</text:p>
          </table:table-cell>
          <table:table-cell table:style-name="ce5" office:value-type="string" calcext:value-type="string">
            <text:p>UPA (unidade primária de amostragem)</text:p>
          </table:table-cell>
          <table:table-cell table:formula="of:=VALUE([.A780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turma</text:p>
          </table:table-cell>
          <table:table-cell table:style-name="ce5" office:value-type="string" calcext:value-type="string">
            <text:p>USA (unidade secundária de amostragem)</text:p>
          </table:table-cell>
          <table:table-cell table:formula="of:=VALUE([.A781])" office:value-type="string" office:string-value="" calcext:value-type="error">
            <text:p>Erro:502</text:p>
          </table:table-cell>
          <table:table-cell office:value-type="string" calcext:value-type="string">
            <text:p>CADASTRO</text:p>
          </table:table-cell>
          <table:table-cell table:number-columns-repeated="1020"/>
        </table:table-row>
        <table:table-row table:style-name="ro1" table:number-rows-repeated="104779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AMOSTRA1_ALUNO.A1:AMOSTRA1_ALUNO.D1230" table:display-filter-buttons="true" table:orientation="column"/>
        <table:database-range table:name="__Anonymous_Sheet_DB__1" table:target-range-address="AMOSTRA1_ESCOLA.A1:AMOSTRA1_ESCOLA.D781" table:display-filter-buttons="true" table:orientation="column">
          <table:filter>
            <table:filter-and>
              <table:filter-condition table:field-number="2" table:value="Erro:502" table:operator="=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100" style:font-size-asian="12pt" style:font-style-asian="normal" style:font-weight-asian="100" style:font-name-complex="Times New Roman" style:font-size-complex="12pt" style:font-style-complex="normal" style:font-weight-complex="10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7:23:06.95134501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MOSTRA1_5f_ALUNO" style:display-name="PageStyle_AMOSTRA1_ALUNO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  <style:master-page style:name="PageStyle_5f_AMOSTRA1_5f_ESCOLA" style:display-name="PageStyle_AMOSTRA1_ESCOL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HTML clipboard</dc:title>
    <meta:creation-date>2016-08-23T12:04:15.512000000</meta:creation-date>
    <dc:date>2019-06-22T19:07:47.215586637</dc:date>
    <meta:editing-cycles>37</meta:editing-cycles>
    <meta:editing-duration>PT8H18M13S</meta:editing-duration>
    <meta:generator>LibreOffice/6.0.7.3$Linux_X86_64 LibreOffice_project/00m0$Build-3</meta:generator>
    <meta:document-statistic meta:table-count="2" meta:cell-count="6339" meta:object-count="0"/>
  </office:meta>
</office:document-meta>
</file>